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84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4.126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2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  <style:style style:name="ce2" style:family="table-cell" style:parent-style-name="Defaul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intermédiaire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column table:style-name="co4" table:number-columns-repeated="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iste ou non</text:p>
          </table:table-cell>
          <table:table-cell office:value-type="string" calcext:value-type="string">
            <text:p>NomPaysANG</text:p>
          </table:table-cell>
          <table:table-cell office:value-type="string" calcext:value-type="string">
            <text:p>IdPays</text:p>
          </table:table-cell>
          <table:table-cell office:value-type="string" calcext:value-type="string">
            <text:p>IdCountry</text:p>
          </table:table-cell>
          <table:table-cell office:value-type="string" calcext:value-type="string">
            <text:p>country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Andorr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table:number-columns-repeated="8"/>
          <table:table-cell office:value-type="string" calcext:value-type="string">
            <text:p>37.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5.7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th Africa</text:p>
          </table:table-cell>
          <table:table-cell table:number-columns-repeated="6"/>
          <table:table-cell office:value-type="string" calcext:value-type="string">
            <text:p>50.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48.1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ahama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ania</text:p>
          </table:table-cell>
          <table:table-cell table:number-columns-repeated="7"/>
          <table:table-cell office:value-type="string" calcext:value-type="string">
            <text:p>46.3</text:p>
          </table:table-cell>
          <table:table-cell/>
          <table:table-cell office:value-type="string" calcext:value-type="string">
            <text:p>54.9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6.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8.8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arbados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table:number-columns-repeated="10"/>
          <table:table-cell office:value-type="string" calcext:value-type="string">
            <text:p>54.6</text:p>
          </table:table-cell>
          <table:table-cell office:value-type="string" calcext:value-type="string">
            <text:p>53.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63.5</text:p>
          </table:table-cell>
          <table:table-cell/>
          <table:table-cell office:value-type="string" calcext:value-type="string">
            <text:p>53.4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50.1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ermuda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rmany</text:p>
          </table:table-cell>
          <table:table-cell table:number-columns-repeated="5"/>
          <table:table-cell office:value-type="string" calcext:value-type="string">
            <text:p>66.2</text:p>
          </table:table-cell>
          <table:table-cell/>
          <table:table-cell office:value-type="string" calcext:value-type="string">
            <text:p>64.2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66.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70.8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runei Darussalam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ola</text:p>
          </table:table-cell>
          <table:table-cell table:number-columns-repeated="11"/>
          <table:table-cell office:value-type="string" calcext:value-type="string">
            <text:p>55.9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37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Cabo Verde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udi Arabia</text:p>
          </table:table-cell>
          <table:table-cell table:number-columns-repeated="5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72.7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63.1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64.1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North Korea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gentina</text:p>
          </table:table-cell>
          <table:table-cell table:number-columns-repeated="6"/>
          <table:table-cell office:value-type="string" calcext:value-type="string">
            <text:p>63.1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66.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59.7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Dominica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menia</text:p>
          </table:table-cell>
          <table:table-cell table:number-columns-repeated="6"/>
          <table:table-cell office:value-type="string" calcext:value-type="string">
            <text:p>42.9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46.8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Eritrea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stralia</text:p>
          </table:table-cell>
          <table:table-cell table:number-columns-repeated="5"/>
          <table:table-cell office:value-type="string" calcext:value-type="string">
            <text:p>73.4</text:p>
          </table:table-cell>
          <table:table-cell/>
          <table:table-cell office:value-type="string" calcext:value-type="string">
            <text:p>72.9</text:p>
          </table:table-cell>
          <table:table-cell office:value-type="string" calcext:value-type="string">
            <text:p>72.5</text:p>
          </table:table-cell>
          <table:table-cell/>
          <table:table-cell office:value-type="string" calcext:value-type="string">
            <text:p>74.5</text:p>
          </table:table-cell>
          <table:table-cell office:value-type="string" calcext:value-type="string">
            <text:p>74.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71.8</text:p>
          </table:table-cell>
          <table:table-cell office:value-type="string" calcext:value-type="string">
            <text:p>72.2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Faroe Islands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stria</text:p>
          </table:table-cell>
          <table:table-cell table:number-columns-repeated="6"/>
          <table:table-cell office:value-type="string" calcext:value-type="string">
            <text:p>71.2</text:p>
          </table:table-cell>
          <table:table-cell/>
          <table:table-cell office:value-type="string" calcext:value-type="string">
            <text:p>71.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74.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72.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2.9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Fiji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zerbaijan</text:p>
          </table:table-cell>
          <table:table-cell table:number-columns-repeated="6"/>
          <table:table-cell office:value-type="string" calcext:value-type="string">
            <text:p>47.3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54.8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1.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51.6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ibraltar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hrain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62.3</text:p>
          </table:table-cell>
          <table:table-cell/>
          <table:table-cell office:value-type="string" calcext:value-type="string">
            <text:p>62.3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renada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angladesh</text:p>
          </table:table-cell>
          <table:table-cell table:number-columns-repeated="6"/>
          <table:table-cell office:value-type="string" calcext:value-type="string">
            <text:p>43.2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43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8.3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reenland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larus</text:p>
          </table:table-cell>
          <table:table-cell table:number-columns-repeated="6"/>
          <table:table-cell office:value-type="string" calcext:value-type="string">
            <text:p>56.6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5.4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uernsey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lgium</text:p>
          </table:table-cell>
          <table:table-cell table:number-columns-repeated="5"/>
          <table:table-cell office:value-type="string" calcext:value-type="string">
            <text:p>72.6</text:p>
          </table:table-cell>
          <table:table-cell/>
          <table:table-cell office:value-type="string" calcext:value-type="string">
            <text:p>72.2</text:p>
          </table:table-cell>
          <table:table-cell office:value-type="string" calcext:value-type="string">
            <text:p>71.2</text:p>
          </table:table-cell>
          <table:table-cell/>
          <table:table-cell office:value-type="string" calcext:value-type="string">
            <text:p>68.5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69.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8.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68.6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Equatorial Guinea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lize</text:p>
          </table:table-cell>
          <table:table-cell table:number-columns-repeated="7"/>
          <table:table-cell office:value-type="string" calcext:value-type="string">
            <text:p>64.5</text:p>
          </table:table-cell>
          <table:table-cell table:number-columns-repeated="6"/>
          <table:table-cell office:value-type="string" calcext:value-type="string">
            <text:p>59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uinea-Bissau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nin</text:p>
          </table:table-cell>
          <table:table-cell table:number-columns-repeated="6"/>
          <table:table-cell office:value-type="string" calcext:value-type="string">
            <text:p>33.3</text:p>
          </table:table-cell>
          <table:table-cell/>
          <table:table-cell office:value-type="string" calcext:value-type="string">
            <text:p>36.7</text:p>
          </table:table-cell>
          <table:table-cell table:number-columns-repeated="2"/>
          <table:table-cell office:value-type="string" calcext:value-type="string">
            <text:p>38.7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52.2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Kiribati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hutan</text:p>
          </table:table-cell>
          <table:table-cell table:number-columns-repeated="13"/>
          <table:table-cell office:value-type="string" calcext:value-type="string">
            <text:p>55.7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5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Liechtenstein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livia</text:p>
          </table:table-cell>
          <table:table-cell table:number-columns-repeated="6"/>
          <table:table-cell office:value-type="string" calcext:value-type="string">
            <text:p>53.7</text:p>
          </table:table-cell>
          <table:table-cell office:value-type="string" calcext:value-type="string">
            <text:p>56.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0.9</text:p>
          </table:table-cell>
          <table:table-cell table:number-columns-repeated="2" office:value-type="string" calcext:value-type="string">
            <text:p>57.8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57.5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Macao</text:p>
          </table:table-cell>
          <table:table-cell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snia and Herzegovina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49.6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6.7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Micronesia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tswana</text:p>
          </table:table-cell>
          <table:table-cell table:number-columns-repeated="6"/>
          <table:table-cell office:value-type="string" calcext:value-type="string">
            <text:p>47.4</text:p>
          </table:table-cell>
          <table:table-cell/>
          <table:table-cell office:value-type="string" calcext:value-type="string">
            <text:p>54.5</text:p>
          </table:table-cell>
          <table:table-cell/>
          <table:table-cell office:value-type="string" calcext:value-type="string">
            <text:p>35.5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37.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.8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Monaco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azil</text:p>
          </table:table-cell>
          <table:table-cell table:number-columns-repeated="5"/>
          <table:table-cell office:value-type="string" calcext:value-type="string">
            <text:p>66.4</text:p>
          </table:table-cell>
          <table:table-cell/>
          <table:table-cell office:value-type="string" calcext:value-type="string">
            <text:p>63.2</text:p>
          </table:table-cell>
          <table:table-cell office:value-type="string" calcext:value-type="string">
            <text:p>66.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1.9</text:p>
          </table:table-cell>
          <table:table-cell office:value-type="string" calcext:value-type="string">
            <text:p>63.8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Nauru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ulgaria</text:p>
          </table:table-cell>
          <table:table-cell table:number-columns-repeated="7"/>
          <table:table-cell office:value-type="string" calcext:value-type="string">
            <text:p>38.4</text:p>
          </table:table-cell>
          <table:table-cell table:number-columns-repeated="2"/>
          <table:table-cell office:value-type="string" calcext:value-type="string">
            <text:p>39.1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48.4</text:p>
          </table:table-cell>
          <table:table-cell table:number-columns-repeated="3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Niue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urkina Faso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38.5</text:p>
          </table:table-cell>
          <table:table-cell/>
          <table:table-cell office:value-type="string" calcext:value-type="string">
            <text:p>40.4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47.7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Palau</text:p>
          </table:table-cell>
          <table:table-cell office:value-type="float" office:value="143" calcext:value-type="float">
            <text:p>14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urundi</text:p>
          </table:table-cell>
          <table:table-cell table:number-columns-repeated="8"/>
          <table:table-cell office:value-type="string" calcext:value-type="string">
            <text:p>35.6</text:p>
          </table:table-cell>
          <table:table-cell office:value-type="string" calcext:value-type="string">
            <text:p>37.9</text:p>
          </table:table-cell>
          <table:table-cell/>
          <table:table-cell office:value-type="string" calcext:value-type="string">
            <text:p>37.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"/>
          <table:table-cell table:number-columns-repeated="2" office:value-type="string" calcext:value-type="string">
            <text:p>37.8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Papua New Guinea</text:p>
          </table:table-cell>
          <table:table-cell office:value-type="float" office:value="146" calcext:value-type="float">
            <text:p>1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mbodia</text:p>
          </table:table-cell>
          <table:table-cell table:number-columns-repeated="6"/>
          <table:table-cell office:value-type="string" calcext:value-type="string">
            <text:p>35.7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.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48.5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int Lucia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meroon</text:p>
          </table:table-cell>
          <table:table-cell table:number-columns-repeated="6"/>
          <table:table-cell office:value-type="string" calcext:value-type="string">
            <text:p>38.5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0.8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int Kitts and Nevis</text:p>
          </table:table-cell>
          <table:table-cell office:value-type="float" office:value="161" calcext:value-type="float">
            <text:p>1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nada</text:p>
          </table:table-cell>
          <table:table-cell table:number-columns-repeated="5"/>
          <table:table-cell office:value-type="string" calcext:value-type="string">
            <text:p>74.2</text:p>
          </table:table-cell>
          <table:table-cell/>
          <table:table-cell office:value-type="string" calcext:value-type="string">
            <text:p>74.8</text:p>
          </table:table-cell>
          <table:table-cell table:number-columns-repeated="2" office:value-type="string" calcext:value-type="string">
            <text:p>74.9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75.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71.8</text:p>
          </table:table-cell>
          <table:table-cell office:value-type="string" calcext:value-type="string">
            <text:p>72.3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n Marino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hile</text:p>
          </table:table-cell>
          <table:table-cell table:number-columns-repeated="6"/>
          <table:table-cell office:value-type="string" calcext:value-type="string">
            <text:p>60.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65.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7.4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2.3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Holy see</text:p>
          </table:table-cell>
          <table:table-cell office:value-type="float" office:value="163" calcext:value-type="float">
            <text:p>1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ina</text:p>
          </table:table-cell>
          <table:table-cell table:number-columns-repeated="6"/>
          <table:table-cell office:value-type="string" calcext:value-type="string">
            <text:p>45.6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52.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3.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1.2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int Vincent and the Grenadines</text:p>
          </table:table-cell>
          <table:table-cell office:value-type="float" office:value="164" calcext:value-type="float">
            <text:p>16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yprus</text:p>
          </table:table-cell>
          <table:table-cell table:number-columns-repeated="6"/>
          <table:table-cell office:value-type="string" calcext:value-type="string">
            <text:p>62.4</text:p>
          </table:table-cell>
          <table:table-cell table:number-columns-repeated="2"/>
          <table:table-cell office:value-type="string" calcext:value-type="string">
            <text:p>68.3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61.8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61.6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olomon Islands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lombia</text:p>
          </table:table-cell>
          <table:table-cell table:number-columns-repeated="6"/>
          <table:table-cell office:value-type="string" calcext:value-type="string">
            <text:p>60.2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61.6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moa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moros</text:p>
          </table:table-cell>
          <table:table-cell table:number-columns-repeated="9"/>
          <table:table-cell office:value-type="string" calcext:value-type="string">
            <text:p>34.8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39.6</text:p>
          </table:table-cell>
          <table:table-cell table:number-columns-repeated="5"/>
          <table:table-cell office:value-type="string" calcext:value-type="string">
            <text:p>39.7</text:p>
          </table:table-cell>
          <table:table-cell office:value-type="string" calcext:value-type="string">
            <text:p>42.9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o Tome and Principe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ngo</text:p>
          </table:table-cell>
          <table:table-cell table:number-columns-repeated="8"/>
          <table:table-cell office:value-type="string" calcext:value-type="string">
            <text:p>38.2</text:p>
          </table:table-cell>
          <table:table-cell table:number-columns-repeated="2"/>
          <table:table-cell office:value-type="string" calcext:value-type="string">
            <text:p>45.1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51.9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eychelles</text:p>
          </table:table-cell>
          <table:table-cell office:value-type="float" office:value="170" calcext:value-type="float">
            <text:p>170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Democratic Republic of the Congo</text:p>
          </table:table-cell>
          <table:table-cell table:number-columns-repeated="9"/>
          <table:table-cell office:value-type="string" calcext:value-type="string">
            <text:p>39.8</text:p>
          </table:table-cell>
          <table:table-cell/>
          <table:table-cell office:value-type="string" calcext:value-type="string">
            <text:p>45.2</text:p>
          </table:table-cell>
          <table:table-cell office:value-type="string" calcext:value-type="string">
            <text:p>46.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4.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3.1</text:p>
          </table:table-cell>
          <table:table-cell/>
          <table:table-cell office:value-type="string" calcext:value-type="string">
            <text:p>43.1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Timor-Leste</text:p>
          </table:table-cell>
          <table:table-cell office:value-type="float" office:value="188" calcext:value-type="float">
            <text:p>18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outh Korea</text:p>
          </table:table-cell>
          <table:table-cell table:number-columns-repeated="6"/>
          <table:table-cell office:value-type="string" calcext:value-type="string">
            <text:p>53.3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9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9.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58.7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Tonga</text:p>
          </table:table-cell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sta Rica</text:p>
          </table:table-cell>
          <table:table-cell table:number-columns-repeated="6"/>
          <table:table-cell office:value-type="string" calcext:value-type="string">
            <text:p>70.8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71.2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Tuvalu</text:p>
          </table:table-cell>
          <table:table-cell office:value-type="float" office:value="195" calcext:value-type="float">
            <text:p>1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te d'Ivoire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37.4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2.3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Vanuatu</text:p>
          </table:table-cell>
          <table:table-cell office:value-type="float" office:value="198" calcext:value-type="float">
            <text:p>1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roatia</text:p>
          </table:table-cell>
          <table:table-cell table:number-columns-repeated="7"/>
          <table:table-cell office:value-type="string" calcext:value-type="string">
            <text:p>58.2</text:p>
          </table:table-cell>
          <table:table-cell/>
          <table:table-cell office:value-type="string" calcext:value-type="string">
            <text:p>54.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5.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ghanistan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54.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uth Afric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nmark</text:p>
          </table:table-cell>
          <table:table-cell table:number-columns-repeated="5"/>
          <table:table-cell office:value-type="string" calcext:value-type="string">
            <text:p>80.2</text:p>
          </table:table-cell>
          <table:table-cell/>
          <table:table-cell office:value-type="string" calcext:value-type="string">
            <text:p>78.3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75.9</text:p>
          </table:table-cell>
          <table:table-cell table:number-columns-repeated="2" office:value-type="string" calcext:value-type="string">
            <text:p>75.1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75.9</text:p>
          </table:table-cell>
          <table:table-cell table:number-columns-repeated="2" office:value-type="string" calcext:value-type="string">
            <text:p>76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bania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jibouti</text:p>
          </table:table-cell>
          <table:table-cell table:number-columns-repeated="8"/>
          <table:table-cell office:value-type="string" calcext:value-type="string">
            <text:p>50.1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43.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lgeria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ominican Republic</text:p>
          </table:table-cell>
          <table:table-cell table:number-columns-repeated="6"/>
          <table:table-cell office:value-type="string" calcext:value-type="string">
            <text:p>50.9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47.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6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gypt</text:p>
          </table:table-cell>
          <table:table-cell table:number-columns-repeated="5"/>
          <table:table-cell office:value-type="string" calcext:value-type="string">
            <text:p>51.7</text:p>
          </table:table-cell>
          <table:table-cell/>
          <table:table-cell office:value-type="string" calcext:value-type="string">
            <text:p>55.4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41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4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ola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alvador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67.4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63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udi Arabia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nited Arab Emirates</text:p>
          </table:table-cell>
          <table:table-cell table:number-columns-repeated="6"/>
          <table:table-cell office:value-type="string" calcext:value-type="string">
            <text:p>67.3</text:p>
          </table:table-cell>
          <table:table-cell table:number-columns-repeated="2"/>
          <table:table-cell office:value-type="string" calcext:value-type="string">
            <text:p>68.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.7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70.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7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cuador</text:p>
          </table:table-cell>
          <table:table-cell table:number-columns-repeated="6"/>
          <table:table-cell office:value-type="string" calcext:value-type="string">
            <text:p>50.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8.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59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enia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pain</text:p>
          </table:table-cell>
          <table:table-cell table:number-columns-repeated="5"/>
          <table:table-cell office:value-type="string" calcext:value-type="string">
            <text:p>71.5</text:p>
          </table:table-cell>
          <table:table-cell/>
          <table:table-cell office:value-type="string" calcext:value-type="string">
            <text:p>69.9</text:p>
          </table:table-cell>
          <table:table-cell office:value-type="string" calcext:value-type="string">
            <text:p>72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1.9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5.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stonia</text:p>
          </table:table-cell>
          <table:table-cell table:number-columns-repeated="6"/>
          <table:table-cell office:value-type="string" calcext:value-type="string">
            <text:p>53.7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1.4</text:p>
          </table:table-cell>
          <table:table-cell/>
          <table:table-cell office:value-type="string" calcext:value-type="string">
            <text:p>54.9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6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swatini</text:p>
          </table:table-cell>
          <table:table-cell table:number-columns-repeated="11"/>
          <table:table-cell office:value-type="string" calcext:value-type="string">
            <text:p>48.7</text:p>
          </table:table-cell>
          <table:table-cell table:number-columns-repeated="6"/>
          <table:table-cell office:value-type="string" calcext:value-type="string">
            <text:p>42.1</text:p>
          </table:table-cell>
          <table:table-cell office:value-type="string" calcext:value-type="string">
            <text:p>43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zerbaijan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nited States</text:p>
          </table:table-cell>
          <table:table-cell table:number-columns-repeated="6"/>
          <table:table-cell office:value-type="string" calcext:value-type="string">
            <text:p>71.8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72.8</text:p>
          </table:table-cell>
          <table:table-cell table:number-columns-repeated="2" office:value-type="string" calcext:value-type="string">
            <text:p>71.6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68.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69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hrain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thiopia</text:p>
          </table:table-cell>
          <table:table-cell table:number-columns-repeated="12"/>
          <table:table-cell office:value-type="string" calcext:value-type="string">
            <text:p>45.6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.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41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gladesh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inland</text:p>
          </table:table-cell>
          <table:table-cell table:number-columns-repeated="6"/>
          <table:table-cell office:value-type="string" calcext:value-type="string">
            <text:p>76.7</text:p>
          </table:table-cell>
          <table:table-cell/>
          <table:table-cell office:value-type="string" calcext:value-type="string">
            <text:p>76.7</text:p>
          </table:table-cell>
          <table:table-cell/>
          <table:table-cell office:value-type="string" calcext:value-type="string">
            <text:p>73.9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78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arus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ance</text:p>
          </table:table-cell>
          <table:table-cell table:number-columns-repeated="5"/>
          <table:table-cell office:value-type="string" calcext:value-type="string">
            <text:p>70.9</text:p>
          </table:table-cell>
          <table:table-cell office:value-type="string" calcext:value-type="string">
            <text:p>65.8</text:p>
          </table:table-cell>
          <table:table-cell/>
          <table:table-cell office:value-type="string" calcext:value-type="string">
            <text:p>70.1</text:p>
          </table:table-cell>
          <table:table-cell office:value-type="string" calcext:value-type="string">
            <text:p>62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66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abon</text:p>
          </table:table-cell>
          <table:table-cell table:number-columns-repeated="11"/>
          <table:table-cell office:value-type="string" calcext:value-type="string">
            <text:p>42.6</text:p>
          </table:table-cell>
          <table:table-cell office:value-type="string" calcext:value-type="string">
            <text:p>39.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8.3</text:p>
          </table:table-cell>
          <table:table-cell table:number-columns-repeated="2" office:value-type="string" calcext:value-type="string">
            <text:p>47.8</text:p>
          </table:table-cell>
          <table:table-cell office:value-type="string" calcext:value-type="string">
            <text:p>48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ambia</text:p>
          </table:table-cell>
          <table:table-cell table:number-columns-repeated="17"/>
          <table:table-cell office:value-type="string" calcext:value-type="string">
            <text:p>41.2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4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in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orgia</text:p>
          </table:table-cell>
          <table:table-cell table:number-columns-repeated="6"/>
          <table:table-cell office:value-type="string" calcext:value-type="string">
            <text:p>36.8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41.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44.5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6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utan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hana</text:p>
          </table:table-cell>
          <table:table-cell table:number-columns-repeated="6"/>
          <table:table-cell office:value-type="string" calcext:value-type="string">
            <text:p>45.4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49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38.6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54.8</text:p>
          </table:table-cell>
          <table:table-cell/>
          <table:table-cell office:value-type="string" calcext:value-type="string">
            <text:p>5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reece</text:p>
          </table:table-cell>
          <table:table-cell table:number-columns-repeated="5"/>
          <table:table-cell office:value-type="string" calcext:value-type="string">
            <text:p>60.1</text:p>
          </table:table-cell>
          <table:table-cell/>
          <table:table-cell office:value-type="string" calcext:value-type="string">
            <text:p>66.5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53.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56.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5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uatemala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6.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tswana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uinea</text:p>
          </table:table-cell>
          <table:table-cell table:number-columns-repeated="11"/>
          <table:table-cell office:value-type="string" calcext:value-type="string">
            <text:p>40.4</text:p>
          </table:table-cell>
          <table:table-cell office:value-type="string" calcext:value-type="string">
            <text:p>36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49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uyana</text:p>
          </table:table-cell>
          <table:table-cell table:number-columns-repeated="7"/>
          <table:table-cell office:value-type="string" calcext:value-type="string">
            <text:p>59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37.5</text:p>
          </table:table-cell>
          <table:table-cell/>
          <table:table-cell office:value-type="string" calcext:value-type="string">
            <text:p>38.5</text:p>
          </table:table-cell>
          <table:table-cell/>
          <table:table-cell office:value-type="string" calcext:value-type="string">
            <text:p>37.7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7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kina Faso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onduras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49.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59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undi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ong Kong</text:p>
          </table:table-cell>
          <table:table-cell table:number-columns-repeated="6"/>
          <table:table-cell office:value-type="string" calcext:value-type="string">
            <text:p>55.1</text:p>
          </table:table-cell>
          <table:table-cell/>
          <table:table-cell office:value-type="string" calcext:value-type="string">
            <text:p>51.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54.8</text:p>
          </table:table-cell>
          <table:table-cell/>
          <table:table-cell office:value-type="string" calcext:value-type="string">
            <text:p>54.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53.6</text:p>
          </table:table-cell>
          <table:table-cell/>
          <table:table-cell office:value-type="string" calcext:value-type="string">
            <text:p>55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mbodia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ungary</text:p>
          </table:table-cell>
          <table:table-cell table:number-columns-repeated="5"/>
          <table:table-cell office:value-type="string" calcext:value-type="string">
            <text:p>51.9</text:p>
          </table:table-cell>
          <table:table-cell/>
          <table:table-cell office:value-type="string" calcext:value-type="string">
            <text:p>49.5</text:p>
          </table:table-cell>
          <table:table-cell/>
          <table:table-cell office:value-type="string" calcext:value-type="string">
            <text:p>48.9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60.7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meroon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ndia</text:p>
          </table:table-cell>
          <table:table-cell table:number-columns-repeated="6"/>
          <table:table-cell office:value-type="string" calcext:value-type="string">
            <text:p>53.5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5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ndonesia</text:p>
          </table:table-cell>
          <table:table-cell table:number-columns-repeated="6"/>
          <table:table-cell office:value-type="string" calcext:value-type="string">
            <text:p>49.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52.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51.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2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ran</text:p>
          </table:table-cell>
          <table:table-cell table:number-columns-repeated="5"/>
          <table:table-cell office:value-type="string" calcext:value-type="string">
            <text:p>53.1</text:p>
          </table:table-cell>
          <table:table-cell/>
          <table:table-cell office:value-type="string" calcext:value-type="string">
            <text:p>53.4</text:p>
          </table:table-cell>
          <table:table-cell office:value-type="string" calcext:value-type="string">
            <text:p>51.3</text:p>
          </table:table-cell>
          <table:table-cell table:number-columns-repeated="2"/>
          <table:table-cell office:value-type="string" calcext:value-type="string">
            <text:p>47.7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51.4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6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raq</text:p>
          </table:table-cell>
          <table:table-cell table:number-columns-repeated="8"/>
          <table:table-cell office:value-type="string" calcext:value-type="string">
            <text:p>45.9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.6</text:p>
          </table:table-cell>
          <table:table-cell/>
          <table:table-cell office:value-type="string" calcext:value-type="string">
            <text:p>47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reland</text:p>
          </table:table-cell>
          <table:table-cell table:number-columns-repeated="6"/>
          <table:table-cell office:value-type="string" calcext:value-type="string">
            <text:p>71.4</text:p>
          </table:table-cell>
          <table:table-cell/>
          <table:table-cell office:value-type="string" calcext:value-type="string">
            <text:p>75.7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70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celand</text:p>
          </table:table-cell>
          <table:table-cell table:number-columns-repeated="8"/>
          <table:table-cell office:value-type="string" calcext:value-type="string">
            <text:p>68.9</text:p>
          </table:table-cell>
          <table:table-cell table:number-columns-repeated="3"/>
          <table:table-cell office:value-type="string" calcext:value-type="string">
            <text:p>75.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74.8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oros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srael</text:p>
          </table:table-cell>
          <table:table-cell table:number-columns-repeated="6"/>
          <table:table-cell office:value-type="string" calcext:value-type="string">
            <text:p>71.7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73.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71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go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taly</text:p>
          </table:table-cell>
          <table:table-cell table:number-columns-repeated="5"/>
          <table:table-cell office:value-type="string" calcext:value-type="string">
            <text:p>68.5</text:p>
          </table:table-cell>
          <table:table-cell/>
          <table:table-cell office:value-type="string" calcext:value-type="string">
            <text:p>65.7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59.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3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ocratic Republic of the Congo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amaica</text:p>
          </table:table-cell>
          <table:table-cell table:number-columns-repeated="6"/>
          <table:table-cell office:value-type="string" calcext:value-type="string">
            <text:p>62.1</text:p>
          </table:table-cell>
          <table:table-cell table:number-columns-repeated="4"/>
          <table:table-cell office:value-type="string" calcext:value-type="string">
            <text:p>53.7</text:p>
          </table:table-cell>
          <table:table-cell/>
          <table:table-cell office:value-type="string" calcext:value-type="string">
            <text:p>57.1</text:p>
          </table:table-cell>
          <table:table-cell office:value-type="string" calcext:value-type="string">
            <text:p>53.1</text:p>
          </table:table-cell>
          <table:table-cell table:number-columns-repeated="2"/>
          <table:table-cell office:value-type="string" calcext:value-type="string">
            <text:p>58.9</text:p>
          </table:table-cell>
          <table:table-cell/>
          <table:table-cell office:value-type="string" calcext:value-type="string">
            <text:p>58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 Korea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apan</text:p>
          </table:table-cell>
          <table:table-cell table:number-columns-repeated="5"/>
          <table:table-cell office:value-type="string" calcext:value-type="string">
            <text:p>65.2</text:p>
          </table:table-cell>
          <table:table-cell/>
          <table:table-cell office:value-type="string" calcext:value-type="string">
            <text:p>62.4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62.6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58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ordan</text:p>
          </table:table-cell>
          <table:table-cell table:number-columns-repeated="5"/>
          <table:table-cell office:value-type="string" calcext:value-type="string">
            <text:p>62.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49.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5.7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53.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46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te d'Ivoire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Kazakhstan</text:p>
          </table:table-cell>
          <table:table-cell table:number-columns-repeated="6"/>
          <table:table-cell office:value-type="string" calcext:value-type="string">
            <text:p>54.8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60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enya</text:p>
          </table:table-cell>
          <table:table-cell table:number-columns-repeated="6"/>
          <table:table-cell office:value-type="string" calcext:value-type="string">
            <text:p>42.2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5.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3.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5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Kyrgyzstan</text:p>
          </table:table-cell>
          <table:table-cell table:number-columns-repeated="6"/>
          <table:table-cell office:value-type="string" calcext:value-type="string">
            <text:p>46.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50.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52.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56.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5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Kuwait</text:p>
          </table:table-cell>
          <table:table-cell table:number-columns-repeated="6"/>
          <table:table-cell office:value-type="string" calcext:value-type="string">
            <text:p>60.8</text:p>
          </table:table-cell>
          <table:table-cell table:number-columns-repeated="2"/>
          <table:table-cell office:value-type="string" calcext:value-type="string">
            <text:p>65.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61.8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60.9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jibouti</text:p>
          </table:table-cell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o</text:p>
          </table:table-cell>
          <table:table-cell table:number-columns-repeated="6"/>
          <table:table-cell office:value-type="string" calcext:value-type="string">
            <text:p>50.8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0.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48.8</text:p>
          </table:table-cell>
          <table:table-cell table:number-columns-repeated="4"/>
          <table:table-cell office:value-type="string" calcext:value-type="string">
            <text:p>46.2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48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esotho</text:p>
          </table:table-cell>
          <table:table-cell table:number-columns-repeated="11"/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38.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36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gypt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tvia</text:p>
          </table:table-cell>
          <table:table-cell table:number-columns-repeated="6"/>
          <table:table-cell office:value-type="string" calcext:value-type="string">
            <text:p>47.1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46.7</text:p>
          </table:table-cell>
          <table:table-cell/>
          <table:table-cell office:value-type="string" calcext:value-type="string">
            <text:p>49.7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59.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9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dor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ebanon</text:p>
          </table:table-cell>
          <table:table-cell table:number-columns-repeated="5"/>
          <table:table-cell office:value-type="string" calcext:value-type="string">
            <text:p>54.9</text:p>
          </table:table-cell>
          <table:table-cell office:value-type="string" calcext:value-type="string">
            <text:p>46.5</text:p>
          </table:table-cell>
          <table:table-cell/>
          <table:table-cell office:value-type="string" calcext:value-type="string">
            <text:p>45.9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47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ed Arab Emirates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iberia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office:value-type="string" calcext:value-type="string">
            <text:p>42.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45.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5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ibya</text:p>
          </table:table-cell>
          <table:table-cell table:number-columns-repeated="12"/>
          <table:table-cell office:value-type="string" calcext:value-type="string">
            <text:p>57.5</text:p>
          </table:table-cell>
          <table:table-cell table:number-columns-repeated="2"/>
          <table:table-cell office:value-type="string" calcext:value-type="string">
            <text:p>56.2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6.5</text:p>
          </table:table-cell>
          <table:table-cell table:number-columns-repeated="2" office:value-type="string" calcext:value-type="string">
            <text:p>54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ithuania</text:p>
          </table:table-cell>
          <table:table-cell table:number-columns-repeated="6"/>
          <table:table-cell office:value-type="string" calcext:value-type="string">
            <text:p>59.5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7.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2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uxembourg</text:p>
          </table:table-cell>
          <table:table-cell table:number-columns-repeated="9"/>
          <table:table-cell office:value-type="string" calcext:value-type="string">
            <text:p>69.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68.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70.6</text:p>
          </table:table-cell>
          <table:table-cell table:number-columns-repeated="2" office:value-type="string" calcext:value-type="string">
            <text:p>72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watini</text:p>
          </table:table-cell>
          <table:table-cell office:value-type="float" office:value="61" calcext:value-type="float">
            <text:p>6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rth Macedonia</text:p>
          </table:table-cell>
          <table:table-cell table:number-columns-repeated="7"/>
          <table:table-cell office:value-type="string" calcext:value-type="string">
            <text:p>44.9</text:p>
          </table:table-cell>
          <table:table-cell/>
          <table:table-cell office:value-type="string" calcext:value-type="string">
            <text:p>44.3</text:p>
          </table:table-cell>
          <table:table-cell office:value-type="string" calcext:value-type="string">
            <text:p>41.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51.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51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ed States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dagascar</text:p>
          </table:table-cell>
          <table:table-cell table:number-columns-repeated="6"/>
          <table:table-cell office:value-type="string" calcext:value-type="string">
            <text:p>39.8</text:p>
          </table:table-cell>
          <table:table-cell/>
          <table:table-cell office:value-type="string" calcext:value-type="string">
            <text:p>46.4</text:p>
          </table:table-cell>
          <table:table-cell table:number-columns-repeated="2"/>
          <table:table-cell office:value-type="string" calcext:value-type="string">
            <text:p>43.8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41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hiopia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alaysia</text:p>
          </table:table-cell>
          <table:table-cell table:number-columns-repeated="6"/>
          <table:table-cell office:value-type="string" calcext:value-type="string">
            <text:p>60.1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63.2</text:p>
          </table:table-cell>
          <table:table-cell table:number-columns-repeated="2"/>
          <table:table-cell office:value-type="string" calcext:value-type="string">
            <text:p>53.4</text:p>
          </table:table-cell>
          <table:table-cell office:value-type="string" calcext:value-type="string">
            <text:p>53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alawi</text:p>
          </table:table-cell>
          <table:table-cell table:number-columns-repeated="6"/>
          <table:table-cell office:value-type="string" calcext:value-type="string">
            <text:p>38.3</text:p>
          </table:table-cell>
          <table:table-cell office:value-type="string" calcext:value-type="string">
            <text:p>48.9</text:p>
          </table:table-cell>
          <table:table-cell/>
          <table:table-cell office:value-type="string" calcext:value-type="string">
            <text:p>51.5</text:p>
          </table:table-cell>
          <table:table-cell/>
          <table:table-cell office:value-type="string" calcext:value-type="string">
            <text:p>39.5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35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float" office:value="67" calcext:value-type="float">
            <text:p>6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aldives</text:p>
          </table:table-cell>
          <table:table-cell table:number-columns-repeated="19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bon</text:p>
          </table:table-cell>
          <table:table-cell office:value-type="float" office:value="68" calcext:value-type="float">
            <text:p>6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ali</text:p>
          </table:table-cell>
          <table:table-cell table:number-columns-repeated="6"/>
          <table:table-cell office:value-type="string" calcext:value-type="string">
            <text:p>40.1</text:p>
          </table:table-cell>
          <table:table-cell/>
          <table:table-cell office:value-type="string" calcext:value-type="string">
            <text:p>41.1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7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mbia</text:p>
          </table:table-cell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alta</text:p>
          </table:table-cell>
          <table:table-cell table:number-columns-repeated="9"/>
          <table:table-cell office:value-type="string" calcext:value-type="string">
            <text:p>63.3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66.8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67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rocco</text:p>
          </table:table-cell>
          <table:table-cell table:number-columns-repeated="10"/>
          <table:table-cell office:value-type="string" calcext:value-type="string">
            <text:p>43.8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51.4</text:p>
          </table:table-cell>
          <table:table-cell/>
          <table:table-cell office:value-type="string" calcext:value-type="string">
            <text:p>51.6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3.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0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hana</text:p>
          </table:table-cell>
          <table:table-cell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uritius</text:p>
          </table:table-cell>
          <table:table-cell table:number-columns-repeated="11"/>
          <table:table-cell office:value-type="string" calcext:value-type="string">
            <text:p>54.8</text:p>
          </table:table-cell>
          <table:table-cell table:number-columns-repeated="2"/>
          <table:table-cell office:value-type="string" calcext:value-type="string">
            <text:p>56.5</text:p>
          </table:table-cell>
          <table:table-cell/>
          <table:table-cell office:value-type="string" calcext:value-type="string">
            <text:p>56.1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58.8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auritania</text:p>
          </table:table-cell>
          <table:table-cell table:number-columns-repeated="7"/>
          <table:table-cell office:value-type="string" calcext:value-type="string">
            <text:p>41.5</text:p>
          </table:table-cell>
          <table:table-cell office:value-type="string" calcext:value-type="string">
            <text:p>42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46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exico</text:p>
          </table:table-cell>
          <table:table-cell table:number-columns-repeated="5"/>
          <table:table-cell office:value-type="string" calcext:value-type="string">
            <text:p>65.8</text:p>
          </table:table-cell>
          <table:table-cell/>
          <table:table-cell office:value-type="string" calcext:value-type="string">
            <text:p>65.3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69.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66.8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64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nea</text:p>
          </table:table-cell>
          <table:table-cell office:value-type="float" office:value="78" calcext:value-type="float">
            <text:p>7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oldova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string" calcext:value-type="string">
            <text:p>47.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57.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56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float" office:value="81" calcext:value-type="float">
            <text:p>8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ongolia</text:p>
          </table:table-cell>
          <table:table-cell table:number-columns-repeated="7"/>
          <table:table-cell office:value-type="string" calcext:value-type="string">
            <text:p>46.1</text:p>
          </table:table-cell>
          <table:table-cell office:value-type="string" calcext:value-type="string">
            <text:p>44.9</text:p>
          </table:table-cell>
          <table:table-cell/>
          <table:table-cell office:value-type="string" calcext:value-type="string">
            <text:p>45.9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54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ontenegro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54.6</text:p>
          </table:table-cell>
          <table:table-cell table:number-columns-repeated="2" office:value-type="string" calcext:value-type="string">
            <text:p>52.2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2.8</text:p>
          </table:table-cell>
          <table:table-cell office:value-type="string" calcext:value-type="string">
            <text:p>51.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55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ozambique</text:p>
          </table:table-cell>
          <table:table-cell table:number-columns-repeated="6"/>
          <table:table-cell office:value-type="string" calcext:value-type="string">
            <text:p>45.9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46.5</text:p>
          </table:table-cell>
          <table:table-cell table:number-columns-repeated="2"/>
          <table:table-cell office:value-type="string" calcext:value-type="string">
            <text:p>49.7</text:p>
          </table:table-cell>
          <table:table-cell table:number-columns-repeated="3"/>
          <table:table-cell office:value-type="string" calcext:value-type="string">
            <text:p>45.5</text:p>
          </table:table-cell>
          <table:table-cell/>
          <table:table-cell office:value-type="string" calcext:value-type="string">
            <text:p>42.8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6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g Kong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yanmar</text:p>
          </table:table-cell>
          <table:table-cell table:number-columns-repeated="12"/>
          <table:table-cell office:value-type="string" calcext:value-type="string">
            <text:p>44.4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3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amibia</text:p>
          </table:table-cell>
          <table:table-cell table:number-columns-repeated="7"/>
          <table:table-cell office:value-type="string" calcext:value-type="string">
            <text:p>48.9</text:p>
          </table:table-cell>
          <table:table-cell table:number-columns-repeated="6"/>
          <table:table-cell office:value-type="string" calcext:value-type="string">
            <text:p>45.7</text:p>
          </table:table-cell>
          <table:table-cell table:number-columns-repeated="2"/>
          <table:table-cell office:value-type="string" calcext:value-type="string">
            <text:p>44.4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45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office:value-type="float" office:value="86" calcext:value-type="float">
            <text:p>8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epal</text:p>
          </table:table-cell>
          <table:table-cell table:number-columns-repeated="6"/>
          <table:table-cell office:value-type="string" calcext:value-type="string">
            <text:p>45.7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42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48.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51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icaragua</text:p>
          </table:table-cell>
          <table:table-cell table:number-columns-repeated="6"/>
          <table:table-cell office:value-type="string" calcext:value-type="string">
            <text:p>44.6</text:p>
          </table:table-cell>
          <table:table-cell office:value-type="string" calcext:value-type="string">
            <text:p>49.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6.9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61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an</text:p>
          </table:table-cell>
          <table:table-cell office:value-type="float" office:value="88" calcext:value-type="float">
            <text:p>8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iger</text:p>
          </table:table-cell>
          <table:table-cell table:number-columns-repeated="6"/>
          <table:table-cell office:value-type="string" calcext:value-type="string">
            <text:p>37.4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.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5.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49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aq</text:p>
          </table:table-cell>
          <table:table-cell office:value-type="float" office:value="89" calcext:value-type="float">
            <text:p>8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igeria</text:p>
          </table:table-cell>
          <table:table-cell table:number-columns-repeated="6"/>
          <table:table-cell office:value-type="string" calcext:value-type="string">
            <text:p>47.1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47.6</text:p>
          </table:table-cell>
          <table:table-cell/>
          <table:table-cell office:value-type="string" calcext:value-type="string">
            <text:p>54.9</text:p>
          </table:table-cell>
          <table:table-cell office:value-type="string" calcext:value-type="string">
            <text:p>48.2</text:p>
          </table:table-cell>
          <table:table-cell/>
          <table:table-cell office:value-type="string" calcext:value-type="string">
            <text:p>49.3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47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rway</text:p>
          </table:table-cell>
          <table:table-cell table:number-columns-repeated="6"/>
          <table:table-cell office:value-type="string" calcext:value-type="string">
            <text:p>74.2</text:p>
          </table:table-cell>
          <table:table-cell/>
          <table:table-cell office:value-type="string" calcext:value-type="string">
            <text:p>76.3</text:p>
          </table:table-cell>
          <table:table-cell table:number-columns-repeated="3"/>
          <table:table-cell office:value-type="string" calcext:value-type="string">
            <text:p>76.8</text:p>
          </table:table-cell>
          <table:table-cell/>
          <table:table-cell office:value-type="string" calcext:value-type="string">
            <text:p>74.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74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land</text:p>
          </table:table-cell>
          <table:table-cell office:value-type="float" office:value="91" calcext:value-type="float">
            <text:p>9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ew Zealand</text:p>
          </table:table-cell>
          <table:table-cell table:number-columns-repeated="6"/>
          <table:table-cell office:value-type="string" calcext:value-type="string">
            <text:p>73.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3.8</text:p>
          </table:table-cell>
          <table:table-cell/>
          <table:table-cell office:value-type="string" calcext:value-type="string">
            <text:p>72.2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73.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office:value-type="float" office:value="92" calcext:value-type="float">
            <text:p>9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man</text:p>
          </table:table-cell>
          <table:table-cell table:number-columns-repeated="11"/>
          <table:table-cell office:value-type="string" calcext:value-type="string">
            <text:p>68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float" office:value="93" calcext:value-type="float">
            <text:p>9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Uganda</text:p>
          </table:table-cell>
          <table:table-cell table:number-columns-repeated="6"/>
          <table:table-cell office:value-type="string" calcext:value-type="string">
            <text:p>37.3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.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4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Uzbekistan</text:p>
          </table:table-cell>
          <table:table-cell table:number-columns-repeated="6"/>
          <table:table-cell office:value-type="string" calcext:value-type="string">
            <text:p>52.3</text:p>
          </table:table-cell>
          <table:table-cell/>
          <table:table-cell office:value-type="string" calcext:value-type="string">
            <text:p>53.1</text:p>
          </table:table-cell>
          <table:table-cell office:value-type="string" calcext:value-type="string">
            <text:p>52.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office:value-type="float" office:value="95" calcext:value-type="float">
            <text:p>9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kistan</text:p>
          </table:table-cell>
          <table:table-cell table:number-columns-repeated="5"/>
          <table:table-cell office:value-type="string" calcext:value-type="string">
            <text:p>52.2</text:p>
          </table:table-cell>
          <table:table-cell/>
          <table:table-cell office:value-type="string" calcext:value-type="string">
            <text:p>56.7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1.4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56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rdan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alestine</text:p>
          </table:table-cell>
          <table:table-cell table:number-columns-repeated="6"/>
          <table:table-cell office:value-type="string" calcext:value-type="string">
            <text:p>47.2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4.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47.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46.3</text:p>
          </table:table-cell>
          <table:table-cell table:number-columns-repeated="2" office:value-type="string" calcext:value-type="string">
            <text:p>45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zakhstan</text:p>
          </table:table-cell>
          <table:table-cell office:value-type="float" office:value="97" calcext:value-type="float">
            <text:p>9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nama</text:p>
          </table:table-cell>
          <table:table-cell table:number-columns-repeated="6"/>
          <table:table-cell office:value-type="string" calcext:value-type="string">
            <text:p>61.3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5.7</text:p>
          </table:table-cell>
          <table:table-cell office:value-type="string" calcext:value-type="string">
            <text:p>62.8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nya</text:p>
          </table:table-cell>
          <table:table-cell office:value-type="float" office:value="98" calcext:value-type="float">
            <text:p>9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araguay</text:p>
          </table:table-cell>
          <table:table-cell table:number-columns-repeated="6"/>
          <table:table-cell office:value-type="string" calcext:value-type="string">
            <text:p>47.3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5.7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5.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7.1</text:p>
          </table:table-cell>
          <table:table-cell/>
          <table:table-cell office:value-type="string" calcext:value-type="string">
            <text:p>56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yrgyzstan</text:p>
          </table:table-cell>
          <table:table-cell office:value-type="float" office:value="99" calcext:value-type="float">
            <text:p>9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etherlands</text:p>
          </table:table-cell>
          <table:table-cell table:number-columns-repeated="5"/>
          <table:table-cell office:value-type="string" calcext:value-type="string">
            <text:p>74.6</text:p>
          </table:table-cell>
          <table:table-cell/>
          <table:table-cell office:value-type="string" calcext:value-type="string">
            <text:p>74.5</text:p>
          </table:table-cell>
          <table:table-cell office:value-type="string" calcext:value-type="string">
            <text:p>76.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74.1</text:p>
          </table:table-cell>
          <table:table-cell table:number-columns-repeated="2" office:value-type="string" calcext:value-type="string">
            <text:p>73.2</text:p>
          </table:table-cell>
          <table:table-cell office:value-type="string" calcext:value-type="string">
            <text:p>75.4</text:p>
          </table:table-cell>
          <table:table-cell table:number-columns-repeated="2" office:value-type="string" calcext:value-type="string">
            <text:p>74.6</text:p>
          </table:table-cell>
          <table:table-cell office:value-type="string" calcext:value-type="string">
            <text:p>74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uwait</text:p>
          </table:table-cell>
          <table:table-cell office:value-type="float" office:value="101" calcext:value-type="float">
            <text:p>10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ru</text:p>
          </table:table-cell>
          <table:table-cell table:number-columns-repeated="6"/>
          <table:table-cell office:value-type="string" calcext:value-type="string">
            <text:p>48.1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55.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56.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o</text:p>
          </table:table-cell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hilippines</text:p>
          </table:table-cell>
          <table:table-cell table:number-columns-repeated="6"/>
          <table:table-cell office:value-type="string" calcext:value-type="string">
            <text:p>46.7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49.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6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otho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oland</text:p>
          </table:table-cell>
          <table:table-cell table:number-columns-repeated="5"/>
          <table:table-cell office:value-type="string" calcext:value-type="string">
            <text:p>55.9</text:p>
          </table:table-cell>
          <table:table-cell/>
          <table:table-cell office:value-type="string" calcext:value-type="string">
            <text:p>58.9</text:p>
          </table:table-cell>
          <table:table-cell/>
          <table:table-cell office:value-type="string" calcext:value-type="string">
            <text:p>57.7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58.8</text:p>
          </table:table-cell>
          <table:table-cell table:number-columns-repeated="2" office:value-type="string" calcext:value-type="string">
            <text:p>57.5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61.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61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 office:value-type="float" office:value="104" calcext:value-type="float">
            <text:p>10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ortugal</text:p>
          </table:table-cell>
          <table:table-cell table:number-columns-repeated="6"/>
          <table:table-cell office:value-type="string" calcext:value-type="string">
            <text:p>54.1</text:p>
          </table:table-cell>
          <table:table-cell/>
          <table:table-cell office:value-type="string" calcext:value-type="string">
            <text:p>57.2</text:p>
          </table:table-cell>
          <table:table-cell/>
          <table:table-cell office:value-type="string" calcext:value-type="string">
            <text:p>50.9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59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banon</text:p>
          </table:table-cell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Qatar</text:p>
          </table:table-cell>
          <table:table-cell table:number-columns-repeated="9"/>
          <table:table-cell office:value-type="string" calcext:value-type="string">
            <text:p>64.2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66.1</text:p>
          </table:table-cell>
          <table:table-cell table:number-columns-repeated="2"/>
          <table:table-cell office:value-type="string" calcext:value-type="string">
            <text:p>63.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beria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yria</text:p>
          </table:table-cell>
          <table:table-cell table:number-columns-repeated="8"/>
          <table:table-cell office:value-type="string" calcext:value-type="string">
            <text:p>53.2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26.9</text:p>
          </table:table-cell>
          <table:table-cell/>
          <table:table-cell office:value-type="string" calcext:value-type="string">
            <text:p>34.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bya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table:style-name="ce1" office:value-type="string" calcext:value-type="string">
            <text:p>Central Afriquan Republic</text:p>
          </table:table-cell>
          <table:table-cell table:number-columns-repeated="7"/>
          <table:table-cell office:value-type="string" calcext:value-type="string">
            <text:p>41.6</text:p>
          </table:table-cell>
          <table:table-cell table:number-columns-repeated="2"/>
          <table:table-cell office:value-type="string" calcext:value-type="string">
            <text:p>35.7</text:p>
          </table:table-cell>
          <table:table-cell office:value-type="string" calcext:value-type="string">
            <text:p>36.8</text:p>
          </table:table-cell>
          <table:table-cell table:number-columns-repeated="4"/>
          <table:table-cell office:value-type="string" calcext:value-type="string">
            <text:p>26.9</text:p>
          </table:table-cell>
          <table:table-cell office:value-type="string" calcext:value-type="string">
            <text:p>34.8</text:p>
          </table:table-cell>
          <table:table-cell/>
          <table:table-cell office:value-type="string" calcext:value-type="string">
            <text:p>34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office:value-type="float" office:value="109" calcext:value-type="float">
            <text:p>10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omania</text:p>
          </table:table-cell>
          <table:table-cell table:number-columns-repeated="5"/>
          <table:table-cell office:value-type="string" calcext:value-type="string">
            <text:p>50.5</text:p>
          </table:table-cell>
          <table:table-cell/>
          <table:table-cell office:value-type="string" calcext:value-type="string">
            <text:p>53.9</text:p>
          </table:table-cell>
          <table:table-cell/>
          <table:table-cell office:value-type="string" calcext:value-type="string">
            <text:p>53.7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61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xembourg</text:p>
          </table:table-cell>
          <table:table-cell office:value-type="float" office:value="110" calcext:value-type="float">
            <text:p>11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United Kingdom</text:p>
          </table:table-cell>
          <table:table-cell table:number-columns-repeated="5"/>
          <table:table-cell office:value-type="string" calcext:value-type="string">
            <text:p>69.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8.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71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h Macedonia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ussia</text:p>
          </table:table-cell>
          <table:table-cell table:number-columns-repeated="6"/>
          <table:table-cell office:value-type="string" calcext:value-type="string">
            <text:p>49.6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60.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55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agascar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wanda</text:p>
          </table:table-cell>
          <table:table-cell table:number-columns-repeated="6"/>
          <table:table-cell office:value-type="string" calcext:value-type="string">
            <text:p>42.1</text:p>
          </table:table-cell>
          <table:table-cell/>
          <table:table-cell office:value-type="string" calcext:value-type="string">
            <text:p>43.6</text:p>
          </table:table-cell>
          <table:table-cell office:value-type="string" calcext:value-type="string">
            <text:p>40.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34.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33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 office:value-type="float" office:value="114" calcext:value-type="float">
            <text:p>11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enegal</text:p>
          </table:table-cell>
          <table:table-cell table:number-columns-repeated="6"/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46.8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49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wi</text:p>
          </table:table-cell>
          <table:table-cell office:value-type="float" office:value="115" calcext:value-type="float">
            <text:p>11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erbia</text:p>
          </table:table-cell>
          <table:table-cell table:number-columns-repeated="7"/>
          <table:table-cell office:value-type="string" calcext:value-type="string">
            <text:p>47.5</text:p>
          </table:table-cell>
          <table:table-cell/>
          <table:table-cell office:value-type="string" calcext:value-type="string">
            <text:p>43.8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51.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57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dives</text:p>
          </table:table-cell>
          <table:table-cell office:value-type="float" office:value="116" calcext:value-type="float">
            <text:p>11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ierra Leone</text:p>
          </table:table-cell>
          <table:table-cell table:number-columns-repeated="6"/>
          <table:table-cell office:value-type="string" calcext:value-type="string">
            <text:p>36.3</text:p>
          </table:table-cell>
          <table:table-cell office:value-type="string" calcext:value-type="string">
            <text:p>35.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41.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5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39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i</text:p>
          </table:table-cell>
          <table:table-cell office:value-type="float" office:value="117" calcext:value-type="float">
            <text:p>11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ingapore</text:p>
          </table:table-cell>
          <table:table-cell table:number-columns-repeated="6"/>
          <table:table-cell office:value-type="string" calcext:value-type="string">
            <text:p>64.6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65.6</text:p>
          </table:table-cell>
          <table:table-cell/>
          <table:table-cell office:value-type="string" calcext:value-type="string">
            <text:p>65.3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63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office:value-type="float" office:value="118" calcext:value-type="float">
            <text:p>118</text:p>
          </table:table-cell>
          <table:table-cell office:value-type="float" office:value="173" calcext:value-type="float">
            <text:p>173</text:p>
          </table:table-cell>
          <table:table-cell table:style-name="ce1" office:value-type="string" calcext:value-type="string">
            <text:p>Slovakia</text:p>
          </table:table-cell>
          <table:table-cell table:number-columns-repeated="6"/>
          <table:table-cell office:value-type="string" calcext:value-type="string">
            <text:p>52.6</text:p>
          </table:table-cell>
          <table:table-cell table:number-columns-repeated="3"/>
          <table:table-cell office:value-type="string" calcext:value-type="string">
            <text:p>60.5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59.9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occo</text:p>
          </table:table-cell>
          <table:table-cell office:value-type="float" office:value="119" calcext:value-type="float">
            <text:p>11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lovenia</text:p>
          </table:table-cell>
          <table:table-cell table:number-columns-repeated="6"/>
          <table:table-cell office:value-type="string" calcext:value-type="string">
            <text:p>58.1</text:p>
          </table:table-cell>
          <table:table-cell table:number-columns-repeated="2"/>
          <table:table-cell office:value-type="string" calcext:value-type="string">
            <text:p>58.3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3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ritius</text:p>
          </table:table-cell>
          <table:table-cell office:value-type="float" office:value="120" calcext:value-type="float">
            <text:p>12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omalia</text:p>
          </table:table-cell>
          <table:table-cell table:number-columns-repeated="9"/>
          <table:table-cell office:value-type="string" calcext:value-type="string">
            <text:p>49.9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0.6</text:p>
          </table:table-cell>
          <table:table-cell/>
          <table:table-cell office:value-type="string" calcext:value-type="string">
            <text:p>55.3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46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uritania</text:p>
          </table:table-cell>
          <table:table-cell office:value-type="float" office:value="121" calcext:value-type="float">
            <text:p>12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udan</text:p>
          </table:table-cell>
          <table:table-cell table:number-columns-repeated="9"/>
          <table:table-cell office:value-type="string" calcext:value-type="string">
            <text:p>44.5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5.5</text:p>
          </table:table-cell>
          <table:table-cell/>
          <table:table-cell office:value-type="string" calcext:value-type="string">
            <text:p>41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float" office:value="122" calcext:value-type="float">
            <text:p>12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outh Sudan</text:p>
          </table:table-cell>
          <table:table-cell table:number-columns-repeated="14"/>
          <table:table-cell office:value-type="string" calcext:value-type="string">
            <text:p>38.3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28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ldova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ri Lanka</text:p>
          </table:table-cell>
          <table:table-cell table:number-columns-repeated="6"/>
          <table:table-cell office:value-type="string" calcext:value-type="string">
            <text:p>43.4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46.1</text:p>
          </table:table-cell>
          <table:table-cell/>
          <table:table-cell office:value-type="string" calcext:value-type="string">
            <text:p>43.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3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golia</text:p>
          </table:table-cell>
          <table:table-cell office:value-type="float" office:value="126" calcext:value-type="float">
            <text:p>126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weden</text:p>
          </table:table-cell>
          <table:table-cell table:number-columns-repeated="5"/>
          <table:table-cell office:value-type="string" calcext:value-type="string">
            <text:p>73.8</text:p>
          </table:table-cell>
          <table:table-cell/>
          <table:table-cell office:value-type="string" calcext:value-type="string">
            <text:p>72.4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72.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73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negro</text:p>
          </table:table-cell>
          <table:table-cell office:value-type="float" office:value="127" calcext:value-type="float">
            <text:p>1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witzerland</text:p>
          </table:table-cell>
          <table:table-cell table:number-columns-repeated="6"/>
          <table:table-cell office:value-type="string" calcext:value-type="string">
            <text:p>74.7</text:p>
          </table:table-cell>
          <table:table-cell table:number-columns-repeated="2"/>
          <table:table-cell office:value-type="string" calcext:value-type="string">
            <text:p>75.2</text:p>
          </table:table-cell>
          <table:table-cell table:number-columns-repeated="2"/>
          <table:table-cell office:value-type="string" calcext:value-type="string">
            <text:p>77.8</text:p>
          </table:table-cell>
          <table:table-cell/>
          <table:table-cell office:value-type="string" calcext:value-type="string">
            <text:p>74.9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75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zambique</text:p>
          </table:table-cell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riname</text:p>
          </table:table-cell>
          <table:table-cell table:number-columns-repeated="12"/>
          <table:table-cell office:value-type="string" calcext:value-type="string">
            <text:p>62.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yanmar</text:p>
          </table:table-cell>
          <table:table-cell office:value-type="float" office:value="129" calcext:value-type="float">
            <text:p>12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Tajikistan</text:p>
          </table:table-cell>
          <table:table-cell table:number-columns-repeated="6"/>
          <table:table-cell office:value-type="string" calcext:value-type="string">
            <text:p>46.1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42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9.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1.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8.3</text:p>
          </table:table-cell>
          <table:table-cell/>
          <table:table-cell office:value-type="string" calcext:value-type="string">
            <text:p>55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ibia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Taiwan</text:p>
          </table:table-cell>
          <table:table-cell table:number-columns-repeated="6"/>
          <table:table-cell office:value-type="string" calcext:value-type="string">
            <text:p>61.9</text:p>
          </table:table-cell>
          <table:table-cell/>
          <table:table-cell office:value-type="string" calcext:value-type="string">
            <text:p>55.5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64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pal</text:p>
          </table:table-cell>
          <table:table-cell office:value-type="float" office:value="132" calcext:value-type="float">
            <text:p>13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nzania</text:p>
          </table:table-cell>
          <table:table-cell table:number-columns-repeated="6"/>
          <table:table-cell office:value-type="string" calcext:value-type="string">
            <text:p>39.2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6.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office:value-type="float" office:value="133" calcext:value-type="float">
            <text:p>13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had</text:p>
          </table:table-cell>
          <table:table-cell table:number-columns-repeated="6"/>
          <table:table-cell office:value-type="string" calcext:value-type="string">
            <text:p>34.3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ger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Czechia</text:p>
          </table:table-cell>
          <table:table-cell table:number-columns-repeated="5"/>
          <table:table-cell office:value-type="string" calcext:value-type="string">
            <text:p>64.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63.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67.4</text:p>
          </table:table-cell>
          <table:table-cell office:value-type="string" calcext:value-type="string">
            <text:p>67.9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69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geria</text:p>
          </table:table-cell>
          <table:table-cell office:value-type="float" office:value="135" calcext:value-type="float">
            <text:p>13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hailand</text:p>
          </table:table-cell>
          <table:table-cell table:number-columns-repeated="6"/>
          <table:table-cell office:value-type="string" calcext:value-type="string">
            <text:p>58.9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54.8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6.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9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60.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office:value-type="float" office:value="137" calcext:value-type="float">
            <text:p>13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ogo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8.1</text:p>
          </table:table-cell>
          <table:table-cell table:number-columns-repeated="2"/>
          <table:table-cell office:value-type="string" calcext:value-type="string">
            <text:p>29.4</text:p>
          </table:table-cell>
          <table:table-cell table:number-columns-repeated="2"/>
          <table:table-cell office:value-type="string" calcext:value-type="string">
            <text:p>28.4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41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 office:value-type="float" office:value="138" calcext:value-type="float">
            <text:p>13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rinidad and Tobago</text:p>
          </table:table-cell>
          <table:table-cell table:number-columns-repeated="6"/>
          <table:table-cell office:value-type="string" calcext:value-type="string">
            <text:p>58.3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65.2</text:p>
          </table:table-cell>
          <table:table-cell/>
          <table:table-cell office:value-type="string" calcext:value-type="string">
            <text:p>61.7</text:p>
          </table:table-cell>
          <table:table-cell table:number-columns-repeated="3"/>
          <table:table-cell office:value-type="string" calcext:value-type="string">
            <text:p>61.9</text:p>
          </table:table-cell>
          <table:table-cell/>
          <table:table-cell office:value-type="string" calcext:value-type="string">
            <text:p>61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man</text:p>
          </table:table-cell>
          <table:table-cell office:value-type="float" office:value="139" calcext:value-type="float">
            <text:p>13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unisia</text:p>
          </table:table-cell>
          <table:table-cell table:number-columns-repeated="9"/>
          <table:table-cell office:value-type="string" calcext:value-type="string">
            <text:p>50.3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43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ganda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Turkmenistan</text:p>
          </table:table-cell>
          <table:table-cell table:number-columns-repeated="9"/>
          <table:table-cell office:value-type="string" calcext:value-type="string">
            <text:p>65.7</text:p>
          </table:table-cell>
          <table:table-cell/>
          <table:table-cell office:value-type="string" calcext:value-type="string">
            <text:p>57.9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3.9</text:p>
          </table:table-cell>
          <table:table-cell table:number-columns-repeated="2" office:value-type="string" calcext:value-type="string">
            <text:p>57.9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51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zbekistan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Turkey</text:p>
          </table:table-cell>
          <table:table-cell table:number-columns-repeated="5"/>
          <table:table-cell office:value-type="string" calcext:value-type="string">
            <text:p>47.2</text:p>
          </table:table-cell>
          <table:table-cell/>
          <table:table-cell office:value-type="string" calcext:value-type="string">
            <text:p>56.2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51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kistan</text:p>
          </table:table-cell>
          <table:table-cell office:value-type="float" office:value="142" calcext:value-type="float">
            <text:p>14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Ukraine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string" calcext:value-type="string">
            <text:p>52.5</text:p>
          </table:table-cell>
          <table:table-cell table:number-columns-repeated="2" office:value-type="string" calcext:value-type="string">
            <text:p>51.7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47.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5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estine</text:p>
          </table:table-cell>
          <table:table-cell office:value-type="float" office:value="144" calcext:value-type="float">
            <text:p>14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57.9</text:p>
          </table:table-cell>
          <table:table-cell office:value-type="string" calcext:value-type="string">
            <text:p>56.9</text:p>
          </table:table-cell>
          <table:table-cell office:value-type="string" calcext:value-type="string">
            <text:p>56.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5.6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64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float" office:value="145" calcext:value-type="float">
            <text:p>1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Venezuela</text:p>
          </table:table-cell>
          <table:table-cell table:number-columns-repeated="5"/>
          <table:table-cell office:value-type="string" calcext:value-type="string">
            <text:p>71.7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62.6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74.8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55.7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5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float" office:value="147" calcext:value-type="float">
            <text:p>1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et nam</text:p>
          </table:table-cell>
          <table:table-cell table:number-columns-repeated="6"/>
          <table:table-cell office:value-type="string" calcext:value-type="string">
            <text:p>52.9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.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50.2</text:p>
          </table:table-cell>
          <table:table-cell table:number-columns-repeated="2" office:value-type="string" calcext:value-type="string">
            <text:p>50.8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51.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3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 office:value-type="float" office:value="148" calcext:value-type="float">
            <text:p>14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Yemen</text:p>
          </table:table-cell>
          <table:table-cell table:number-columns-repeated="7"/>
          <table:table-cell office:value-type="string" calcext:value-type="string">
            <text:p>44.8</text:p>
          </table:table-cell>
          <table:table-cell/>
          <table:table-cell office:value-type="string" calcext:value-type="string">
            <text:p>48.1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35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float" office:value="149" calcext:value-type="float">
            <text:p>14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Zambia</text:p>
          </table:table-cell>
          <table:table-cell table:number-columns-repeated="6"/>
          <table:table-cell office:value-type="string" calcext:value-type="string">
            <text:p>48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52.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37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Zimbabwe</text:p>
          </table:table-cell>
          <table:table-cell table:number-columns-repeated="6"/>
          <table:table-cell office:value-type="string" calcext:value-type="string">
            <text:p>38.3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41.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.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float" office:value="151" calcext:value-type="float">
            <text:p>151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 office:value-type="float" office:value="152" calcext:value-type="float">
            <text:p>152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Qatar</text:p>
          </table:table-cell>
          <table:table-cell office:value-type="float" office:value="153" calcext:value-type="float">
            <text:p>153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yria</text:p>
          </table:table-cell>
          <table:table-cell office:value-type="float" office:value="154" calcext:value-type="float">
            <text:p>154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entral Afriquan Republic</text:p>
          </table:table-cell>
          <table:table-cell office:value-type="float" office:value="155" calcext:value-type="float">
            <text:p>155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office:value-type="float" office:value="156" calcext:value-type="float">
            <text:p>156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nited Kingdom</text:p>
          </table:table-cell>
          <table:table-cell office:value-type="float" office:value="157" calcext:value-type="float">
            <text:p>157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ussia</text:p>
          </table:table-cell>
          <table:table-cell office:value-type="float" office:value="158" calcext:value-type="float">
            <text:p>158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wanda</text:p>
          </table:table-cell>
          <table:table-cell office:value-type="float" office:value="159" calcext:value-type="float">
            <text:p>159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enegal</text:p>
          </table:table-cell>
          <table:table-cell office:value-type="float" office:value="168" calcext:value-type="float">
            <text:p>168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 office:value-type="float" office:value="169" calcext:value-type="float">
            <text:p>169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ierra Leone</text:p>
          </table:table-cell>
          <table:table-cell office:value-type="float" office:value="171" calcext:value-type="float">
            <text:p>171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 office:value-type="float" office:value="172" calcext:value-type="float">
            <text:p>172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office:value-type="float" office:value="173" calcext:value-type="float">
            <text:p>173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 office:value-type="float" office:value="174" calcext:value-type="float">
            <text:p>174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omalia</text:p>
          </table:table-cell>
          <table:table-cell office:value-type="float" office:value="175" calcext:value-type="float">
            <text:p>175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udan</text:p>
          </table:table-cell>
          <table:table-cell office:value-type="float" office:value="176" calcext:value-type="float">
            <text:p>176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outh Sudan</text:p>
          </table:table-cell>
          <table:table-cell office:value-type="float" office:value="177" calcext:value-type="float">
            <text:p>177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ri Lanka</text:p>
          </table:table-cell>
          <table:table-cell office:value-type="float" office:value="178" calcext:value-type="float">
            <text:p>178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weden</text:p>
          </table:table-cell>
          <table:table-cell office:value-type="float" office:value="179" calcext:value-type="float">
            <text:p>179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witzerland</text:p>
          </table:table-cell>
          <table:table-cell office:value-type="float" office:value="180" calcext:value-type="float">
            <text:p>180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office:value-type="float" office:value="181" calcext:value-type="float">
            <text:p>181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ajikistan</text:p>
          </table:table-cell>
          <table:table-cell office:value-type="float" office:value="182" calcext:value-type="float">
            <text:p>182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aiwan</text:p>
          </table:table-cell>
          <table:table-cell office:value-type="float" office:value="183" calcext:value-type="float">
            <text:p>183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anzania</text:p>
          </table:table-cell>
          <table:table-cell office:value-type="float" office:value="184" calcext:value-type="float">
            <text:p>184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had</text:p>
          </table:table-cell>
          <table:table-cell office:value-type="float" office:value="185" calcext:value-type="float">
            <text:p>185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zechia</text:p>
          </table:table-cell>
          <table:table-cell office:value-type="float" office:value="186" calcext:value-type="float">
            <text:p>186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 office:value-type="float" office:value="187" calcext:value-type="float">
            <text:p>187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ogo</text:p>
          </table:table-cell>
          <table:table-cell office:value-type="float" office:value="189" calcext:value-type="float">
            <text:p>189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float" office:value="191" calcext:value-type="float">
            <text:p>191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unisia</text:p>
          </table:table-cell>
          <table:table-cell office:value-type="float" office:value="192" calcext:value-type="float">
            <text:p>192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urkmenistan</text:p>
          </table:table-cell>
          <table:table-cell office:value-type="float" office:value="193" calcext:value-type="float">
            <text:p>193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float" office:value="194" calcext:value-type="float">
            <text:p>194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 office:value-type="float" office:value="196" calcext:value-type="float">
            <text:p>196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office:value-type="float" office:value="197" calcext:value-type="float">
            <text:p>197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float" office:value="199" calcext:value-type="float">
            <text:p>199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iet Nam</text:p>
          </table:table-cell>
          <table:table-cell office:value-type="float" office:value="200" calcext:value-type="float">
            <text:p>200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Yemen</text:p>
          </table:table-cell>
          <table:table-cell office:value-type="float" office:value="201" calcext:value-type="float">
            <text:p>201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Zambia</text:p>
          </table:table-cell>
          <table:table-cell office:value-type="float" office:value="202" calcext:value-type="float">
            <text:p>202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Zimbabwe</text:p>
          </table:table-cell>
          <table:table-cell office:value-type="float" office:value="203" calcext:value-type="float">
            <text:p>203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 table:number-rows-repeated="104837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IndBonheurPropre" table:style-name="ta1">
        <table:table-column table:style-name="co3" table:default-cell-style-name="ce1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column table:style-name="co4" table:number-columns-repeated="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Country</text:p>
          </table:table-cell>
          <table:table-cell office:value-type="string" calcext:value-type="string">
            <text:p>country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table:number-columns-repeated="8"/>
          <table:table-cell office:value-type="string" calcext:value-type="string">
            <text:p>37.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5.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 Africa</text:p>
          </table:table-cell>
          <table:table-cell table:number-columns-repeated="6"/>
          <table:table-cell office:value-type="string" calcext:value-type="string">
            <text:p>50.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48.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ania</text:p>
          </table:table-cell>
          <table:table-cell table:number-columns-repeated="7"/>
          <table:table-cell office:value-type="string" calcext:value-type="string">
            <text:p>46.3</text:p>
          </table:table-cell>
          <table:table-cell/>
          <table:table-cell office:value-type="string" calcext:value-type="string">
            <text:p>54.9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6.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8.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table:number-columns-repeated="10"/>
          <table:table-cell office:value-type="string" calcext:value-type="string">
            <text:p>54.6</text:p>
          </table:table-cell>
          <table:table-cell office:value-type="string" calcext:value-type="string">
            <text:p>53.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63.5</text:p>
          </table:table-cell>
          <table:table-cell/>
          <table:table-cell office:value-type="string" calcext:value-type="string">
            <text:p>53.4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50.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rmany</text:p>
          </table:table-cell>
          <table:table-cell table:number-columns-repeated="5"/>
          <table:table-cell office:value-type="string" calcext:value-type="string">
            <text:p>66.2</text:p>
          </table:table-cell>
          <table:table-cell/>
          <table:table-cell office:value-type="string" calcext:value-type="string">
            <text:p>64.2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66.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70.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Andorra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gola</text:p>
          </table:table-cell>
          <table:table-cell table:number-columns-repeated="11"/>
          <table:table-cell office:value-type="string" calcext:value-type="string">
            <text:p>55.9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37.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Antigua and Barbuda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udi Arabia</text:p>
          </table:table-cell>
          <table:table-cell table:number-columns-repeated="5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72.7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63.1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64.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gentina</text:p>
          </table:table-cell>
          <table:table-cell table:number-columns-repeated="6"/>
          <table:table-cell office:value-type="string" calcext:value-type="string">
            <text:p>63.1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66.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59.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menia</text:p>
          </table:table-cell>
          <table:table-cell table:number-columns-repeated="6"/>
          <table:table-cell office:value-type="string" calcext:value-type="string">
            <text:p>42.9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46.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</text:p>
          </table:table-cell>
          <table:table-cell table:number-columns-repeated="5"/>
          <table:table-cell office:value-type="string" calcext:value-type="string">
            <text:p>73.4</text:p>
          </table:table-cell>
          <table:table-cell/>
          <table:table-cell office:value-type="string" calcext:value-type="string">
            <text:p>72.9</text:p>
          </table:table-cell>
          <table:table-cell office:value-type="string" calcext:value-type="string">
            <text:p>72.5</text:p>
          </table:table-cell>
          <table:table-cell/>
          <table:table-cell office:value-type="string" calcext:value-type="string">
            <text:p>74.5</text:p>
          </table:table-cell>
          <table:table-cell office:value-type="string" calcext:value-type="string">
            <text:p>74.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71.8</text:p>
          </table:table-cell>
          <table:table-cell office:value-type="string" calcext:value-type="string">
            <text:p>72.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tria</text:p>
          </table:table-cell>
          <table:table-cell table:number-columns-repeated="6"/>
          <table:table-cell office:value-type="string" calcext:value-type="string">
            <text:p>71.2</text:p>
          </table:table-cell>
          <table:table-cell/>
          <table:table-cell office:value-type="string" calcext:value-type="string">
            <text:p>71.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74.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72.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2.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zerbaijan</text:p>
          </table:table-cell>
          <table:table-cell table:number-columns-repeated="6"/>
          <table:table-cell office:value-type="string" calcext:value-type="string">
            <text:p>47.3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54.8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1.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51.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Bahamas</text:p>
          </table:table-cell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hrain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62.3</text:p>
          </table:table-cell>
          <table:table-cell/>
          <table:table-cell office:value-type="string" calcext:value-type="string">
            <text:p>62.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ngladesh</text:p>
          </table:table-cell>
          <table:table-cell table:number-columns-repeated="6"/>
          <table:table-cell office:value-type="string" calcext:value-type="string">
            <text:p>43.2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43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8.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Barbados</text:p>
          </table:table-cell>
          <table:table-cell table:number-columns-repeated="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larus</text:p>
          </table:table-cell>
          <table:table-cell table:number-columns-repeated="6"/>
          <table:table-cell office:value-type="string" calcext:value-type="string">
            <text:p>56.6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5.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um</text:p>
          </table:table-cell>
          <table:table-cell table:number-columns-repeated="5"/>
          <table:table-cell office:value-type="string" calcext:value-type="string">
            <text:p>72.6</text:p>
          </table:table-cell>
          <table:table-cell/>
          <table:table-cell office:value-type="string" calcext:value-type="string">
            <text:p>72.2</text:p>
          </table:table-cell>
          <table:table-cell office:value-type="string" calcext:value-type="string">
            <text:p>71.2</text:p>
          </table:table-cell>
          <table:table-cell/>
          <table:table-cell office:value-type="string" calcext:value-type="string">
            <text:p>68.5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69.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8.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68.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ize</text:p>
          </table:table-cell>
          <table:table-cell table:number-columns-repeated="7"/>
          <table:table-cell office:value-type="string" calcext:value-type="string">
            <text:p>64.5</text:p>
          </table:table-cell>
          <table:table-cell table:number-columns-repeated="6"/>
          <table:table-cell office:value-type="string" calcext:value-type="string">
            <text:p>59.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nin</text:p>
          </table:table-cell>
          <table:table-cell table:number-columns-repeated="6"/>
          <table:table-cell office:value-type="string" calcext:value-type="string">
            <text:p>33.3</text:p>
          </table:table-cell>
          <table:table-cell/>
          <table:table-cell office:value-type="string" calcext:value-type="string">
            <text:p>36.7</text:p>
          </table:table-cell>
          <table:table-cell table:number-columns-repeated="2"/>
          <table:table-cell office:value-type="string" calcext:value-type="string">
            <text:p>38.7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52.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Bermuda</text:p>
          </table:table-cell>
          <table:table-cell table:number-columns-repeated="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hutan</text:p>
          </table:table-cell>
          <table:table-cell table:number-columns-repeated="13"/>
          <table:table-cell office:value-type="string" calcext:value-type="string">
            <text:p>55.7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50.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livia</text:p>
          </table:table-cell>
          <table:table-cell table:number-columns-repeated="6"/>
          <table:table-cell office:value-type="string" calcext:value-type="string">
            <text:p>53.7</text:p>
          </table:table-cell>
          <table:table-cell office:value-type="string" calcext:value-type="string">
            <text:p>56.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0.9</text:p>
          </table:table-cell>
          <table:table-cell table:number-columns-repeated="2" office:value-type="string" calcext:value-type="string">
            <text:p>57.8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57.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osnia and Herzegovina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49.6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6.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tswana</text:p>
          </table:table-cell>
          <table:table-cell table:number-columns-repeated="6"/>
          <table:table-cell office:value-type="string" calcext:value-type="string">
            <text:p>47.4</text:p>
          </table:table-cell>
          <table:table-cell/>
          <table:table-cell office:value-type="string" calcext:value-type="string">
            <text:p>54.5</text:p>
          </table:table-cell>
          <table:table-cell/>
          <table:table-cell office:value-type="string" calcext:value-type="string">
            <text:p>35.5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37.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.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razil</text:p>
          </table:table-cell>
          <table:table-cell table:number-columns-repeated="5"/>
          <table:table-cell office:value-type="string" calcext:value-type="string">
            <text:p>66.4</text:p>
          </table:table-cell>
          <table:table-cell/>
          <table:table-cell office:value-type="string" calcext:value-type="string">
            <text:p>63.2</text:p>
          </table:table-cell>
          <table:table-cell office:value-type="string" calcext:value-type="string">
            <text:p>66.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1.9</text:p>
          </table:table-cell>
          <table:table-cell office:value-type="string" calcext:value-type="string">
            <text:p>63.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Brunei Darussalam</text:p>
          </table:table-cell>
          <table:table-cell table:number-columns-repeated="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lgaria</text:p>
          </table:table-cell>
          <table:table-cell table:number-columns-repeated="7"/>
          <table:table-cell office:value-type="string" calcext:value-type="string">
            <text:p>38.4</text:p>
          </table:table-cell>
          <table:table-cell table:number-columns-repeated="2"/>
          <table:table-cell office:value-type="string" calcext:value-type="string">
            <text:p>39.1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48.4</text:p>
          </table:table-cell>
          <table:table-cell table:number-columns-repeated="3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urkina Faso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38.5</text:p>
          </table:table-cell>
          <table:table-cell/>
          <table:table-cell office:value-type="string" calcext:value-type="string">
            <text:p>40.4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47.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urundi</text:p>
          </table:table-cell>
          <table:table-cell table:number-columns-repeated="8"/>
          <table:table-cell office:value-type="string" calcext:value-type="string">
            <text:p>35.6</text:p>
          </table:table-cell>
          <table:table-cell office:value-type="string" calcext:value-type="string">
            <text:p>37.9</text:p>
          </table:table-cell>
          <table:table-cell/>
          <table:table-cell office:value-type="string" calcext:value-type="string">
            <text:p>37.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"/>
          <table:table-cell table:number-columns-repeated="2" office:value-type="string" calcext:value-type="string">
            <text:p>37.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Cabo Verde</text:p>
          </table:table-cell>
          <table:table-cell table:number-columns-repeated="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mbodia</text:p>
          </table:table-cell>
          <table:table-cell table:number-columns-repeated="6"/>
          <table:table-cell office:value-type="string" calcext:value-type="string">
            <text:p>35.7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.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48.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meroon</text:p>
          </table:table-cell>
          <table:table-cell table:number-columns-repeated="6"/>
          <table:table-cell office:value-type="string" calcext:value-type="string">
            <text:p>38.5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0.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nada</text:p>
          </table:table-cell>
          <table:table-cell table:number-columns-repeated="5"/>
          <table:table-cell office:value-type="string" calcext:value-type="string">
            <text:p>74.2</text:p>
          </table:table-cell>
          <table:table-cell/>
          <table:table-cell office:value-type="string" calcext:value-type="string">
            <text:p>74.8</text:p>
          </table:table-cell>
          <table:table-cell table:number-columns-repeated="2" office:value-type="string" calcext:value-type="string">
            <text:p>74.9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75.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71.8</text:p>
          </table:table-cell>
          <table:table-cell office:value-type="string" calcext:value-type="string">
            <text:p>72.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ile</text:p>
          </table:table-cell>
          <table:table-cell table:number-columns-repeated="6"/>
          <table:table-cell office:value-type="string" calcext:value-type="string">
            <text:p>60.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65.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7.4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2.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ina</text:p>
          </table:table-cell>
          <table:table-cell table:number-columns-repeated="6"/>
          <table:table-cell office:value-type="string" calcext:value-type="string">
            <text:p>45.6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52.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3.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1.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yprus</text:p>
          </table:table-cell>
          <table:table-cell table:number-columns-repeated="6"/>
          <table:table-cell office:value-type="string" calcext:value-type="string">
            <text:p>62.4</text:p>
          </table:table-cell>
          <table:table-cell table:number-columns-repeated="2"/>
          <table:table-cell office:value-type="string" calcext:value-type="string">
            <text:p>68.3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61.8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61.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lombia</text:p>
          </table:table-cell>
          <table:table-cell table:number-columns-repeated="6"/>
          <table:table-cell office:value-type="string" calcext:value-type="string">
            <text:p>60.2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61.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oros</text:p>
          </table:table-cell>
          <table:table-cell table:number-columns-repeated="9"/>
          <table:table-cell office:value-type="string" calcext:value-type="string">
            <text:p>34.8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39.6</text:p>
          </table:table-cell>
          <table:table-cell table:number-columns-repeated="5"/>
          <table:table-cell office:value-type="string" calcext:value-type="string">
            <text:p>39.7</text:p>
          </table:table-cell>
          <table:table-cell office:value-type="string" calcext:value-type="string">
            <text:p>42.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ngo</text:p>
          </table:table-cell>
          <table:table-cell table:number-columns-repeated="8"/>
          <table:table-cell office:value-type="string" calcext:value-type="string">
            <text:p>38.2</text:p>
          </table:table-cell>
          <table:table-cell table:number-columns-repeated="2"/>
          <table:table-cell office:value-type="string" calcext:value-type="string">
            <text:p>45.1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51.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Democratic Republic of the Congo</text:p>
          </table:table-cell>
          <table:table-cell table:number-columns-repeated="9"/>
          <table:table-cell office:value-type="string" calcext:value-type="string">
            <text:p>39.8</text:p>
          </table:table-cell>
          <table:table-cell/>
          <table:table-cell office:value-type="string" calcext:value-type="string">
            <text:p>45.2</text:p>
          </table:table-cell>
          <table:table-cell office:value-type="string" calcext:value-type="string">
            <text:p>46.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4.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3.1</text:p>
          </table:table-cell>
          <table:table-cell/>
          <table:table-cell office:value-type="string" calcext:value-type="string">
            <text:p>43.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uth Korea</text:p>
          </table:table-cell>
          <table:table-cell table:number-columns-repeated="6"/>
          <table:table-cell office:value-type="string" calcext:value-type="string">
            <text:p>53.3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9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9.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58.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North Korea</text:p>
          </table:table-cell>
          <table:table-cell table:number-columns-repeated="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sta Rica</text:p>
          </table:table-cell>
          <table:table-cell table:number-columns-repeated="6"/>
          <table:table-cell office:value-type="string" calcext:value-type="string">
            <text:p>70.8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71.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te d'Ivoire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37.4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2.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roatia</text:p>
          </table:table-cell>
          <table:table-cell table:number-columns-repeated="7"/>
          <table:table-cell office:value-type="string" calcext:value-type="string">
            <text:p>58.2</text:p>
          </table:table-cell>
          <table:table-cell/>
          <table:table-cell office:value-type="string" calcext:value-type="string">
            <text:p>54.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5.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54.2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nmark</text:p>
          </table:table-cell>
          <table:table-cell table:number-columns-repeated="5"/>
          <table:table-cell office:value-type="string" calcext:value-type="string">
            <text:p>80.2</text:p>
          </table:table-cell>
          <table:table-cell/>
          <table:table-cell office:value-type="string" calcext:value-type="string">
            <text:p>78.3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75.9</text:p>
          </table:table-cell>
          <table:table-cell table:number-columns-repeated="2" office:value-type="string" calcext:value-type="string">
            <text:p>75.1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75.9</text:p>
          </table:table-cell>
          <table:table-cell table:number-columns-repeated="2" office:value-type="string" calcext:value-type="string">
            <text:p>76.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jibouti</text:p>
          </table:table-cell>
          <table:table-cell table:number-columns-repeated="8"/>
          <table:table-cell office:value-type="string" calcext:value-type="string">
            <text:p>50.1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43.7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ominican Republic</text:p>
          </table:table-cell>
          <table:table-cell table:number-columns-repeated="6"/>
          <table:table-cell office:value-type="string" calcext:value-type="string">
            <text:p>50.9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47.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6.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Dominica</text:p>
          </table:table-cell>
          <table:table-cell table:number-columns-repeated="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gypt</text:p>
          </table:table-cell>
          <table:table-cell table:number-columns-repeated="5"/>
          <table:table-cell office:value-type="string" calcext:value-type="string">
            <text:p>51.7</text:p>
          </table:table-cell>
          <table:table-cell/>
          <table:table-cell office:value-type="string" calcext:value-type="string">
            <text:p>55.4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41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41.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alvador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67.4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63.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nited Arab Emirates</text:p>
          </table:table-cell>
          <table:table-cell table:number-columns-repeated="6"/>
          <table:table-cell office:value-type="string" calcext:value-type="string">
            <text:p>67.3</text:p>
          </table:table-cell>
          <table:table-cell table:number-columns-repeated="2"/>
          <table:table-cell office:value-type="string" calcext:value-type="string">
            <text:p>68.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.7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70.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7.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cuador</text:p>
          </table:table-cell>
          <table:table-cell table:number-columns-repeated="6"/>
          <table:table-cell office:value-type="string" calcext:value-type="string">
            <text:p>50.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8.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59.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Eritrea</text:p>
          </table:table-cell>
          <table:table-cell table:number-columns-repeated="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pain</text:p>
          </table:table-cell>
          <table:table-cell table:number-columns-repeated="5"/>
          <table:table-cell office:value-type="string" calcext:value-type="string">
            <text:p>71.5</text:p>
          </table:table-cell>
          <table:table-cell/>
          <table:table-cell office:value-type="string" calcext:value-type="string">
            <text:p>69.9</text:p>
          </table:table-cell>
          <table:table-cell office:value-type="string" calcext:value-type="string">
            <text:p>72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1.9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5.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tonia</text:p>
          </table:table-cell>
          <table:table-cell table:number-columns-repeated="6"/>
          <table:table-cell office:value-type="string" calcext:value-type="string">
            <text:p>53.7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1.4</text:p>
          </table:table-cell>
          <table:table-cell/>
          <table:table-cell office:value-type="string" calcext:value-type="string">
            <text:p>54.9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60.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swatini</text:p>
          </table:table-cell>
          <table:table-cell table:number-columns-repeated="11"/>
          <table:table-cell office:value-type="string" calcext:value-type="string">
            <text:p>48.7</text:p>
          </table:table-cell>
          <table:table-cell table:number-columns-repeated="6"/>
          <table:table-cell office:value-type="string" calcext:value-type="string">
            <text:p>42.1</text:p>
          </table:table-cell>
          <table:table-cell office:value-type="string" calcext:value-type="string">
            <text:p>43.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nited States</text:p>
          </table:table-cell>
          <table:table-cell table:number-columns-repeated="6"/>
          <table:table-cell office:value-type="string" calcext:value-type="string">
            <text:p>71.8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72.8</text:p>
          </table:table-cell>
          <table:table-cell table:number-columns-repeated="2" office:value-type="string" calcext:value-type="string">
            <text:p>71.6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68.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69.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thiopia</text:p>
          </table:table-cell>
          <table:table-cell table:number-columns-repeated="12"/>
          <table:table-cell office:value-type="string" calcext:value-type="string">
            <text:p>45.6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.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41.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Faroe Islands</text:p>
          </table:table-cell>
          <table:table-cell table:number-columns-repeated="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Fiji</text:p>
          </table:table-cell>
          <table:table-cell table:number-columns-repeated="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inland</text:p>
          </table:table-cell>
          <table:table-cell table:number-columns-repeated="6"/>
          <table:table-cell office:value-type="string" calcext:value-type="string">
            <text:p>76.7</text:p>
          </table:table-cell>
          <table:table-cell/>
          <table:table-cell office:value-type="string" calcext:value-type="string">
            <text:p>76.7</text:p>
          </table:table-cell>
          <table:table-cell/>
          <table:table-cell office:value-type="string" calcext:value-type="string">
            <text:p>73.9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78.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rance</text:p>
          </table:table-cell>
          <table:table-cell table:number-columns-repeated="5"/>
          <table:table-cell office:value-type="string" calcext:value-type="string">
            <text:p>70.9</text:p>
          </table:table-cell>
          <table:table-cell office:value-type="string" calcext:value-type="string">
            <text:p>65.8</text:p>
          </table:table-cell>
          <table:table-cell/>
          <table:table-cell office:value-type="string" calcext:value-type="string">
            <text:p>70.1</text:p>
          </table:table-cell>
          <table:table-cell office:value-type="string" calcext:value-type="string">
            <text:p>62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66.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abon</text:p>
          </table:table-cell>
          <table:table-cell table:number-columns-repeated="11"/>
          <table:table-cell office:value-type="string" calcext:value-type="string">
            <text:p>42.6</text:p>
          </table:table-cell>
          <table:table-cell office:value-type="string" calcext:value-type="string">
            <text:p>39.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8.3</text:p>
          </table:table-cell>
          <table:table-cell table:number-columns-repeated="2" office:value-type="string" calcext:value-type="string">
            <text:p>47.8</text:p>
          </table:table-cell>
          <table:table-cell office:value-type="string" calcext:value-type="string">
            <text:p>48.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mbia</text:p>
          </table:table-cell>
          <table:table-cell table:number-columns-repeated="17"/>
          <table:table-cell office:value-type="string" calcext:value-type="string">
            <text:p>41.2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47.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ia</text:p>
          </table:table-cell>
          <table:table-cell table:number-columns-repeated="6"/>
          <table:table-cell office:value-type="string" calcext:value-type="string">
            <text:p>36.8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41.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44.5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6.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hana</text:p>
          </table:table-cell>
          <table:table-cell table:number-columns-repeated="6"/>
          <table:table-cell office:value-type="string" calcext:value-type="string">
            <text:p>45.4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49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38.6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54.8</text:p>
          </table:table-cell>
          <table:table-cell/>
          <table:table-cell office:value-type="string" calcext:value-type="string">
            <text:p>51.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Gibraltar</text:p>
          </table:table-cell>
          <table:table-cell table:number-columns-repeated="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eece</text:p>
          </table:table-cell>
          <table:table-cell table:number-columns-repeated="5"/>
          <table:table-cell office:value-type="string" calcext:value-type="string">
            <text:p>60.1</text:p>
          </table:table-cell>
          <table:table-cell/>
          <table:table-cell office:value-type="string" calcext:value-type="string">
            <text:p>66.5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53.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56.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5.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Grenada</text:p>
          </table:table-cell>
          <table:table-cell table:number-columns-repeated="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Greenland</text:p>
          </table:table-cell>
          <table:table-cell table:number-columns-repeated="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uatemala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6.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Guernsey</text:p>
          </table:table-cell>
          <table:table-cell table:number-columns-repeated="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uinea</text:p>
          </table:table-cell>
          <table:table-cell table:number-columns-repeated="11"/>
          <table:table-cell office:value-type="string" calcext:value-type="string">
            <text:p>40.4</text:p>
          </table:table-cell>
          <table:table-cell office:value-type="string" calcext:value-type="string">
            <text:p>36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49.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Equatorial Guinea</text:p>
          </table:table-cell>
          <table:table-cell table:number-columns-repeated="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Guinea-Bissau</text:p>
          </table:table-cell>
          <table:table-cell table:number-columns-repeated="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uyana</text:p>
          </table:table-cell>
          <table:table-cell table:number-columns-repeated="7"/>
          <table:table-cell office:value-type="string" calcext:value-type="string">
            <text:p>59.9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37.5</text:p>
          </table:table-cell>
          <table:table-cell/>
          <table:table-cell office:value-type="string" calcext:value-type="string">
            <text:p>38.5</text:p>
          </table:table-cell>
          <table:table-cell/>
          <table:table-cell office:value-type="string" calcext:value-type="string">
            <text:p>37.7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7.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onduras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49.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59.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ong Kong</text:p>
          </table:table-cell>
          <table:table-cell table:number-columns-repeated="6"/>
          <table:table-cell office:value-type="string" calcext:value-type="string">
            <text:p>55.1</text:p>
          </table:table-cell>
          <table:table-cell/>
          <table:table-cell office:value-type="string" calcext:value-type="string">
            <text:p>51.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54.8</text:p>
          </table:table-cell>
          <table:table-cell/>
          <table:table-cell office:value-type="string" calcext:value-type="string">
            <text:p>54.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53.6</text:p>
          </table:table-cell>
          <table:table-cell/>
          <table:table-cell office:value-type="string" calcext:value-type="string">
            <text:p>55.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ungary</text:p>
          </table:table-cell>
          <table:table-cell table:number-columns-repeated="5"/>
          <table:table-cell office:value-type="string" calcext:value-type="string">
            <text:p>51.9</text:p>
          </table:table-cell>
          <table:table-cell/>
          <table:table-cell office:value-type="string" calcext:value-type="string">
            <text:p>49.5</text:p>
          </table:table-cell>
          <table:table-cell/>
          <table:table-cell office:value-type="string" calcext:value-type="string">
            <text:p>48.9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60.7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ia</text:p>
          </table:table-cell>
          <table:table-cell table:number-columns-repeated="6"/>
          <table:table-cell office:value-type="string" calcext:value-type="string">
            <text:p>53.5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5.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donesia</text:p>
          </table:table-cell>
          <table:table-cell table:number-columns-repeated="6"/>
          <table:table-cell office:value-type="string" calcext:value-type="string">
            <text:p>49.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52.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51.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2.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ran</text:p>
          </table:table-cell>
          <table:table-cell table:number-columns-repeated="5"/>
          <table:table-cell office:value-type="string" calcext:value-type="string">
            <text:p>53.1</text:p>
          </table:table-cell>
          <table:table-cell/>
          <table:table-cell office:value-type="string" calcext:value-type="string">
            <text:p>53.4</text:p>
          </table:table-cell>
          <table:table-cell office:value-type="string" calcext:value-type="string">
            <text:p>51.3</text:p>
          </table:table-cell>
          <table:table-cell table:number-columns-repeated="2"/>
          <table:table-cell office:value-type="string" calcext:value-type="string">
            <text:p>47.7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51.4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6.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aq</text:p>
          </table:table-cell>
          <table:table-cell table:number-columns-repeated="8"/>
          <table:table-cell office:value-type="string" calcext:value-type="string">
            <text:p>45.9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.6</text:p>
          </table:table-cell>
          <table:table-cell/>
          <table:table-cell office:value-type="string" calcext:value-type="string">
            <text:p>47.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reland</text:p>
          </table:table-cell>
          <table:table-cell table:number-columns-repeated="6"/>
          <table:table-cell office:value-type="string" calcext:value-type="string">
            <text:p>71.4</text:p>
          </table:table-cell>
          <table:table-cell/>
          <table:table-cell office:value-type="string" calcext:value-type="string">
            <text:p>75.7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70.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celand</text:p>
          </table:table-cell>
          <table:table-cell table:number-columns-repeated="8"/>
          <table:table-cell office:value-type="string" calcext:value-type="string">
            <text:p>68.9</text:p>
          </table:table-cell>
          <table:table-cell table:number-columns-repeated="3"/>
          <table:table-cell office:value-type="string" calcext:value-type="string">
            <text:p>75.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74.8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srael</text:p>
          </table:table-cell>
          <table:table-cell table:number-columns-repeated="6"/>
          <table:table-cell office:value-type="string" calcext:value-type="string">
            <text:p>71.7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73.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71.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taly</text:p>
          </table:table-cell>
          <table:table-cell table:number-columns-repeated="5"/>
          <table:table-cell office:value-type="string" calcext:value-type="string">
            <text:p>68.5</text:p>
          </table:table-cell>
          <table:table-cell/>
          <table:table-cell office:value-type="string" calcext:value-type="string">
            <text:p>65.7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59.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3.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maica</text:p>
          </table:table-cell>
          <table:table-cell table:number-columns-repeated="6"/>
          <table:table-cell office:value-type="string" calcext:value-type="string">
            <text:p>62.1</text:p>
          </table:table-cell>
          <table:table-cell table:number-columns-repeated="4"/>
          <table:table-cell office:value-type="string" calcext:value-type="string">
            <text:p>53.7</text:p>
          </table:table-cell>
          <table:table-cell/>
          <table:table-cell office:value-type="string" calcext:value-type="string">
            <text:p>57.1</text:p>
          </table:table-cell>
          <table:table-cell office:value-type="string" calcext:value-type="string">
            <text:p>53.1</text:p>
          </table:table-cell>
          <table:table-cell table:number-columns-repeated="2"/>
          <table:table-cell office:value-type="string" calcext:value-type="string">
            <text:p>58.9</text:p>
          </table:table-cell>
          <table:table-cell/>
          <table:table-cell office:value-type="string" calcext:value-type="string">
            <text:p>58.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apan</text:p>
          </table:table-cell>
          <table:table-cell table:number-columns-repeated="5"/>
          <table:table-cell office:value-type="string" calcext:value-type="string">
            <text:p>65.2</text:p>
          </table:table-cell>
          <table:table-cell/>
          <table:table-cell office:value-type="string" calcext:value-type="string">
            <text:p>62.4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62.6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58.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ordan</text:p>
          </table:table-cell>
          <table:table-cell table:number-columns-repeated="5"/>
          <table:table-cell office:value-type="string" calcext:value-type="string">
            <text:p>62.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49.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5.7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53.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46.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azakhstan</text:p>
          </table:table-cell>
          <table:table-cell table:number-columns-repeated="6"/>
          <table:table-cell office:value-type="string" calcext:value-type="string">
            <text:p>54.8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60.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enya</text:p>
          </table:table-cell>
          <table:table-cell table:number-columns-repeated="6"/>
          <table:table-cell office:value-type="string" calcext:value-type="string">
            <text:p>42.2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5.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3.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5.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Kyrgyzstan</text:p>
          </table:table-cell>
          <table:table-cell table:number-columns-repeated="6"/>
          <table:table-cell office:value-type="string" calcext:value-type="string">
            <text:p>46.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50.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52.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56.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5.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Kiribati</text:p>
          </table:table-cell>
          <table:table-cell table:number-columns-repeated="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uwait</text:p>
          </table:table-cell>
          <table:table-cell table:number-columns-repeated="6"/>
          <table:table-cell office:value-type="string" calcext:value-type="string">
            <text:p>60.8</text:p>
          </table:table-cell>
          <table:table-cell table:number-columns-repeated="2"/>
          <table:table-cell office:value-type="string" calcext:value-type="string">
            <text:p>65.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61.8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60.9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ao</text:p>
          </table:table-cell>
          <table:table-cell table:number-columns-repeated="6"/>
          <table:table-cell office:value-type="string" calcext:value-type="string">
            <text:p>50.8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0.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48.8</text:p>
          </table:table-cell>
          <table:table-cell table:number-columns-repeated="4"/>
          <table:table-cell office:value-type="string" calcext:value-type="string">
            <text:p>46.2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48.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esotho</text:p>
          </table:table-cell>
          <table:table-cell table:number-columns-repeated="11"/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38.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36.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atvia</text:p>
          </table:table-cell>
          <table:table-cell table:number-columns-repeated="6"/>
          <table:table-cell office:value-type="string" calcext:value-type="string">
            <text:p>47.1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46.7</text:p>
          </table:table-cell>
          <table:table-cell/>
          <table:table-cell office:value-type="string" calcext:value-type="string">
            <text:p>49.7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59.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9.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ebanon</text:p>
          </table:table-cell>
          <table:table-cell table:number-columns-repeated="5"/>
          <table:table-cell office:value-type="string" calcext:value-type="string">
            <text:p>54.9</text:p>
          </table:table-cell>
          <table:table-cell office:value-type="string" calcext:value-type="string">
            <text:p>46.5</text:p>
          </table:table-cell>
          <table:table-cell/>
          <table:table-cell office:value-type="string" calcext:value-type="string">
            <text:p>45.9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47.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iberia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office:value-type="string" calcext:value-type="string">
            <text:p>42.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45.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5.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ibya</text:p>
          </table:table-cell>
          <table:table-cell table:number-columns-repeated="12"/>
          <table:table-cell office:value-type="string" calcext:value-type="string">
            <text:p>57.5</text:p>
          </table:table-cell>
          <table:table-cell table:number-columns-repeated="2"/>
          <table:table-cell office:value-type="string" calcext:value-type="string">
            <text:p>56.2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6.5</text:p>
          </table:table-cell>
          <table:table-cell table:number-columns-repeated="2" office:value-type="string" calcext:value-type="string">
            <text:p>54.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Liechtenstein</text:p>
          </table:table-cell>
          <table:table-cell table:number-columns-repeated="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ithuania</text:p>
          </table:table-cell>
          <table:table-cell table:number-columns-repeated="6"/>
          <table:table-cell office:value-type="string" calcext:value-type="string">
            <text:p>59.5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7.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2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uxembourg</text:p>
          </table:table-cell>
          <table:table-cell table:number-columns-repeated="9"/>
          <table:table-cell office:value-type="string" calcext:value-type="string">
            <text:p>69.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68.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70.6</text:p>
          </table:table-cell>
          <table:table-cell table:number-columns-repeated="2" office:value-type="string" calcext:value-type="string">
            <text:p>72.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Macao</text:p>
          </table:table-cell>
          <table:table-cell table:number-columns-repeated="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rth Macedonia</text:p>
          </table:table-cell>
          <table:table-cell table:number-columns-repeated="7"/>
          <table:table-cell office:value-type="string" calcext:value-type="string">
            <text:p>44.9</text:p>
          </table:table-cell>
          <table:table-cell/>
          <table:table-cell office:value-type="string" calcext:value-type="string">
            <text:p>44.3</text:p>
          </table:table-cell>
          <table:table-cell office:value-type="string" calcext:value-type="string">
            <text:p>41.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51.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51.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adagascar</text:p>
          </table:table-cell>
          <table:table-cell table:number-columns-repeated="6"/>
          <table:table-cell office:value-type="string" calcext:value-type="string">
            <text:p>39.8</text:p>
          </table:table-cell>
          <table:table-cell/>
          <table:table-cell office:value-type="string" calcext:value-type="string">
            <text:p>46.4</text:p>
          </table:table-cell>
          <table:table-cell table:number-columns-repeated="2"/>
          <table:table-cell office:value-type="string" calcext:value-type="string">
            <text:p>43.8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41.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laysia</text:p>
          </table:table-cell>
          <table:table-cell table:number-columns-repeated="6"/>
          <table:table-cell office:value-type="string" calcext:value-type="string">
            <text:p>60.1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63.2</text:p>
          </table:table-cell>
          <table:table-cell table:number-columns-repeated="2"/>
          <table:table-cell office:value-type="string" calcext:value-type="string">
            <text:p>53.4</text:p>
          </table:table-cell>
          <table:table-cell office:value-type="string" calcext:value-type="string">
            <text:p>53.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lawi</text:p>
          </table:table-cell>
          <table:table-cell table:number-columns-repeated="6"/>
          <table:table-cell office:value-type="string" calcext:value-type="string">
            <text:p>38.3</text:p>
          </table:table-cell>
          <table:table-cell office:value-type="string" calcext:value-type="string">
            <text:p>48.9</text:p>
          </table:table-cell>
          <table:table-cell/>
          <table:table-cell office:value-type="string" calcext:value-type="string">
            <text:p>51.5</text:p>
          </table:table-cell>
          <table:table-cell/>
          <table:table-cell office:value-type="string" calcext:value-type="string">
            <text:p>39.5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35.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ldives</text:p>
          </table:table-cell>
          <table:table-cell table:number-columns-repeated="19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ali</text:p>
          </table:table-cell>
          <table:table-cell table:number-columns-repeated="6"/>
          <table:table-cell office:value-type="string" calcext:value-type="string">
            <text:p>40.1</text:p>
          </table:table-cell>
          <table:table-cell/>
          <table:table-cell office:value-type="string" calcext:value-type="string">
            <text:p>41.1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7.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lta</text:p>
          </table:table-cell>
          <table:table-cell table:number-columns-repeated="9"/>
          <table:table-cell office:value-type="string" calcext:value-type="string">
            <text:p>63.3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66.8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67.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orocco</text:p>
          </table:table-cell>
          <table:table-cell table:number-columns-repeated="10"/>
          <table:table-cell office:value-type="string" calcext:value-type="string">
            <text:p>43.8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51.4</text:p>
          </table:table-cell>
          <table:table-cell/>
          <table:table-cell office:value-type="string" calcext:value-type="string">
            <text:p>51.6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3.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0.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auritius</text:p>
          </table:table-cell>
          <table:table-cell table:number-columns-repeated="11"/>
          <table:table-cell office:value-type="string" calcext:value-type="string">
            <text:p>54.8</text:p>
          </table:table-cell>
          <table:table-cell table:number-columns-repeated="2"/>
          <table:table-cell office:value-type="string" calcext:value-type="string">
            <text:p>56.5</text:p>
          </table:table-cell>
          <table:table-cell/>
          <table:table-cell office:value-type="string" calcext:value-type="string">
            <text:p>56.1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58.8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auritania</text:p>
          </table:table-cell>
          <table:table-cell table:number-columns-repeated="7"/>
          <table:table-cell office:value-type="string" calcext:value-type="string">
            <text:p>41.5</text:p>
          </table:table-cell>
          <table:table-cell office:value-type="string" calcext:value-type="string">
            <text:p>42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46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.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exico</text:p>
          </table:table-cell>
          <table:table-cell table:number-columns-repeated="5"/>
          <table:table-cell office:value-type="string" calcext:value-type="string">
            <text:p>65.8</text:p>
          </table:table-cell>
          <table:table-cell/>
          <table:table-cell office:value-type="string" calcext:value-type="string">
            <text:p>65.3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69.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66.8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64.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Micronesia</text:p>
          </table:table-cell>
          <table:table-cell table:number-columns-repeated="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oldova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string" calcext:value-type="string">
            <text:p>47.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57.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56.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Monaco</text:p>
          </table:table-cell>
          <table:table-cell table:number-columns-repeated="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ongolia</text:p>
          </table:table-cell>
          <table:table-cell table:number-columns-repeated="7"/>
          <table:table-cell office:value-type="string" calcext:value-type="string">
            <text:p>46.1</text:p>
          </table:table-cell>
          <table:table-cell office:value-type="string" calcext:value-type="string">
            <text:p>44.9</text:p>
          </table:table-cell>
          <table:table-cell/>
          <table:table-cell office:value-type="string" calcext:value-type="string">
            <text:p>45.9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54.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ontenegro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54.6</text:p>
          </table:table-cell>
          <table:table-cell table:number-columns-repeated="2" office:value-type="string" calcext:value-type="string">
            <text:p>52.2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2.8</text:p>
          </table:table-cell>
          <table:table-cell office:value-type="string" calcext:value-type="string">
            <text:p>51.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55.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ozambique</text:p>
          </table:table-cell>
          <table:table-cell table:number-columns-repeated="6"/>
          <table:table-cell office:value-type="string" calcext:value-type="string">
            <text:p>45.9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46.5</text:p>
          </table:table-cell>
          <table:table-cell table:number-columns-repeated="2"/>
          <table:table-cell office:value-type="string" calcext:value-type="string">
            <text:p>49.7</text:p>
          </table:table-cell>
          <table:table-cell table:number-columns-repeated="3"/>
          <table:table-cell office:value-type="string" calcext:value-type="string">
            <text:p>45.5</text:p>
          </table:table-cell>
          <table:table-cell/>
          <table:table-cell office:value-type="string" calcext:value-type="string">
            <text:p>42.8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6.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yanmar</text:p>
          </table:table-cell>
          <table:table-cell table:number-columns-repeated="12"/>
          <table:table-cell office:value-type="string" calcext:value-type="string">
            <text:p>44.4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3.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amibia</text:p>
          </table:table-cell>
          <table:table-cell table:number-columns-repeated="7"/>
          <table:table-cell office:value-type="string" calcext:value-type="string">
            <text:p>48.9</text:p>
          </table:table-cell>
          <table:table-cell table:number-columns-repeated="6"/>
          <table:table-cell office:value-type="string" calcext:value-type="string">
            <text:p>45.7</text:p>
          </table:table-cell>
          <table:table-cell table:number-columns-repeated="2"/>
          <table:table-cell office:value-type="string" calcext:value-type="string">
            <text:p>44.4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45.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Nauru</text:p>
          </table:table-cell>
          <table:table-cell table:number-columns-repeated="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epal</text:p>
          </table:table-cell>
          <table:table-cell table:number-columns-repeated="6"/>
          <table:table-cell office:value-type="string" calcext:value-type="string">
            <text:p>45.7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42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48.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51.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icaragua</text:p>
          </table:table-cell>
          <table:table-cell table:number-columns-repeated="6"/>
          <table:table-cell office:value-type="string" calcext:value-type="string">
            <text:p>44.6</text:p>
          </table:table-cell>
          <table:table-cell office:value-type="string" calcext:value-type="string">
            <text:p>49.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6.9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61.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iger</text:p>
          </table:table-cell>
          <table:table-cell table:number-columns-repeated="6"/>
          <table:table-cell office:value-type="string" calcext:value-type="string">
            <text:p>37.4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.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5.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49.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igeria</text:p>
          </table:table-cell>
          <table:table-cell table:number-columns-repeated="6"/>
          <table:table-cell office:value-type="string" calcext:value-type="string">
            <text:p>47.1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47.6</text:p>
          </table:table-cell>
          <table:table-cell/>
          <table:table-cell office:value-type="string" calcext:value-type="string">
            <text:p>54.9</text:p>
          </table:table-cell>
          <table:table-cell office:value-type="string" calcext:value-type="string">
            <text:p>48.2</text:p>
          </table:table-cell>
          <table:table-cell/>
          <table:table-cell office:value-type="string" calcext:value-type="string">
            <text:p>49.3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47.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Niue</text:p>
          </table:table-cell>
          <table:table-cell table:number-columns-repeated="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orway</text:p>
          </table:table-cell>
          <table:table-cell table:number-columns-repeated="6"/>
          <table:table-cell office:value-type="string" calcext:value-type="string">
            <text:p>74.2</text:p>
          </table:table-cell>
          <table:table-cell/>
          <table:table-cell office:value-type="string" calcext:value-type="string">
            <text:p>76.3</text:p>
          </table:table-cell>
          <table:table-cell table:number-columns-repeated="3"/>
          <table:table-cell office:value-type="string" calcext:value-type="string">
            <text:p>76.8</text:p>
          </table:table-cell>
          <table:table-cell/>
          <table:table-cell office:value-type="string" calcext:value-type="string">
            <text:p>74.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74.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ew Zealand</text:p>
          </table:table-cell>
          <table:table-cell table:number-columns-repeated="6"/>
          <table:table-cell office:value-type="string" calcext:value-type="string">
            <text:p>73.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3.8</text:p>
          </table:table-cell>
          <table:table-cell/>
          <table:table-cell office:value-type="string" calcext:value-type="string">
            <text:p>72.2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73.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man</text:p>
          </table:table-cell>
          <table:table-cell table:number-columns-repeated="11"/>
          <table:table-cell office:value-type="string" calcext:value-type="string">
            <text:p>68.5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Uganda</text:p>
          </table:table-cell>
          <table:table-cell table:number-columns-repeated="6"/>
          <table:table-cell office:value-type="string" calcext:value-type="string">
            <text:p>37.3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.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4.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zbekistan</text:p>
          </table:table-cell>
          <table:table-cell table:number-columns-repeated="6"/>
          <table:table-cell office:value-type="string" calcext:value-type="string">
            <text:p>52.3</text:p>
          </table:table-cell>
          <table:table-cell/>
          <table:table-cell office:value-type="string" calcext:value-type="string">
            <text:p>53.1</text:p>
          </table:table-cell>
          <table:table-cell office:value-type="string" calcext:value-type="string">
            <text:p>52.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.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akistan</text:p>
          </table:table-cell>
          <table:table-cell table:number-columns-repeated="5"/>
          <table:table-cell office:value-type="string" calcext:value-type="string">
            <text:p>52.2</text:p>
          </table:table-cell>
          <table:table-cell/>
          <table:table-cell office:value-type="string" calcext:value-type="string">
            <text:p>56.7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1.4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56.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Palau</text:p>
          </table:table-cell>
          <table:table-cell table:number-columns-repeated="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alestine</text:p>
          </table:table-cell>
          <table:table-cell table:number-columns-repeated="6"/>
          <table:table-cell office:value-type="string" calcext:value-type="string">
            <text:p>47.2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4.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47.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46.3</text:p>
          </table:table-cell>
          <table:table-cell table:number-columns-repeated="2" office:value-type="string" calcext:value-type="string">
            <text:p>45.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anama</text:p>
          </table:table-cell>
          <table:table-cell table:number-columns-repeated="6"/>
          <table:table-cell office:value-type="string" calcext:value-type="string">
            <text:p>61.3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5.7</text:p>
          </table:table-cell>
          <table:table-cell office:value-type="string" calcext:value-type="string">
            <text:p>62.8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Papua New Guinea</text:p>
          </table:table-cell>
          <table:table-cell table:number-columns-repeated="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araguay</text:p>
          </table:table-cell>
          <table:table-cell table:number-columns-repeated="6"/>
          <table:table-cell office:value-type="string" calcext:value-type="string">
            <text:p>47.3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5.7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5.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7.1</text:p>
          </table:table-cell>
          <table:table-cell/>
          <table:table-cell office:value-type="string" calcext:value-type="string">
            <text:p>56.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etherlands</text:p>
          </table:table-cell>
          <table:table-cell table:number-columns-repeated="5"/>
          <table:table-cell office:value-type="string" calcext:value-type="string">
            <text:p>74.6</text:p>
          </table:table-cell>
          <table:table-cell/>
          <table:table-cell office:value-type="string" calcext:value-type="string">
            <text:p>74.5</text:p>
          </table:table-cell>
          <table:table-cell office:value-type="string" calcext:value-type="string">
            <text:p>76.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74.1</text:p>
          </table:table-cell>
          <table:table-cell table:number-columns-repeated="2" office:value-type="string" calcext:value-type="string">
            <text:p>73.2</text:p>
          </table:table-cell>
          <table:table-cell office:value-type="string" calcext:value-type="string">
            <text:p>75.4</text:p>
          </table:table-cell>
          <table:table-cell table:number-columns-repeated="2" office:value-type="string" calcext:value-type="string">
            <text:p>74.6</text:p>
          </table:table-cell>
          <table:table-cell office:value-type="string" calcext:value-type="string">
            <text:p>74.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eru</text:p>
          </table:table-cell>
          <table:table-cell table:number-columns-repeated="6"/>
          <table:table-cell office:value-type="string" calcext:value-type="string">
            <text:p>48.1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55.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56.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hilippines</text:p>
          </table:table-cell>
          <table:table-cell table:number-columns-repeated="6"/>
          <table:table-cell office:value-type="string" calcext:value-type="string">
            <text:p>46.7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49.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60.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oland</text:p>
          </table:table-cell>
          <table:table-cell table:number-columns-repeated="5"/>
          <table:table-cell office:value-type="string" calcext:value-type="string">
            <text:p>55.9</text:p>
          </table:table-cell>
          <table:table-cell/>
          <table:table-cell office:value-type="string" calcext:value-type="string">
            <text:p>58.9</text:p>
          </table:table-cell>
          <table:table-cell/>
          <table:table-cell office:value-type="string" calcext:value-type="string">
            <text:p>57.7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58.8</text:p>
          </table:table-cell>
          <table:table-cell table:number-columns-repeated="2" office:value-type="string" calcext:value-type="string">
            <text:p>57.5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61.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61.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ortugal</text:p>
          </table:table-cell>
          <table:table-cell table:number-columns-repeated="6"/>
          <table:table-cell office:value-type="string" calcext:value-type="string">
            <text:p>54.1</text:p>
          </table:table-cell>
          <table:table-cell/>
          <table:table-cell office:value-type="string" calcext:value-type="string">
            <text:p>57.2</text:p>
          </table:table-cell>
          <table:table-cell/>
          <table:table-cell office:value-type="string" calcext:value-type="string">
            <text:p>50.9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59.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Qatar</text:p>
          </table:table-cell>
          <table:table-cell table:number-columns-repeated="9"/>
          <table:table-cell office:value-type="string" calcext:value-type="string">
            <text:p>64.2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66.1</text:p>
          </table:table-cell>
          <table:table-cell table:number-columns-repeated="2"/>
          <table:table-cell office:value-type="string" calcext:value-type="string">
            <text:p>63.7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yria</text:p>
          </table:table-cell>
          <table:table-cell table:number-columns-repeated="8"/>
          <table:table-cell office:value-type="string" calcext:value-type="string">
            <text:p>53.2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26.9</text:p>
          </table:table-cell>
          <table:table-cell/>
          <table:table-cell office:value-type="string" calcext:value-type="string">
            <text:p>34.6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 office:value-type="string" calcext:value-type="string">
            <text:p>Central Afriquan Republic</text:p>
          </table:table-cell>
          <table:table-cell table:number-columns-repeated="7"/>
          <table:table-cell office:value-type="string" calcext:value-type="string">
            <text:p>41.6</text:p>
          </table:table-cell>
          <table:table-cell table:number-columns-repeated="2"/>
          <table:table-cell office:value-type="string" calcext:value-type="string">
            <text:p>35.7</text:p>
          </table:table-cell>
          <table:table-cell office:value-type="string" calcext:value-type="string">
            <text:p>36.8</text:p>
          </table:table-cell>
          <table:table-cell table:number-columns-repeated="4"/>
          <table:table-cell office:value-type="string" calcext:value-type="string">
            <text:p>26.9</text:p>
          </table:table-cell>
          <table:table-cell office:value-type="string" calcext:value-type="string">
            <text:p>34.8</text:p>
          </table:table-cell>
          <table:table-cell/>
          <table:table-cell office:value-type="string" calcext:value-type="string">
            <text:p>34.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omania</text:p>
          </table:table-cell>
          <table:table-cell table:number-columns-repeated="5"/>
          <table:table-cell office:value-type="string" calcext:value-type="string">
            <text:p>50.5</text:p>
          </table:table-cell>
          <table:table-cell/>
          <table:table-cell office:value-type="string" calcext:value-type="string">
            <text:p>53.9</text:p>
          </table:table-cell>
          <table:table-cell/>
          <table:table-cell office:value-type="string" calcext:value-type="string">
            <text:p>53.7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61.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ted Kingdom</text:p>
          </table:table-cell>
          <table:table-cell table:number-columns-repeated="5"/>
          <table:table-cell office:value-type="string" calcext:value-type="string">
            <text:p>69.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8.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71.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ussia</text:p>
          </table:table-cell>
          <table:table-cell table:number-columns-repeated="6"/>
          <table:table-cell office:value-type="string" calcext:value-type="string">
            <text:p>49.6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60.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55.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wanda</text:p>
          </table:table-cell>
          <table:table-cell table:number-columns-repeated="6"/>
          <table:table-cell office:value-type="string" calcext:value-type="string">
            <text:p>42.1</text:p>
          </table:table-cell>
          <table:table-cell/>
          <table:table-cell office:value-type="string" calcext:value-type="string">
            <text:p>43.6</text:p>
          </table:table-cell>
          <table:table-cell office:value-type="string" calcext:value-type="string">
            <text:p>40.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34.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33.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Saint Lucia</text:p>
          </table:table-cell>
          <table:table-cell table:number-columns-repeated="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 office:value-type="string" calcext:value-type="string">
            <text:p>Saint Kitts and Nevis</text:p>
          </table:table-cell>
          <table:table-cell table:number-columns-repeated="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San Marino</text:p>
          </table:table-cell>
          <table:table-cell table:number-columns-repeated="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Holy see</text:p>
          </table:table-cell>
          <table:table-cell table:number-columns-repeated="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Saint Vincent and the Grenadines</text:p>
          </table:table-cell>
          <table:table-cell table:number-columns-repeated="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 office:value-type="string" calcext:value-type="string">
            <text:p>Solomon Islands</text:p>
          </table:table-cell>
          <table:table-cell table:number-columns-repeated="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Samoa</text:p>
          </table:table-cell>
          <table:table-cell table:number-columns-repeated="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 office:value-type="string" calcext:value-type="string">
            <text:p>Sao Tome and Principe</text:p>
          </table:table-cell>
          <table:table-cell table:number-columns-repeated="2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enegal</text:p>
          </table:table-cell>
          <table:table-cell table:number-columns-repeated="6"/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46.8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49.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erbia</text:p>
          </table:table-cell>
          <table:table-cell table:number-columns-repeated="7"/>
          <table:table-cell office:value-type="string" calcext:value-type="string">
            <text:p>47.5</text:p>
          </table:table-cell>
          <table:table-cell/>
          <table:table-cell office:value-type="string" calcext:value-type="string">
            <text:p>43.8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51.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57.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 office:value-type="string" calcext:value-type="string">
            <text:p>Seychelles</text:p>
          </table:table-cell>
          <table:table-cell table:number-columns-repeated="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ierra Leone</text:p>
          </table:table-cell>
          <table:table-cell table:number-columns-repeated="6"/>
          <table:table-cell office:value-type="string" calcext:value-type="string">
            <text:p>36.3</text:p>
          </table:table-cell>
          <table:table-cell office:value-type="string" calcext:value-type="string">
            <text:p>35.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41.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5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39.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ingapore</text:p>
          </table:table-cell>
          <table:table-cell table:number-columns-repeated="6"/>
          <table:table-cell office:value-type="string" calcext:value-type="string">
            <text:p>64.6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65.6</text:p>
          </table:table-cell>
          <table:table-cell/>
          <table:table-cell office:value-type="string" calcext:value-type="string">
            <text:p>65.3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63.8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 office:value-type="string" calcext:value-type="string">
            <text:p>Slovakia</text:p>
          </table:table-cell>
          <table:table-cell table:number-columns-repeated="6"/>
          <table:table-cell office:value-type="string" calcext:value-type="string">
            <text:p>52.6</text:p>
          </table:table-cell>
          <table:table-cell table:number-columns-repeated="3"/>
          <table:table-cell office:value-type="string" calcext:value-type="string">
            <text:p>60.5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59.9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.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lovenia</text:p>
          </table:table-cell>
          <table:table-cell table:number-columns-repeated="6"/>
          <table:table-cell office:value-type="string" calcext:value-type="string">
            <text:p>58.1</text:p>
          </table:table-cell>
          <table:table-cell table:number-columns-repeated="2"/>
          <table:table-cell office:value-type="string" calcext:value-type="string">
            <text:p>58.3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3.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omalia</text:p>
          </table:table-cell>
          <table:table-cell table:number-columns-repeated="9"/>
          <table:table-cell office:value-type="string" calcext:value-type="string">
            <text:p>49.9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0.6</text:p>
          </table:table-cell>
          <table:table-cell/>
          <table:table-cell office:value-type="string" calcext:value-type="string">
            <text:p>55.3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46.7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udan</text:p>
          </table:table-cell>
          <table:table-cell table:number-columns-repeated="9"/>
          <table:table-cell office:value-type="string" calcext:value-type="string">
            <text:p>44.5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5.5</text:p>
          </table:table-cell>
          <table:table-cell/>
          <table:table-cell office:value-type="string" calcext:value-type="string">
            <text:p>41.4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outh Sudan</text:p>
          </table:table-cell>
          <table:table-cell table:number-columns-repeated="14"/>
          <table:table-cell office:value-type="string" calcext:value-type="string">
            <text:p>38.3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28.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ri Lanka</text:p>
          </table:table-cell>
          <table:table-cell table:number-columns-repeated="6"/>
          <table:table-cell office:value-type="string" calcext:value-type="string">
            <text:p>43.4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46.1</text:p>
          </table:table-cell>
          <table:table-cell/>
          <table:table-cell office:value-type="string" calcext:value-type="string">
            <text:p>43.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3.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weden</text:p>
          </table:table-cell>
          <table:table-cell table:number-columns-repeated="5"/>
          <table:table-cell office:value-type="string" calcext:value-type="string">
            <text:p>73.8</text:p>
          </table:table-cell>
          <table:table-cell/>
          <table:table-cell office:value-type="string" calcext:value-type="string">
            <text:p>72.4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72.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73.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witzerland</text:p>
          </table:table-cell>
          <table:table-cell table:number-columns-repeated="6"/>
          <table:table-cell office:value-type="string" calcext:value-type="string">
            <text:p>74.7</text:p>
          </table:table-cell>
          <table:table-cell table:number-columns-repeated="2"/>
          <table:table-cell office:value-type="string" calcext:value-type="string">
            <text:p>75.2</text:p>
          </table:table-cell>
          <table:table-cell table:number-columns-repeated="2"/>
          <table:table-cell office:value-type="string" calcext:value-type="string">
            <text:p>77.8</text:p>
          </table:table-cell>
          <table:table-cell/>
          <table:table-cell office:value-type="string" calcext:value-type="string">
            <text:p>74.9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75.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uriname</text:p>
          </table:table-cell>
          <table:table-cell table:number-columns-repeated="12"/>
          <table:table-cell office:value-type="string" calcext:value-type="string">
            <text:p>62.7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ajikistan</text:p>
          </table:table-cell>
          <table:table-cell table:number-columns-repeated="6"/>
          <table:table-cell office:value-type="string" calcext:value-type="string">
            <text:p>46.1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42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9.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1.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8.3</text:p>
          </table:table-cell>
          <table:table-cell/>
          <table:table-cell office:value-type="string" calcext:value-type="string">
            <text:p>55.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aiwan</text:p>
          </table:table-cell>
          <table:table-cell table:number-columns-repeated="6"/>
          <table:table-cell office:value-type="string" calcext:value-type="string">
            <text:p>61.9</text:p>
          </table:table-cell>
          <table:table-cell/>
          <table:table-cell office:value-type="string" calcext:value-type="string">
            <text:p>55.5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64.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nzania</text:p>
          </table:table-cell>
          <table:table-cell table:number-columns-repeated="6"/>
          <table:table-cell office:value-type="string" calcext:value-type="string">
            <text:p>39.2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6.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.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had</text:p>
          </table:table-cell>
          <table:table-cell table:number-columns-repeated="6"/>
          <table:table-cell office:value-type="string" calcext:value-type="string">
            <text:p>34.3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.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Czechia</text:p>
          </table:table-cell>
          <table:table-cell table:number-columns-repeated="5"/>
          <table:table-cell office:value-type="string" calcext:value-type="string">
            <text:p>64.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63.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67.4</text:p>
          </table:table-cell>
          <table:table-cell office:value-type="string" calcext:value-type="string">
            <text:p>67.9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69.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hailand</text:p>
          </table:table-cell>
          <table:table-cell table:number-columns-repeated="6"/>
          <table:table-cell office:value-type="string" calcext:value-type="string">
            <text:p>58.9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54.8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6.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9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60.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Timor-Leste</text:p>
          </table:table-cell>
          <table:table-cell table:number-columns-repeated="2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ogo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8.1</text:p>
          </table:table-cell>
          <table:table-cell table:number-columns-repeated="2"/>
          <table:table-cell office:value-type="string" calcext:value-type="string">
            <text:p>29.4</text:p>
          </table:table-cell>
          <table:table-cell table:number-columns-repeated="2"/>
          <table:table-cell office:value-type="string" calcext:value-type="string">
            <text:p>28.4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41.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Tonga</text:p>
          </table:table-cell>
          <table:table-cell table:number-columns-repeated="2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rinidad and Tobago</text:p>
          </table:table-cell>
          <table:table-cell table:number-columns-repeated="6"/>
          <table:table-cell office:value-type="string" calcext:value-type="string">
            <text:p>58.3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65.2</text:p>
          </table:table-cell>
          <table:table-cell/>
          <table:table-cell office:value-type="string" calcext:value-type="string">
            <text:p>61.7</text:p>
          </table:table-cell>
          <table:table-cell table:number-columns-repeated="3"/>
          <table:table-cell office:value-type="string" calcext:value-type="string">
            <text:p>61.9</text:p>
          </table:table-cell>
          <table:table-cell/>
          <table:table-cell office:value-type="string" calcext:value-type="string">
            <text:p>61.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unisia</text:p>
          </table:table-cell>
          <table:table-cell table:number-columns-repeated="9"/>
          <table:table-cell office:value-type="string" calcext:value-type="string">
            <text:p>50.3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43.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urkmenistan</text:p>
          </table:table-cell>
          <table:table-cell table:number-columns-repeated="9"/>
          <table:table-cell office:value-type="string" calcext:value-type="string">
            <text:p>65.7</text:p>
          </table:table-cell>
          <table:table-cell/>
          <table:table-cell office:value-type="string" calcext:value-type="string">
            <text:p>57.9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3.9</text:p>
          </table:table-cell>
          <table:table-cell table:number-columns-repeated="2" office:value-type="string" calcext:value-type="string">
            <text:p>57.9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51.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urkey</text:p>
          </table:table-cell>
          <table:table-cell table:number-columns-repeated="5"/>
          <table:table-cell office:value-type="string" calcext:value-type="string">
            <text:p>47.2</text:p>
          </table:table-cell>
          <table:table-cell/>
          <table:table-cell office:value-type="string" calcext:value-type="string">
            <text:p>56.2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51.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 office:value-type="string" calcext:value-type="string">
            <text:p>Tuvalu</text:p>
          </table:table-cell>
          <table:table-cell table:number-columns-repeated="2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kraine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string" calcext:value-type="string">
            <text:p>52.5</text:p>
          </table:table-cell>
          <table:table-cell table:number-columns-repeated="2" office:value-type="string" calcext:value-type="string">
            <text:p>51.7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47.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5.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57.9</text:p>
          </table:table-cell>
          <table:table-cell office:value-type="string" calcext:value-type="string">
            <text:p>56.9</text:p>
          </table:table-cell>
          <table:table-cell office:value-type="string" calcext:value-type="string">
            <text:p>56.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5.6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64.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 office:value-type="string" calcext:value-type="string">
            <text:p>Vanuatu</text:p>
          </table:table-cell>
          <table:table-cell table:number-columns-repeated="2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enezuela</text:p>
          </table:table-cell>
          <table:table-cell table:number-columns-repeated="5"/>
          <table:table-cell office:value-type="string" calcext:value-type="string">
            <text:p>71.7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62.6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74.8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55.7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50.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Viet nam</text:p>
          </table:table-cell>
          <table:table-cell table:number-columns-repeated="6"/>
          <table:table-cell office:value-type="string" calcext:value-type="string">
            <text:p>52.9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.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50.2</text:p>
          </table:table-cell>
          <table:table-cell table:number-columns-repeated="2" office:value-type="string" calcext:value-type="string">
            <text:p>50.8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51.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3.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Yemen</text:p>
          </table:table-cell>
          <table:table-cell table:number-columns-repeated="7"/>
          <table:table-cell office:value-type="string" calcext:value-type="string">
            <text:p>44.8</text:p>
          </table:table-cell>
          <table:table-cell/>
          <table:table-cell office:value-type="string" calcext:value-type="string">
            <text:p>48.1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35.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Zambia</text:p>
          </table:table-cell>
          <table:table-cell table:number-columns-repeated="6"/>
          <table:table-cell office:value-type="string" calcext:value-type="string">
            <text:p>48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52.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37.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Zimbabwe</text:p>
          </table:table-cell>
          <table:table-cell table:number-columns-repeated="6"/>
          <table:table-cell office:value-type="string" calcext:value-type="string">
            <text:p>38.3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41.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.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number-rows-repeated="104837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IndBonheurPourVersionSQL" table:style-name="ta1"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IdPays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IdBonhe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/>
          <table:table-cell table:formula="of:=2000" office:value-type="float" office:value="2000" calcext:value-type="float">
            <text:p>20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/>
          <table:table-cell table:formula="of:=2001" office:value-type="float" office:value="2001" calcext:value-type="float">
            <text:p>200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/>
          <table:table-cell table:formula="of:=2002" office:value-type="float" office:value="2002" calcext:value-type="float">
            <text:p>200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/>
          <table:table-cell table:formula="of:=2003" office:value-type="float" office:value="2003" calcext:value-type="float">
            <text:p>2003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/>
          <table:table-cell table:formula="of:=2004" office:value-type="float" office:value="2004" calcext:value-type="float">
            <text:p>2004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.2" calcext:value-type="float">
            <text:p>66,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.8" calcext:value-type="float">
            <text:p>70,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.4" calcext:value-type="float">
            <text:p>73,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.6" calcext:value-type="float">
            <text:p>72,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6.4" calcext:value-type="float">
            <text:p>66,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.2" calcext:value-type="float">
            <text:p>74,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.2" calcext:value-type="float">
            <text:p>80,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.7" calcext:value-type="float">
            <text:p>51,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1.5" calcext:value-type="float">
            <text:p>71,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.9" calcext:value-type="float">
            <text:p>70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0.1" calcext:value-type="float">
            <text:p>60,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1.9" calcext:value-type="float">
            <text:p>51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.1" calcext:value-type="float">
            <text:p>53,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8.5" calcext:value-type="float">
            <text:p>68,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5.2" calcext:value-type="float">
            <text:p>65,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2.9" calcext:value-type="float">
            <text:p>62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4.9" calcext:value-type="float">
            <text:p>54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5.8" calcext:value-type="float">
            <text:p>65,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2.2" calcext:value-type="float">
            <text:p>52,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4.6" calcext:value-type="float">
            <text:p>74,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5.9" calcext:value-type="float">
            <text:p>55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.5" calcext:value-type="float">
            <text:p>50,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9.8" calcext:value-type="float">
            <text:p>69,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3.8" calcext:value-type="float">
            <text:p>73,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4.4" calcext:value-type="float">
            <text:p>64,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7.2" calcext:value-type="float">
            <text:p>47,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1.7" calcext:value-type="float">
            <text:p>71,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.8" calcext:value-type="float">
            <text:p>50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.1" calcext:value-type="float">
            <text:p>63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.9" calcext:value-type="float">
            <text:p>42,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.2" calcext:value-type="float">
            <text:p>71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.3" calcext:value-type="float">
            <text:p>47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.2" calcext:value-type="float">
            <text:p>43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.6" calcext:value-type="float">
            <text:p>56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.3" calcext:value-type="float">
            <text:p>33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.7" calcext:value-type="float">
            <text:p>53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.4" calcext:value-type="float">
            <text:p>47,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.7" calcext:value-type="float">
            <text:p>35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.5" calcext:value-type="float">
            <text:p>38,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.6" calcext:value-type="float">
            <text:p>60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.6" calcext:value-type="float">
            <text:p>45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2.4" calcext:value-type="float">
            <text:p>62,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.2" calcext:value-type="float">
            <text:p>60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3.3" calcext:value-type="float">
            <text:p>53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.8" calcext:value-type="float">
            <text:p>70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4.2" calcext:value-type="float">
            <text:p>54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.9" calcext:value-type="float">
            <text:p>50,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7.3" calcext:value-type="float">
            <text:p>67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.2" calcext:value-type="float">
            <text:p>50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.7" calcext:value-type="float">
            <text:p>53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1.8" calcext:value-type="float">
            <text:p>71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6.7" calcext:value-type="float">
            <text:p>76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5.8" calcext:value-type="float">
            <text:p>65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.8" calcext:value-type="float">
            <text:p>36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5.4" calcext:value-type="float">
            <text:p>45,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.5" calcext:value-type="float">
            <text:p>37,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.1" calcext:value-type="float">
            <text:p>55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3.5" calcext:value-type="float">
            <text:p>53,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9.5" calcext:value-type="float">
            <text:p>49,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1.4" calcext:value-type="float">
            <text:p>71,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1.7" calcext:value-type="float">
            <text:p>71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2.1" calcext:value-type="float">
            <text:p>62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4.8" calcext:value-type="float">
            <text:p>54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.2" calcext:value-type="float">
            <text:p>42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6.4" calcext:value-type="float">
            <text:p>46,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0.8" calcext:value-type="float">
            <text:p>60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.8" calcext:value-type="float">
            <text:p>50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7.1" calcext:value-type="float">
            <text:p>47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6.5" calcext:value-type="float">
            <text:p>46,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9.5" calcext:value-type="float">
            <text:p>59,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9.8" calcext:value-type="float">
            <text:p>39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0.1" calcext:value-type="float">
            <text:p>60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8.3" calcext:value-type="float">
            <text:p>38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0.1" calcext:value-type="float">
            <text:p>40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.9" calcext:value-type="float">
            <text:p>45,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5.7" calcext:value-type="float">
            <text:p>45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4.6" calcext:value-type="float">
            <text:p>44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7.4" calcext:value-type="float">
            <text:p>37,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7.1" calcext:value-type="float">
            <text:p>47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4.2" calcext:value-type="float">
            <text:p>74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3.1" calcext:value-type="float">
            <text:p>73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7.3" calcext:value-type="float">
            <text:p>37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2.3" calcext:value-type="float">
            <text:p>52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float" office:value="47.2" calcext:value-type="float">
            <text:p>47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1.3" calcext:value-type="float">
            <text:p>61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7.3" calcext:value-type="float">
            <text:p>47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8.1" calcext:value-type="float">
            <text:p>48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6.7" calcext:value-type="float">
            <text:p>46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4.1" calcext:value-type="float">
            <text:p>54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9.6" calcext:value-type="float">
            <text:p>49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2.1" calcext:value-type="float">
            <text:p>42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4.2" calcext:value-type="float">
            <text:p>44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6.3" calcext:value-type="float">
            <text:p>36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4.6" calcext:value-type="float">
            <text:p>64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2.6" calcext:value-type="float">
            <text:p>52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8.1" calcext:value-type="float">
            <text:p>58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3.4" calcext:value-type="float">
            <text:p>43,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4.7" calcext:value-type="float">
            <text:p>74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6.1" calcext:value-type="float">
            <text:p>46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.9" calcext:value-type="float">
            <text:p>61,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.2" calcext:value-type="float">
            <text:p>39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4.3" calcext:value-type="float">
            <text:p>34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8.9" calcext:value-type="float">
            <text:p>58,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" calcext:value-type="float">
            <text:p>3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8.3" calcext:value-type="float">
            <text:p>58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" calcext:value-type="float">
            <text:p>4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7.9" calcext:value-type="float">
            <text:p>57,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5.3" calcext:value-type="float">
            <text:p>65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.9" calcext:value-type="float">
            <text:p>52,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.2" calcext:value-type="float">
            <text:p>48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8.3" calcext:value-type="float">
            <text:p>38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.3" calcext:value-type="float">
            <text:p>46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.2" calcext:value-type="float">
            <text:p>64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.7" calcext:value-type="float">
            <text:p>72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.7" calcext:value-type="float">
            <text:p>60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.8" calcext:value-type="float">
            <text:p>48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.9" calcext:value-type="float">
            <text:p>72,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.7" calcext:value-type="float">
            <text:p>45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.1" calcext:value-type="float">
            <text:p>46,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.2" calcext:value-type="float">
            <text:p>56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.2" calcext:value-type="float">
            <text:p>72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64.5" calcext:value-type="float">
            <text:p>64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.3" calcext:value-type="float">
            <text:p>56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.2" calcext:value-type="float">
            <text:p>63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.4" calcext:value-type="float">
            <text:p>38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.2" calcext:value-type="float">
            <text:p>40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.6" calcext:value-type="float">
            <text:p>41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.5" calcext:value-type="float">
            <text:p>43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.8" calcext:value-type="float">
            <text:p>74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.6" calcext:value-type="float">
            <text:p>48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.4" calcext:value-type="float">
            <text:p>61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.7" calcext:value-type="float">
            <text:p>57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4.3" calcext:value-type="float">
            <text:p>74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.2" calcext:value-type="float">
            <text:p>58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8.3" calcext:value-type="float">
            <text:p>78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.8" calcext:value-type="float">
            <text:p>50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.4" calcext:value-type="float">
            <text:p>55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.9" calcext:value-type="float">
            <text:p>69,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.3" calcext:value-type="float">
            <text:p>53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.1" calcext:value-type="float">
            <text:p>75,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.1" calcext:value-type="float">
            <text:p>37,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2.2" calcext:value-type="float">
            <text:p>52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6.5" calcext:value-type="float">
            <text:p>66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.3" calcext:value-type="float">
            <text:p>63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9.9" calcext:value-type="float">
            <text:p>59,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.5" calcext:value-type="float">
            <text:p>49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.3" calcext:value-type="float">
            <text:p>50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.4" calcext:value-type="float">
            <text:p>53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8.4" calcext:value-type="float">
            <text:p>68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5.7" calcext:value-type="float">
            <text:p>65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2.4" calcext:value-type="float">
            <text:p>62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.2" calcext:value-type="float">
            <text:p>57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5.8" calcext:value-type="float">
            <text:p>45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3.6" calcext:value-type="float">
            <text:p>53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6.7" calcext:value-type="float">
            <text:p>46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8.1" calcext:value-type="float">
            <text:p>58,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.9" calcext:value-type="float">
            <text:p>44,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2.4" calcext:value-type="float">
            <text:p>62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8.9" calcext:value-type="float">
            <text:p>48,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1.5" calcext:value-type="float">
            <text:p>41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5.3" calcext:value-type="float">
            <text:p>65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7.7" calcext:value-type="float">
            <text:p>47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6.1" calcext:value-type="float">
            <text:p>46,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2" calcext:value-type="float">
            <text:p>5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.3" calcext:value-type="float">
            <text:p>48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.9" calcext:value-type="float">
            <text:p>48,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7.5" calcext:value-type="float">
            <text:p>47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9.4" calcext:value-type="float">
            <text:p>49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.8" calcext:value-type="float">
            <text:p>42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.9" calcext:value-type="float">
            <text:p>48,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4.6" calcext:value-type="float">
            <text:p>44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6.7" calcext:value-type="float">
            <text:p>56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float" office:value="41.5" calcext:value-type="float">
            <text:p>41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8.9" calcext:value-type="float">
            <text:p>68,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2.7" calcext:value-type="float">
            <text:p>52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4.5" calcext:value-type="float">
            <text:p>74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2.1" calcext:value-type="float">
            <text:p>52,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.7" calcext:value-type="float">
            <text:p>50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8.9" calcext:value-type="float">
            <text:p>58,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.6" calcext:value-type="float">
            <text:p>41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3.9" calcext:value-type="float">
            <text:p>53,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8" calcext:value-type="float">
            <text:p>6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2.2" calcext:value-type="float">
            <text:p>52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6.8" calcext:value-type="float">
            <text:p>46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7.5" calcext:value-type="float">
            <text:p>47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.9" calcext:value-type="float">
            <text:p>35,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8.3" calcext:value-type="float">
            <text:p>68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.1" calcext:value-type="float">
            <text:p>44,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2.4" calcext:value-type="float">
            <text:p>72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4.3" calcext:value-type="float">
            <text:p>44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3.2" calcext:value-type="float">
            <text:p>43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1.4" calcext:value-type="float">
            <text:p>41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5" calcext:value-type="float">
            <text:p>6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7.8" calcext:value-type="float">
            <text:p>57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6.2" calcext:value-type="float">
            <text:p>56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2.5" calcext:value-type="float">
            <text:p>52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6.9" calcext:value-type="float">
            <text:p>56,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4.2" calcext:value-type="float">
            <text:p>54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4.8" calcext:value-type="float">
            <text:p>44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2.8" calcext:value-type="float">
            <text:p>32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2" calcext:value-type="float">
            <text:p>37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.5" calcext:value-type="float">
            <text:p>53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.2" calcext:value-type="float">
            <text:p>65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.1" calcext:value-type="float">
            <text:p>68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.6" calcext:value-type="float">
            <text:p>59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.5" calcext:value-type="float">
            <text:p>46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.5" calcext:value-type="float">
            <text:p>72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.8" calcext:value-type="float">
            <text:p>71,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.2" calcext:value-type="float">
            <text:p>48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.5" calcext:value-type="float">
            <text:p>50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6" calcext:value-type="float">
            <text:p>54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.2" calcext:value-type="float">
            <text:p>71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.7" calcext:value-type="float">
            <text:p>36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.5" calcext:value-type="float">
            <text:p>54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6.9" calcext:value-type="float">
            <text:p>66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.5" calcext:value-type="float">
            <text:p>38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.6" calcext:value-type="float">
            <text:p>35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.6" calcext:value-type="float">
            <text:p>44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.9" calcext:value-type="float">
            <text:p>42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.9" calcext:value-type="float">
            <text:p>74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.9" calcext:value-type="float">
            <text:p>57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.5" calcext:value-type="float">
            <text:p>48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.7" calcext:value-type="float">
            <text:p>61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.2" calcext:value-type="float">
            <text:p>38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3.9" calcext:value-type="float">
            <text:p>53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8.5" calcext:value-type="float">
            <text:p>68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.7" calcext:value-type="float">
            <text:p>79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.1" calcext:value-type="float">
            <text:p>50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.4" calcext:value-type="float">
            <text:p>48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.3" calcext:value-type="float">
            <text:p>46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.9" calcext:value-type="float">
            <text:p>51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2.9" calcext:value-type="float">
            <text:p>72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5" calcext:value-type="float">
            <text:p>54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2.8" calcext:value-type="float">
            <text:p>72,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6.7" calcext:value-type="float">
            <text:p>76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.1" calcext:value-type="float">
            <text:p>70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.6" calcext:value-type="float">
            <text:p>41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.7" calcext:value-type="float">
            <text:p>49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.1" calcext:value-type="float">
            <text:p>64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.5" calcext:value-type="float">
            <text:p>38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.2" calcext:value-type="float">
            <text:p>54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1.4" calcext:value-type="float">
            <text:p>51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1.5" calcext:value-type="float">
            <text:p>51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8.2" calcext:value-type="float">
            <text:p>48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1.3" calcext:value-type="float">
            <text:p>51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.9" calcext:value-type="float">
            <text:p>45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.7" calcext:value-type="float">
            <text:p>75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8.9" calcext:value-type="float">
            <text:p>68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2.6" calcext:value-type="float">
            <text:p>72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7.8" calcext:value-type="float">
            <text:p>67,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.1" calcext:value-type="float">
            <text:p>59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9.3" calcext:value-type="float">
            <text:p>49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8.9" calcext:value-type="float">
            <text:p>58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0.2" calcext:value-type="float">
            <text:p>40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7.4" calcext:value-type="float">
            <text:p>47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.4" calcext:value-type="float">
            <text:p>50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1.5" calcext:value-type="float">
            <text:p>51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.9" calcext:value-type="float">
            <text:p>45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.2" calcext:value-type="float">
            <text:p>42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5.5" calcext:value-type="float">
            <text:p>55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6.4" calcext:value-type="float">
            <text:p>46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8.1" calcext:value-type="float">
            <text:p>58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1.1" calcext:value-type="float">
            <text:p>41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.5" calcext:value-type="float">
            <text:p>42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8.3" calcext:value-type="float">
            <text:p>68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5" calcext:value-type="float">
            <text:p>5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4.9" calcext:value-type="float">
            <text:p>44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6.5" calcext:value-type="float">
            <text:p>46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4.4" calcext:value-type="float">
            <text:p>44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.4" calcext:value-type="float">
            <text:p>42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9.4" calcext:value-type="float">
            <text:p>49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6.3" calcext:value-type="float">
            <text:p>76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3.8" calcext:value-type="float">
            <text:p>73,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5.7" calcext:value-type="float">
            <text:p>45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3.1" calcext:value-type="float">
            <text:p>53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.1" calcext:value-type="float">
            <text:p>44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float" office:value="43.9" calcext:value-type="float">
            <text:p>43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9.3" calcext:value-type="float">
            <text:p>69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5.7" calcext:value-type="float">
            <text:p>55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6.3" calcext:value-type="float">
            <text:p>76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1.3" calcext:value-type="float">
            <text:p>51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.9" calcext:value-type="float">
            <text:p>45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7.2" calcext:value-type="float">
            <text:p>57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.2" calcext:value-type="float">
            <text:p>53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9.9" calcext:value-type="float">
            <text:p>69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6.2" calcext:value-type="float">
            <text:p>56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3.6" calcext:value-type="float">
            <text:p>43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6.8" calcext:value-type="float">
            <text:p>46,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6.4" calcext:value-type="float">
            <text:p>66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.3" calcext:value-type="float">
            <text:p>44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5.2" calcext:value-type="float">
            <text:p>75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0.6" calcext:value-type="float">
            <text:p>50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5.5" calcext:value-type="float">
            <text:p>55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3.8" calcext:value-type="float">
            <text:p>43,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6.3" calcext:value-type="float">
            <text:p>46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6.4" calcext:value-type="float">
            <text:p>56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.1" calcext:value-type="float">
            <text:p>28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7" calcext:value-type="float">
            <text:p>6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1.2" calcext:value-type="float">
            <text:p>51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1.7" calcext:value-type="float">
            <text:p>51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6.6" calcext:value-type="float">
            <text:p>56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2.6" calcext:value-type="float">
            <text:p>62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4.8" calcext:value-type="float">
            <text:p>54,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7.3" calcext:value-type="float">
            <text:p>47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1.7" calcext:value-type="float">
            <text:p>31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.2" calcext:value-type="float">
            <text:p>52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.9" calcext:value-type="float">
            <text:p>54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.4" calcext:value-type="float">
            <text:p>66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.5" calcext:value-type="float">
            <text:p>61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.2" calcext:value-type="float">
            <text:p>64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.8" calcext:value-type="float">
            <text:p>41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.7" calcext:value-type="float">
            <text:p>45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.8" calcext:value-type="float">
            <text:p>50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" calcext:value-type="float">
            <text:p>55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.9" calcext:value-type="float">
            <text:p>60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.6" calcext:value-type="float">
            <text:p>49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.9" calcext:value-type="float">
            <text:p>37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.1" calcext:value-type="float">
            <text:p>41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.4" calcext:value-type="float">
            <text:p>47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.9" calcext:value-type="float">
            <text:p>74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4.9" calcext:value-type="float">
            <text:p>64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.5" calcext:value-type="float">
            <text:p>44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8.3" calcext:value-type="float">
            <text:p>68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.7" calcext:value-type="float">
            <text:p>62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.8" calcext:value-type="float">
            <text:p>34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.8" calcext:value-type="float">
            <text:p>39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.5" calcext:value-type="float">
            <text:p>56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6.1" calcext:value-type="float">
            <text:p>76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.3" calcext:value-type="float">
            <text:p>54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.8" calcext:value-type="float">
            <text:p>76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.1" calcext:value-type="float">
            <text:p>49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.3" calcext:value-type="float">
            <text:p>54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.7" calcext:value-type="float">
            <text:p>50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8.4" calcext:value-type="float">
            <text:p>68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.7" calcext:value-type="float">
            <text:p>68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.2" calcext:value-type="float">
            <text:p>60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.4" calcext:value-type="float">
            <text:p>51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1.6" calcext:value-type="float">
            <text:p>71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2.8" calcext:value-type="float">
            <text:p>62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0.4" calcext:value-type="float">
            <text:p>60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.5" calcext:value-type="float">
            <text:p>64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0.3" calcext:value-type="float">
            <text:p>60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.9" calcext:value-type="float">
            <text:p>48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5.2" calcext:value-type="float">
            <text:p>45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4.7" calcext:value-type="float">
            <text:p>54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.8" calcext:value-type="float">
            <text:p>47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.5" calcext:value-type="float">
            <text:p>70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.5" calcext:value-type="float">
            <text:p>73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.3" calcext:value-type="float">
            <text:p>63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8.4" calcext:value-type="float">
            <text:p>58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.8" calcext:value-type="float">
            <text:p>53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.7" calcext:value-type="float">
            <text:p>42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.7" calcext:value-type="float">
            <text:p>50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5.9" calcext:value-type="float">
            <text:p>65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6.7" calcext:value-type="float">
            <text:p>46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2.1" calcext:value-type="float">
            <text:p>52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4.7" calcext:value-type="float">
            <text:p>54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9.6" calcext:value-type="float">
            <text:p>69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.3" calcext:value-type="float">
            <text:p>44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3.8" calcext:value-type="float">
            <text:p>53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1.5" calcext:value-type="float">
            <text:p>51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9.8" calcext:value-type="float">
            <text:p>39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3.3" calcext:value-type="float">
            <text:p>63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9.6" calcext:value-type="float">
            <text:p>69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5.5" calcext:value-type="float">
            <text:p>55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8" calcext:value-type="float">
            <text:p>4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9.2" calcext:value-type="float">
            <text:p>49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3.5" calcext:value-type="float">
            <text:p>53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.7" calcext:value-type="float">
            <text:p>42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9.8" calcext:value-type="float">
            <text:p>49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6.1" calcext:value-type="float">
            <text:p>46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2.6" calcext:value-type="float">
            <text:p>52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2.1" calcext:value-type="float">
            <text:p>52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float" office:value="44.7" calcext:value-type="float">
            <text:p>44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0.3" calcext:value-type="float">
            <text:p>70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5.8" calcext:value-type="float">
            <text:p>55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5.2" calcext:value-type="float">
            <text:p>55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.8" calcext:value-type="float">
            <text:p>48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7.7" calcext:value-type="float">
            <text:p>57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4.2" calcext:value-type="float">
            <text:p>64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9.8" calcext:value-type="float">
            <text:p>49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3.7" calcext:value-type="float">
            <text:p>53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9.1" calcext:value-type="float">
            <text:p>69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1.6" calcext:value-type="float">
            <text:p>51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0.3" calcext:value-type="float">
            <text:p>40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.4" calcext:value-type="float">
            <text:p>43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.8" calcext:value-type="float">
            <text:p>43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1.4" calcext:value-type="float">
            <text:p>61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8.3" calcext:value-type="float">
            <text:p>58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9.9" calcext:value-type="float">
            <text:p>49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4.5" calcext:value-type="float">
            <text:p>44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2.1" calcext:value-type="float">
            <text:p>42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2.7" calcext:value-type="float">
            <text:p>72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5.2" calcext:value-type="float">
            <text:p>75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5.8" calcext:value-type="float">
            <text:p>45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4.1" calcext:value-type="float">
            <text:p>34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6.4" calcext:value-type="float">
            <text:p>36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4.8" calcext:value-type="float">
            <text:p>54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0.3" calcext:value-type="float">
            <text:p>50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5.7" calcext:value-type="float">
            <text:p>65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2.1" calcext:value-type="float">
            <text:p>52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1.7" calcext:value-type="float">
            <text:p>51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1.9" calcext:value-type="float">
            <text:p>71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" calcext:value-type="float">
            <text:p>5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.1" calcext:value-type="float">
            <text:p>48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2.6" calcext:value-type="float">
            <text:p>52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0.6" calcext:value-type="float">
            <text:p>40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.6" calcext:value-type="float">
            <text:p>47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.5" calcext:value-type="float">
            <text:p>46,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.7" calcext:value-type="float">
            <text:p>52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.6" calcext:value-type="float">
            <text:p>54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.2" calcext:value-type="float">
            <text:p>67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.1" calcext:value-type="float">
            <text:p>63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.4" calcext:value-type="float">
            <text:p>64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.7" calcext:value-type="float">
            <text:p>43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.5" calcext:value-type="float">
            <text:p>74,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.2" calcext:value-type="float">
            <text:p>42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.4" calcext:value-type="float">
            <text:p>59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.6" calcext:value-type="float">
            <text:p>48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" calcext:value-type="float">
            <text:p>55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.5" calcext:value-type="float">
            <text:p>68,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.8" calcext:value-type="float">
            <text:p>57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.7" calcext:value-type="float">
            <text:p>46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.5" calcext:value-type="float">
            <text:p>35,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.4" calcext:value-type="float">
            <text:p>68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.1" calcext:value-type="float">
            <text:p>39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.4" calcext:value-type="float">
            <text:p>40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.4" calcext:value-type="float">
            <text:p>41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.5" calcext:value-type="float">
            <text:p>45,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6.5" calcext:value-type="float">
            <text:p>76,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6.4" calcext:value-type="float">
            <text:p>66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.5" calcext:value-type="float">
            <text:p>46,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.9" calcext:value-type="float">
            <text:p>63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1" calcext:value-type="float">
            <text:p>64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.1" calcext:value-type="float">
            <text:p>38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1.2" calcext:value-type="float">
            <text:p>61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2.7" calcext:value-type="float">
            <text:p>72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.7" calcext:value-type="float">
            <text:p>77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.1" calcext:value-type="float">
            <text:p>50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7.4" calcext:value-type="float">
            <text:p>47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.7" calcext:value-type="float">
            <text:p>46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.4" calcext:value-type="float">
            <text:p>67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.4" calcext:value-type="float">
            <text:p>58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.9" calcext:value-type="float">
            <text:p>61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1.6" calcext:value-type="float">
            <text:p>71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.9" calcext:value-type="float">
            <text:p>73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.1" calcext:value-type="float">
            <text:p>46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8.4" calcext:value-type="float">
            <text:p>58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2.9" calcext:value-type="float">
            <text:p>62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.7" calcext:value-type="float">
            <text:p>37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8.7" calcext:value-type="float">
            <text:p>58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6.4" calcext:value-type="float">
            <text:p>56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7.3" calcext:value-type="float">
            <text:p>47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9.9" calcext:value-type="float">
            <text:p>49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4.6" calcext:value-type="float">
            <text:p>54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0.7" calcext:value-type="float">
            <text:p>50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.6" calcext:value-type="float">
            <text:p>72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.6" calcext:value-type="float">
            <text:p>73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.5" calcext:value-type="float">
            <text:p>63,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.6" calcext:value-type="float">
            <text:p>60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5.7" calcext:value-type="float">
            <text:p>55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.1" calcext:value-type="float">
            <text:p>55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.6" calcext:value-type="float">
            <text:p>42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.3" calcext:value-type="float">
            <text:p>50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0.7" calcext:value-type="float">
            <text:p>50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1.8" calcext:value-type="float">
            <text:p>41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5.8" calcext:value-type="float">
            <text:p>55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.6" calcext:value-type="float">
            <text:p>37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7.7" calcext:value-type="float">
            <text:p>57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3.8" calcext:value-type="float">
            <text:p>43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7.7" calcext:value-type="float">
            <text:p>47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5.9" calcext:value-type="float">
            <text:p>55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5.9" calcext:value-type="float">
            <text:p>45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4.6" calcext:value-type="float">
            <text:p>54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3.5" calcext:value-type="float">
            <text:p>43,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6.9" calcext:value-type="float">
            <text:p>56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1" calcext:value-type="float">
            <text:p>4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7.6" calcext:value-type="float">
            <text:p>47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2.2" calcext:value-type="float">
            <text:p>72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1.9" calcext:value-type="float">
            <text:p>41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1" calcext:value-type="float">
            <text:p>5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7.9" calcext:value-type="float">
            <text:p>57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float" office:value="47" calcext:value-type="float">
            <text:p>4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3.2" calcext:value-type="float">
            <text:p>73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8.4" calcext:value-type="float">
            <text:p>58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5" calcext:value-type="float">
            <text:p>7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6.1" calcext:value-type="float">
            <text:p>56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9.4" calcext:value-type="float">
            <text:p>49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8.9" calcext:value-type="float">
            <text:p>58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.9" calcext:value-type="float">
            <text:p>50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8.5" calcext:value-type="float">
            <text:p>68,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4.6" calcext:value-type="float">
            <text:p>44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5.7" calcext:value-type="float">
            <text:p>35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9.1" calcext:value-type="float">
            <text:p>49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0.3" calcext:value-type="float">
            <text:p>70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3.8" calcext:value-type="float">
            <text:p>53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.7" calcext:value-type="float">
            <text:p>43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4.6" calcext:value-type="float">
            <text:p>44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1.3" calcext:value-type="float">
            <text:p>41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5.3" calcext:value-type="float">
            <text:p>65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0.5" calcext:value-type="float">
            <text:p>60,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.8" calcext:value-type="float">
            <text:p>60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6.6" calcext:value-type="float">
            <text:p>46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4.4" calcext:value-type="float">
            <text:p>44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9.8" calcext:value-type="float">
            <text:p>39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5" calcext:value-type="float">
            <text:p>7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3.8" calcext:value-type="float">
            <text:p>43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2.3" calcext:value-type="float">
            <text:p>62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2.3" calcext:value-type="float">
            <text:p>32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.4" calcext:value-type="float">
            <text:p>37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2.5" calcext:value-type="float">
            <text:p>62,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2.2" calcext:value-type="float">
            <text:p>62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1.3" calcext:value-type="float">
            <text:p>51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4.9" calcext:value-type="float">
            <text:p>54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0.6" calcext:value-type="float">
            <text:p>50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0.6" calcext:value-type="float">
            <text:p>60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4.8" calcext:value-type="float">
            <text:p>74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" calcext:value-type="float">
            <text:p>5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3.5" calcext:value-type="float">
            <text:p>43,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6.8" calcext:value-type="float">
            <text:p>46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3" calcext:value-type="float">
            <text:p>38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.3" calcext:value-type="float">
            <text:p>49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.7" calcext:value-type="float">
            <text:p>58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.2" calcext:value-type="float">
            <text:p>53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.2" calcext:value-type="float">
            <text:p>66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.9" calcext:value-type="float">
            <text:p>55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.8" calcext:value-type="float">
            <text:p>67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.6" calcext:value-type="float">
            <text:p>42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.1" calcext:value-type="float">
            <text:p>74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.7" calcext:value-type="float">
            <text:p>74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.8" calcext:value-type="float">
            <text:p>46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.2" calcext:value-type="float">
            <text:p>48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.9" calcext:value-type="float">
            <text:p>49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.3" calcext:value-type="float">
            <text:p>52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.1" calcext:value-type="float">
            <text:p>71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.7" calcext:value-type="float">
            <text:p>38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.8" calcext:value-type="float">
            <text:p>57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.9" calcext:value-type="float">
            <text:p>49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.2" calcext:value-type="float">
            <text:p>35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.4" calcext:value-type="float">
            <text:p>70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.8" calcext:value-type="float">
            <text:p>38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.9" calcext:value-type="float">
            <text:p>47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.1" calcext:value-type="float">
            <text:p>37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.6" calcext:value-type="float">
            <text:p>41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.3" calcext:value-type="float">
            <text:p>44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.3" calcext:value-type="float">
            <text:p>74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.3" calcext:value-type="float">
            <text:p>65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.4" calcext:value-type="float">
            <text:p>50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6.9" calcext:value-type="float">
            <text:p>66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" calcext:value-type="float">
            <text:p>64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.4" calcext:value-type="float">
            <text:p>38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.1" calcext:value-type="float">
            <text:p>45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.2" calcext:value-type="float">
            <text:p>45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9.5" calcext:value-type="float">
            <text:p>69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2.3" calcext:value-type="float">
            <text:p>72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.9" calcext:value-type="float">
            <text:p>53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.9" calcext:value-type="float">
            <text:p>77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.7" calcext:value-type="float">
            <text:p>43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.7" calcext:value-type="float">
            <text:p>41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.4" calcext:value-type="float">
            <text:p>47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.2" calcext:value-type="float">
            <text:p>71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.2" calcext:value-type="float">
            <text:p>65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9" calcext:value-type="float">
            <text:p>54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.7" calcext:value-type="float">
            <text:p>48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1.2" calcext:value-type="float">
            <text:p>71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.5" calcext:value-type="float">
            <text:p>73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.6" calcext:value-type="float">
            <text:p>69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.6" calcext:value-type="float">
            <text:p>42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6.1" calcext:value-type="float">
            <text:p>56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3.7" calcext:value-type="float">
            <text:p>53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.4" calcext:value-type="float">
            <text:p>57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.4" calcext:value-type="float">
            <text:p>40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8.4" calcext:value-type="float">
            <text:p>48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9.6" calcext:value-type="float">
            <text:p>49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4.7" calcext:value-type="float">
            <text:p>54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.2" calcext:value-type="float">
            <text:p>49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6.3" calcext:value-type="float">
            <text:p>46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.7" calcext:value-type="float">
            <text:p>51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7.7" calcext:value-type="float">
            <text:p>47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.3" calcext:value-type="float">
            <text:p>47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.1" calcext:value-type="float">
            <text:p>70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.3" calcext:value-type="float">
            <text:p>74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0.6" calcext:value-type="float">
            <text:p>60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.7" calcext:value-type="float">
            <text:p>53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2.6" calcext:value-type="float">
            <text:p>62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5.4" calcext:value-type="float">
            <text:p>55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.4" calcext:value-type="float">
            <text:p>57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4.1" calcext:value-type="float">
            <text:p>44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.2" calcext:value-type="float">
            <text:p>49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3.8" calcext:value-type="float">
            <text:p>63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9.7" calcext:value-type="float">
            <text:p>49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1.9" calcext:value-type="float">
            <text:p>51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4.3" calcext:value-type="float">
            <text:p>54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3.8" calcext:value-type="float">
            <text:p>43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.9" calcext:value-type="float">
            <text:p>57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9.5" calcext:value-type="float">
            <text:p>39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6.7" calcext:value-type="float">
            <text:p>46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1.5" calcext:value-type="float">
            <text:p>61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0.8" calcext:value-type="float">
            <text:p>50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4.8" calcext:value-type="float">
            <text:p>54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7.8" calcext:value-type="float">
            <text:p>47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9.1" calcext:value-type="float">
            <text:p>69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7.9" calcext:value-type="float">
            <text:p>57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.3" calcext:value-type="float">
            <text:p>50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2.2" calcext:value-type="float">
            <text:p>52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9.7" calcext:value-type="float">
            <text:p>49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8.1" calcext:value-type="float">
            <text:p>38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3.9" calcext:value-type="float">
            <text:p>53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5.6" calcext:value-type="float">
            <text:p>45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1.9" calcext:value-type="float">
            <text:p>71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8.5" calcext:value-type="float">
            <text:p>68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.3" calcext:value-type="float">
            <text:p>48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7.4" calcext:value-type="float">
            <text:p>57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2.7" calcext:value-type="float">
            <text:p>52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float" office:value="47.5" calcext:value-type="float">
            <text:p>47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2.5" calcext:value-type="float">
            <text:p>72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6.8" calcext:value-type="float">
            <text:p>56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5.6" calcext:value-type="float">
            <text:p>75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8.9" calcext:value-type="float">
            <text:p>58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9.9" calcext:value-type="float">
            <text:p>49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6.5" calcext:value-type="float">
            <text:p>56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2.2" calcext:value-type="float">
            <text:p>52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5.9" calcext:value-type="float">
            <text:p>65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0.4" calcext:value-type="float">
            <text:p>40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6.8" calcext:value-type="float">
            <text:p>36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.2" calcext:value-type="float">
            <text:p>50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8.7" calcext:value-type="float">
            <text:p>68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3.9" calcext:value-type="float">
            <text:p>53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1" calcext:value-type="float">
            <text:p>4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8.3" calcext:value-type="float">
            <text:p>38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8.2" calcext:value-type="float">
            <text:p>48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" calcext:value-type="float">
            <text:p>4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5.6" calcext:value-type="float">
            <text:p>65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.5" calcext:value-type="float">
            <text:p>59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.4" calcext:value-type="float">
            <text:p>60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9.3" calcext:value-type="float">
            <text:p>49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3.1" calcext:value-type="float">
            <text:p>43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1.8" calcext:value-type="float">
            <text:p>41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3.8" calcext:value-type="float">
            <text:p>73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2.6" calcext:value-type="float">
            <text:p>42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3.1" calcext:value-type="float">
            <text:p>63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0.7" calcext:value-type="float">
            <text:p>40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3.9" calcext:value-type="float">
            <text:p>43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3.3" calcext:value-type="float">
            <text:p>63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6.6" calcext:value-type="float">
            <text:p>66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9.4" calcext:value-type="float">
            <text:p>29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5.2" calcext:value-type="float">
            <text:p>65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.8" calcext:value-type="float">
            <text:p>48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7.9" calcext:value-type="float">
            <text:p>57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2.7" calcext:value-type="float">
            <text:p>52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0.8" calcext:value-type="float">
            <text:p>50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5.5" calcext:value-type="float">
            <text:p>65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5.8" calcext:value-type="float">
            <text:p>65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7.7" calcext:value-type="float">
            <text:p>57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3" calcext:value-type="float">
            <text:p>24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7.5" calcext:value-type="float">
            <text:p>37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.5" calcext:value-type="float">
            <text:p>48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8" calcext:value-type="float">
            <text:p>37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.3" calcext:value-type="float">
            <text:p>51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.1" calcext:value-type="float">
            <text:p>55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.6" calcext:value-type="float">
            <text:p>43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.7" calcext:value-type="float">
            <text:p>64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.2" calcext:value-type="float">
            <text:p>43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.1" calcext:value-type="float">
            <text:p>49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.3" calcext:value-type="float">
            <text:p>50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.2" calcext:value-type="float">
            <text:p>47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.5" calcext:value-type="float">
            <text:p>57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.4" calcext:value-type="float">
            <text:p>69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.9" calcext:value-type="float">
            <text:p>31,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.2" calcext:value-type="float">
            <text:p>60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.7" calcext:value-type="float">
            <text:p>47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4" calcext:value-type="float">
            <text:p>48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6.6" calcext:value-type="float">
            <text:p>66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2" calcext:value-type="float">
            <text:p>42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.6" calcext:value-type="float">
            <text:p>39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.4" calcext:value-type="float">
            <text:p>42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1" calcext:value-type="float">
            <text:p>24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.2" calcext:value-type="float">
            <text:p>74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.9" calcext:value-type="float">
            <text:p>50,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4" calcext:value-type="float">
            <text:p>24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.8" calcext:value-type="float">
            <text:p>61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.7" calcext:value-type="float">
            <text:p>63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.6" calcext:value-type="float">
            <text:p>39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7" calcext:value-type="float">
            <text:p>24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.2" calcext:value-type="float">
            <text:p>39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.4" calcext:value-type="float">
            <text:p>46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2.7" calcext:value-type="float">
            <text:p>72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.3" calcext:value-type="float">
            <text:p>60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.2" calcext:value-type="float">
            <text:p>75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7.5" calcext:value-type="float">
            <text:p>47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.3" calcext:value-type="float">
            <text:p>59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2.2" calcext:value-type="float">
            <text:p>72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.6" calcext:value-type="float">
            <text:p>59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.9" calcext:value-type="float">
            <text:p>62,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.6" calcext:value-type="float">
            <text:p>53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.3" calcext:value-type="float">
            <text:p>70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.6" calcext:value-type="float">
            <text:p>45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4.2" calcext:value-type="float">
            <text:p>74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.5" calcext:value-type="float">
            <text:p>66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.7" calcext:value-type="float">
            <text:p>39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.5" calcext:value-type="float">
            <text:p>42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.6" calcext:value-type="float">
            <text:p>50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.6" calcext:value-type="float">
            <text:p>58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.5" calcext:value-type="float">
            <text:p>36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.1" calcext:value-type="float">
            <text:p>44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4.8" calcext:value-type="float">
            <text:p>54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6.8" calcext:value-type="float">
            <text:p>46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7.2" calcext:value-type="float">
            <text:p>47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3.7" calcext:value-type="float">
            <text:p>53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.1" calcext:value-type="float">
            <text:p>46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6.6" calcext:value-type="float">
            <text:p>46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9.6" calcext:value-type="float">
            <text:p>69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.9" calcext:value-type="float">
            <text:p>75,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1.1" calcext:value-type="float">
            <text:p>71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8.4" calcext:value-type="float">
            <text:p>58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.7" calcext:value-type="float">
            <text:p>59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1.3" calcext:value-type="float">
            <text:p>51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.6" calcext:value-type="float">
            <text:p>57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5.5" calcext:value-type="float">
            <text:p>45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2.1" calcext:value-type="float">
            <text:p>52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2.2" calcext:value-type="float">
            <text:p>62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8.8" calcext:value-type="float">
            <text:p>48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1.3" calcext:value-type="float">
            <text:p>51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.7" calcext:value-type="float">
            <text:p>45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7.5" calcext:value-type="float">
            <text:p>57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7.7" calcext:value-type="float">
            <text:p>57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9.6" calcext:value-type="float">
            <text:p>69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6.4" calcext:value-type="float">
            <text:p>46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.5" calcext:value-type="float">
            <text:p>35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9.1" calcext:value-type="float">
            <text:p>59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2.8" calcext:value-type="float">
            <text:p>42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3.1" calcext:value-type="float">
            <text:p>43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9.6" calcext:value-type="float">
            <text:p>59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7" calcext:value-type="float">
            <text:p>49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6.7" calcext:value-type="float">
            <text:p>46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3.2" calcext:value-type="float">
            <text:p>73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8.9" calcext:value-type="float">
            <text:p>48,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2.2" calcext:value-type="float">
            <text:p>52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4.4" calcext:value-type="float">
            <text:p>44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3" calcext:value-type="float">
            <text:p>42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4.5" calcext:value-type="float">
            <text:p>54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8" calcext:value-type="float">
            <text:p>3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4.9" calcext:value-type="float">
            <text:p>54,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6.8" calcext:value-type="float">
            <text:p>76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2.5" calcext:value-type="float">
            <text:p>72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3.1" calcext:value-type="float">
            <text:p>43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0.2" calcext:value-type="float">
            <text:p>60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1.3" calcext:value-type="float">
            <text:p>51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float" office:value="46.5" calcext:value-type="float">
            <text:p>46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8.6" calcext:value-type="float">
            <text:p>68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8.2" calcext:value-type="float">
            <text:p>58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4.7" calcext:value-type="float">
            <text:p>74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8.2" calcext:value-type="float">
            <text:p>58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8.8" calcext:value-type="float">
            <text:p>58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9.9" calcext:value-type="float">
            <text:p>49,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6.1" calcext:value-type="float">
            <text:p>66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1.6" calcext:value-type="float">
            <text:p>31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1.7" calcext:value-type="float">
            <text:p>51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8.8" calcext:value-type="float">
            <text:p>68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6.2" calcext:value-type="float">
            <text:p>56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.3" calcext:value-type="float">
            <text:p>33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6.7" calcext:value-type="float">
            <text:p>36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1.5" calcext:value-type="float">
            <text:p>51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.1" calcext:value-type="float">
            <text:p>59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.6" calcext:value-type="float">
            <text:p>60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0.6" calcext:value-type="float">
            <text:p>50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5.5" calcext:value-type="float">
            <text:p>45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2.2" calcext:value-type="float">
            <text:p>42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5.6" calcext:value-type="float">
            <text:p>75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7.8" calcext:value-type="float">
            <text:p>77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2.7" calcext:value-type="float">
            <text:p>62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.3" calcext:value-type="float">
            <text:p>61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0.1" calcext:value-type="float">
            <text:p>40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.3" calcext:value-type="float">
            <text:p>40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3.3" calcext:value-type="float">
            <text:p>63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3" calcext:value-type="float">
            <text:p>6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4.6" calcext:value-type="float">
            <text:p>44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4.6" calcext:value-type="float">
            <text:p>54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3.1" calcext:value-type="float">
            <text:p>53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0.3" calcext:value-type="float">
            <text:p>50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4.5" calcext:value-type="float">
            <text:p>64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0.7" calcext:value-type="float">
            <text:p>70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5.3" calcext:value-type="float">
            <text:p>55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0.6" calcext:value-type="float">
            <text:p>40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0.1" calcext:value-type="float">
            <text:p>50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9.6" calcext:value-type="float">
            <text:p>49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7" calcext:value-type="float">
            <text:p>35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.6" calcext:value-type="float">
            <text:p>36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.5" calcext:value-type="float">
            <text:p>45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.7" calcext:value-type="float">
            <text:p>69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.4" calcext:value-type="float">
            <text:p>39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.8" calcext:value-type="float">
            <text:p>65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.8" calcext:value-type="float">
            <text:p>42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.6" calcext:value-type="float">
            <text:p>73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" calcext:value-type="float">
            <text:p>54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.9" calcext:value-type="float">
            <text:p>66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.6" calcext:value-type="float">
            <text:p>46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.8" calcext:value-type="float">
            <text:p>58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.8" calcext:value-type="float">
            <text:p>34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.7" calcext:value-type="float">
            <text:p>55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.7" calcext:value-type="float">
            <text:p>57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.2" calcext:value-type="float">
            <text:p>51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.3" calcext:value-type="float">
            <text:p>41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.4" calcext:value-type="float">
            <text:p>71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.9" calcext:value-type="float">
            <text:p>39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.3" calcext:value-type="float">
            <text:p>33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.7" calcext:value-type="float">
            <text:p>36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.7" calcext:value-type="float">
            <text:p>42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5.9" calcext:value-type="float">
            <text:p>75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.4" calcext:value-type="float">
            <text:p>67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.4" calcext:value-type="float">
            <text:p>52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.4" calcext:value-type="float">
            <text:p>54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.1" calcext:value-type="float">
            <text:p>66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.5" calcext:value-type="float">
            <text:p>39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9.6" calcext:value-type="float">
            <text:p>59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1.6" calcext:value-type="float">
            <text:p>71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.4" calcext:value-type="float">
            <text:p>37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.9" calcext:value-type="float">
            <text:p>58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.9" calcext:value-type="float">
            <text:p>75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.2" calcext:value-type="float">
            <text:p>50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5.6" calcext:value-type="float">
            <text:p>35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.3" calcext:value-type="float">
            <text:p>63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.2" calcext:value-type="float">
            <text:p>66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.2" calcext:value-type="float">
            <text:p>60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.5" calcext:value-type="float">
            <text:p>61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.7" calcext:value-type="float">
            <text:p>53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2.5" calcext:value-type="float">
            <text:p>72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4.4" calcext:value-type="float">
            <text:p>44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4.4" calcext:value-type="float">
            <text:p>74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.7" calcext:value-type="float">
            <text:p>66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.5" calcext:value-type="float">
            <text:p>43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.7" calcext:value-type="float">
            <text:p>49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7.2" calcext:value-type="float">
            <text:p>47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.8" calcext:value-type="float">
            <text:p>59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.2" calcext:value-type="float">
            <text:p>46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.1" calcext:value-type="float">
            <text:p>47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.1" calcext:value-type="float">
            <text:p>49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.3" calcext:value-type="float">
            <text:p>44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.9" calcext:value-type="float">
            <text:p>52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1.4" calcext:value-type="float">
            <text:p>51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.3" calcext:value-type="float">
            <text:p>47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7.6" calcext:value-type="float">
            <text:p>67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.2" calcext:value-type="float">
            <text:p>73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0.1" calcext:value-type="float">
            <text:p>60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.6" calcext:value-type="float">
            <text:p>59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1.7" calcext:value-type="float">
            <text:p>51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8.4" calcext:value-type="float">
            <text:p>58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.8" calcext:value-type="float">
            <text:p>64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.7" calcext:value-type="float">
            <text:p>50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9.8" calcext:value-type="float">
            <text:p>49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.3" calcext:value-type="float">
            <text:p>71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1.9" calcext:value-type="float">
            <text:p>51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8.2" calcext:value-type="float">
            <text:p>38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.7" calcext:value-type="float">
            <text:p>57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0.4" calcext:value-type="float">
            <text:p>40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6.8" calcext:value-type="float">
            <text:p>36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3.8" calcext:value-type="float">
            <text:p>63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1.4" calcext:value-type="float">
            <text:p>51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4.4" calcext:value-type="float">
            <text:p>74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7.6" calcext:value-type="float">
            <text:p>57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9.1" calcext:value-type="float">
            <text:p>49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0.7" calcext:value-type="float">
            <text:p>50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1.8" calcext:value-type="float">
            <text:p>41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6" calcext:value-type="float">
            <text:p>4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7.7" calcext:value-type="float">
            <text:p>57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7.2" calcext:value-type="float">
            <text:p>37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.2" calcext:value-type="float">
            <text:p>48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2.8" calcext:value-type="float">
            <text:p>72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7.1" calcext:value-type="float">
            <text:p>37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9.4" calcext:value-type="float">
            <text:p>59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1.4" calcext:value-type="float">
            <text:p>51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float" office:value="48.4" calcext:value-type="float">
            <text:p>48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8.7" calcext:value-type="float">
            <text:p>68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9.4" calcext:value-type="float">
            <text:p>59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4.1" calcext:value-type="float">
            <text:p>74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7.8" calcext:value-type="float">
            <text:p>57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9.8" calcext:value-type="float">
            <text:p>49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7.5" calcext:value-type="float">
            <text:p>57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1.6" calcext:value-type="float">
            <text:p>51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6.9" calcext:value-type="float">
            <text:p>26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.8" calcext:value-type="float">
            <text:p>50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9.2" calcext:value-type="float">
            <text:p>69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5.4" calcext:value-type="float">
            <text:p>55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4.7" calcext:value-type="float">
            <text:p>34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6.5" calcext:value-type="float">
            <text:p>36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.1" calcext:value-type="float">
            <text:p>45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5.3" calcext:value-type="float">
            <text:p>65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.4" calcext:value-type="float">
            <text:p>59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9.7" calcext:value-type="float">
            <text:p>59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3.6" calcext:value-type="float">
            <text:p>43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4.3" calcext:value-type="float">
            <text:p>74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9.7" calcext:value-type="float">
            <text:p>49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3.4" calcext:value-type="float">
            <text:p>63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8.5" calcext:value-type="float">
            <text:p>38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5.1" calcext:value-type="float">
            <text:p>35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2.3" calcext:value-type="float">
            <text:p>62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1.7" calcext:value-type="float">
            <text:p>61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2.5" calcext:value-type="float">
            <text:p>52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3.9" calcext:value-type="float">
            <text:p>53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.9" calcext:value-type="float">
            <text:p>48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3" calcext:value-type="float">
            <text:p>2833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7.1" calcext:value-type="float">
            <text:p>47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4.4" calcext:value-type="float">
            <text:p>64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5.5" calcext:value-type="float">
            <text:p>65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.2" calcext:value-type="float">
            <text:p>50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2.2" calcext:value-type="float">
            <text:p>42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2.4" calcext:value-type="float">
            <text:p>52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6.9" calcext:value-type="float">
            <text:p>46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3" calcext:value-type="float">
            <text:p>31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.3" calcext:value-type="float">
            <text:p>48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.1" calcext:value-type="float">
            <text:p>48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.5" calcext:value-type="float">
            <text:p>63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.8" calcext:value-type="float">
            <text:p>69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.9" calcext:value-type="float">
            <text:p>37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.8" calcext:value-type="float">
            <text:p>62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.7" calcext:value-type="float">
            <text:p>66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.5" calcext:value-type="float">
            <text:p>44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.9" calcext:value-type="float">
            <text:p>72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.5" calcext:value-type="float">
            <text:p>69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.5" calcext:value-type="float">
            <text:p>52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7" calcext:value-type="float">
            <text:p>61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.4" calcext:value-type="float">
            <text:p>46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.1" calcext:value-type="float">
            <text:p>58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.6" calcext:value-type="float">
            <text:p>68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59.6" calcext:value-type="float">
            <text:p>59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.5" calcext:value-type="float">
            <text:p>33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4" calcext:value-type="float">
            <text:p>49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.6" calcext:value-type="float">
            <text:p>58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.5" calcext:value-type="float">
            <text:p>52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.3" calcext:value-type="float">
            <text:p>40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.8" calcext:value-type="float">
            <text:p>69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.4" calcext:value-type="float">
            <text:p>44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.8" calcext:value-type="float">
            <text:p>38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.4" calcext:value-type="float">
            <text:p>42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8.4" calcext:value-type="float">
            <text:p>68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.3" calcext:value-type="float">
            <text:p>56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5" calcext:value-type="float">
            <text:p>64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.6" calcext:value-type="float">
            <text:p>40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.1" calcext:value-type="float">
            <text:p>44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2.5" calcext:value-type="float">
            <text:p>72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.7" calcext:value-type="float">
            <text:p>35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.8" calcext:value-type="float">
            <text:p>53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.1" calcext:value-type="float">
            <text:p>75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.9" calcext:value-type="float">
            <text:p>53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.9" calcext:value-type="float">
            <text:p>48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.6" calcext:value-type="float">
            <text:p>58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5.4" calcext:value-type="float">
            <text:p>65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.5" calcext:value-type="float">
            <text:p>59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.6" calcext:value-type="float">
            <text:p>64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.6" calcext:value-type="float">
            <text:p>55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1.5" calcext:value-type="float">
            <text:p>71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4" calcext:value-type="float">
            <text:p>29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.1" calcext:value-type="float">
            <text:p>45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.8" calcext:value-type="float">
            <text:p>73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.7" calcext:value-type="float">
            <text:p>64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.2" calcext:value-type="float">
            <text:p>39,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.9" calcext:value-type="float">
            <text:p>42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8.6" calcext:value-type="float">
            <text:p>38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7.6" calcext:value-type="float">
            <text:p>47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5.4" calcext:value-type="float">
            <text:p>65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4.1" calcext:value-type="float">
            <text:p>34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.9" calcext:value-type="float">
            <text:p>38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0.6" calcext:value-type="float">
            <text:p>50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4.6" calcext:value-type="float">
            <text:p>54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1.8" calcext:value-type="float">
            <text:p>51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7" calcext:value-type="float">
            <text:p>29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.2" calcext:value-type="float">
            <text:p>44,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.8" calcext:value-type="float">
            <text:p>46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.4" calcext:value-type="float">
            <text:p>45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.2" calcext:value-type="float">
            <text:p>70,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0.3" calcext:value-type="float">
            <text:p>60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.1" calcext:value-type="float">
            <text:p>53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.2" calcext:value-type="float">
            <text:p>59,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3.3" calcext:value-type="float">
            <text:p>53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9.7" calcext:value-type="float">
            <text:p>59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2.5" calcext:value-type="float">
            <text:p>52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1" calcext:value-type="float">
            <text:p>2941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1.8" calcext:value-type="float">
            <text:p>61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45" calcext:value-type="float">
            <text:p>29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7.3" calcext:value-type="float">
            <text:p>57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6" calcext:value-type="float">
            <text:p>29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2.3" calcext:value-type="float">
            <text:p>52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5.7" calcext:value-type="float">
            <text:p>45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1.3" calcext:value-type="float">
            <text:p>61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.9" calcext:value-type="float">
            <text:p>68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2" calcext:value-type="float">
            <text:p>2952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.8" calcext:value-type="float">
            <text:p>36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9.6" calcext:value-type="float">
            <text:p>59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5.6" calcext:value-type="float">
            <text:p>45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9.7" calcext:value-type="float">
            <text:p>39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4.5" calcext:value-type="float">
            <text:p>64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6.5" calcext:value-type="float">
            <text:p>56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4.8" calcext:value-type="float">
            <text:p>44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6.8" calcext:value-type="float">
            <text:p>66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9.2" calcext:value-type="float">
            <text:p>59,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6" calcext:value-type="float">
            <text:p>2966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8.2" calcext:value-type="float">
            <text:p>48,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2.8" calcext:value-type="float">
            <text:p>52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7.9" calcext:value-type="float">
            <text:p>47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5.7" calcext:value-type="float">
            <text:p>45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9.8" calcext:value-type="float">
            <text:p>49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2.8" calcext:value-type="float">
            <text:p>62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1.8" calcext:value-type="float">
            <text:p>41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4.4" calcext:value-type="float">
            <text:p>74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3.1" calcext:value-type="float">
            <text:p>73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7.7" calcext:value-type="float">
            <text:p>37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0.5" calcext:value-type="float">
            <text:p>60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4.4" calcext:value-type="float">
            <text:p>54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float" office:value="47.2" calcext:value-type="float">
            <text:p>47,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6.3" calcext:value-type="float">
            <text:p>66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1.2" calcext:value-type="float">
            <text:p>51,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3.2" calcext:value-type="float">
            <text:p>73,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8.7" calcext:value-type="float">
            <text:p>58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3.1" calcext:value-type="float">
            <text:p>53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7.5" calcext:value-type="float">
            <text:p>57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1.3" calcext:value-type="float">
            <text:p>51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7.3" calcext:value-type="float">
            <text:p>57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7.6" calcext:value-type="float">
            <text:p>67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.4" calcext:value-type="float">
            <text:p>60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6" calcext:value-type="float">
            <text:p>3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.9" calcext:value-type="float">
            <text:p>43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1.1" calcext:value-type="float">
            <text:p>51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" calcext:value-type="float">
            <text:p>4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0.6" calcext:value-type="float">
            <text:p>70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1.4" calcext:value-type="float">
            <text:p>61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6.8" calcext:value-type="float">
            <text:p>56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5.3" calcext:value-type="float">
            <text:p>55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1.4" calcext:value-type="float">
            <text:p>41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8.3" calcext:value-type="float">
            <text:p>38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2.7" calcext:value-type="float">
            <text:p>42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2.4" calcext:value-type="float">
            <text:p>72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4.9" calcext:value-type="float">
            <text:p>74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3.6" calcext:value-type="float">
            <text:p>63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4.8" calcext:value-type="float">
            <text:p>34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4.6" calcext:value-type="float">
            <text:p>34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4.8" calcext:value-type="float">
            <text:p>64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9.9" calcext:value-type="float">
            <text:p>69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.4" calcext:value-type="float">
            <text:p>28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32" calcext:value-type="float">
            <text:p>30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7.6" calcext:value-type="float">
            <text:p>47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7.9" calcext:value-type="float">
            <text:p>57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5.8" calcext:value-type="float">
            <text:p>55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3" calcext:value-type="float">
            <text:p>4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5.6" calcext:value-type="float">
            <text:p>65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1.4" calcext:value-type="float">
            <text:p>61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.8" calcext:value-type="float">
            <text:p>50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.7" calcext:value-type="float">
            <text:p>39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3.5" calcext:value-type="float">
            <text:p>43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1.8" calcext:value-type="float">
            <text:p>41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.8" calcext:value-type="float">
            <text:p>39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.9" calcext:value-type="float">
            <text:p>48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.1" calcext:value-type="float">
            <text:p>46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.4" calcext:value-type="float">
            <text:p>70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.5" calcext:value-type="float">
            <text:p>63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.5" calcext:value-type="float">
            <text:p>43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.1" calcext:value-type="float">
            <text:p>73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.8" calcext:value-type="float">
            <text:p>70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.5" calcext:value-type="float">
            <text:p>51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.1" calcext:value-type="float">
            <text:p>60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.3" calcext:value-type="float">
            <text:p>46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.2" calcext:value-type="float">
            <text:p>57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.2" calcext:value-type="float">
            <text:p>36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.8" calcext:value-type="float">
            <text:p>50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.3" calcext:value-type="float">
            <text:p>58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.2" calcext:value-type="float">
            <text:p>51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.6" calcext:value-type="float">
            <text:p>37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5.5" calcext:value-type="float">
            <text:p>65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.7" calcext:value-type="float">
            <text:p>48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.2" calcext:value-type="float">
            <text:p>44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.6" calcext:value-type="float">
            <text:p>41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.4" calcext:value-type="float">
            <text:p>50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.1" calcext:value-type="float">
            <text:p>74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.3" calcext:value-type="float">
            <text:p>65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.4" calcext:value-type="float">
            <text:p>54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.9" calcext:value-type="float">
            <text:p>63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.9" calcext:value-type="float">
            <text:p>46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.8" calcext:value-type="float">
            <text:p>57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8.5" calcext:value-type="float">
            <text:p>68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.5" calcext:value-type="float">
            <text:p>44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.1" calcext:value-type="float">
            <text:p>52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.1" calcext:value-type="float">
            <text:p>75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.6" calcext:value-type="float">
            <text:p>50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.6" calcext:value-type="float">
            <text:p>47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.2" calcext:value-type="float">
            <text:p>60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5.7" calcext:value-type="float">
            <text:p>65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.6" calcext:value-type="float">
            <text:p>59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.8" calcext:value-type="float">
            <text:p>63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.3" calcext:value-type="float">
            <text:p>56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8.6" calcext:value-type="float">
            <text:p>68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.7" calcext:value-type="float">
            <text:p>45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4.5" calcext:value-type="float">
            <text:p>74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.6" calcext:value-type="float">
            <text:p>63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6.6" calcext:value-type="float">
            <text:p>46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.2" calcext:value-type="float">
            <text:p>41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9.9" calcext:value-type="float">
            <text:p>39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6.2" calcext:value-type="float">
            <text:p>56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.6" calcext:value-type="float">
            <text:p>64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5.7" calcext:value-type="float">
            <text:p>35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.5" calcext:value-type="float">
            <text:p>48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3.4" calcext:value-type="float">
            <text:p>53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.4" calcext:value-type="float">
            <text:p>43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0.4" calcext:value-type="float">
            <text:p>50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7.5" calcext:value-type="float">
            <text:p>47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.9" calcext:value-type="float">
            <text:p>44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8.3" calcext:value-type="float">
            <text:p>68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0.8" calcext:value-type="float">
            <text:p>70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8.5" calcext:value-type="float">
            <text:p>58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8.8" calcext:value-type="float">
            <text:p>58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9.5" calcext:value-type="float">
            <text:p>59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3.6" calcext:value-type="float">
            <text:p>43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.1" calcext:value-type="float">
            <text:p>49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1.5" calcext:value-type="float">
            <text:p>61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8.8" calcext:value-type="float">
            <text:p>58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1.7" calcext:value-type="float">
            <text:p>51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6.2" calcext:value-type="float">
            <text:p>56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7.1" calcext:value-type="float">
            <text:p>57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8" calcext:value-type="float">
            <text:p>49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.9" calcext:value-type="float">
            <text:p>35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3.2" calcext:value-type="float">
            <text:p>63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8.7" calcext:value-type="float">
            <text:p>38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5.8" calcext:value-type="float">
            <text:p>45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6.1" calcext:value-type="float">
            <text:p>66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1.6" calcext:value-type="float">
            <text:p>51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.2" calcext:value-type="float">
            <text:p>39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.4" calcext:value-type="float">
            <text:p>62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0.2" calcext:value-type="float">
            <text:p>60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9.8" calcext:value-type="float">
            <text:p>49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.2" calcext:value-type="float">
            <text:p>51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.5" calcext:value-type="float">
            <text:p>45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2.2" calcext:value-type="float">
            <text:p>42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.1" calcext:value-type="float">
            <text:p>48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9.2" calcext:value-type="float">
            <text:p>59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6.7" calcext:value-type="float">
            <text:p>36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9.3" calcext:value-type="float">
            <text:p>49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6" calcext:value-type="float">
            <text:p>7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4.2" calcext:value-type="float">
            <text:p>74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2.4" calcext:value-type="float">
            <text:p>42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9.7" calcext:value-type="float">
            <text:p>59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8.2" calcext:value-type="float">
            <text:p>48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float" office:value="47" calcext:value-type="float">
            <text:p>4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6.1" calcext:value-type="float">
            <text:p>66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5.6" calcext:value-type="float">
            <text:p>55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3.2" calcext:value-type="float">
            <text:p>73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5.8" calcext:value-type="float">
            <text:p>55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5.5" calcext:value-type="float">
            <text:p>55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0.1" calcext:value-type="float">
            <text:p>60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.8" calcext:value-type="float">
            <text:p>50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3.7" calcext:value-type="float">
            <text:p>63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4.6" calcext:value-type="float">
            <text:p>34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7.8" calcext:value-type="float">
            <text:p>57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5.2" calcext:value-type="float">
            <text:p>65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" calcext:value-type="float">
            <text:p>6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4.8" calcext:value-type="float">
            <text:p>34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6.2" calcext:value-type="float">
            <text:p>46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3.2" calcext:value-type="float">
            <text:p>53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9.1" calcext:value-type="float">
            <text:p>49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6.2" calcext:value-type="float">
            <text:p>66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1.6" calcext:value-type="float">
            <text:p>61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7.4" calcext:value-type="float">
            <text:p>57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3.5" calcext:value-type="float">
            <text:p>53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0.7" calcext:value-type="float">
            <text:p>40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6.1" calcext:value-type="float">
            <text:p>46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2.9" calcext:value-type="float">
            <text:p>72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5.7" calcext:value-type="float">
            <text:p>75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1.2" calcext:value-type="float">
            <text:p>51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4.5" calcext:value-type="float">
            <text:p>64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6.6" calcext:value-type="float">
            <text:p>36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3.2" calcext:value-type="float">
            <text:p>43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6.1" calcext:value-type="float">
            <text:p>66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2" calcext:value-type="float">
            <text:p>6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7.7" calcext:value-type="float">
            <text:p>37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1.3" calcext:value-type="float">
            <text:p>51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7.9" calcext:value-type="float">
            <text:p>57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5.1" calcext:value-type="float">
            <text:p>55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9.6" calcext:value-type="float">
            <text:p>39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6.3" calcext:value-type="float">
            <text:p>66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5.7" calcext:value-type="float">
            <text:p>55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.8" calcext:value-type="float">
            <text:p>50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.8" calcext:value-type="float">
            <text:p>29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.4" calcext:value-type="float">
            <text:p>48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7" calcext:value-type="float">
            <text:p>3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2" calcext:value-type="float">
            <text:p>42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.7" calcext:value-type="float">
            <text:p>47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.1" calcext:value-type="float">
            <text:p>45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.4" calcext:value-type="float">
            <text:p>53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.7" calcext:value-type="float">
            <text:p>68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.7" calcext:value-type="float">
            <text:p>64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.3" calcext:value-type="float">
            <text:p>64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.3" calcext:value-type="float">
            <text:p>43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.5" calcext:value-type="float">
            <text:p>72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.5" calcext:value-type="float">
            <text:p>70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7" calcext:value-type="float">
            <text:p>61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.6" calcext:value-type="float">
            <text:p>45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.8" calcext:value-type="float">
            <text:p>51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.5" calcext:value-type="float">
            <text:p>69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.1" calcext:value-type="float">
            <text:p>40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.7" calcext:value-type="float">
            <text:p>57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.8" calcext:value-type="float">
            <text:p>51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.7" calcext:value-type="float">
            <text:p>63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.4" calcext:value-type="float">
            <text:p>48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.1" calcext:value-type="float">
            <text:p>42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.6" calcext:value-type="float">
            <text:p>44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.2" calcext:value-type="float">
            <text:p>48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2.4" calcext:value-type="float">
            <text:p>72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.8" calcext:value-type="float">
            <text:p>65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.2" calcext:value-type="float">
            <text:p>53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.9" calcext:value-type="float">
            <text:p>57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.3" calcext:value-type="float">
            <text:p>62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.2" calcext:value-type="float">
            <text:p>41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.2" calcext:value-type="float">
            <text:p>45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9.7" calcext:value-type="float">
            <text:p>59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1.4" calcext:value-type="float">
            <text:p>71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.4" calcext:value-type="float">
            <text:p>45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.2" calcext:value-type="float">
            <text:p>54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.6" calcext:value-type="float">
            <text:p>75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.4" calcext:value-type="float">
            <text:p>52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.6" calcext:value-type="float">
            <text:p>45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.4" calcext:value-type="float">
            <text:p>61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.3" calcext:value-type="float">
            <text:p>68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1.2" calcext:value-type="float">
            <text:p>61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.2" calcext:value-type="float">
            <text:p>63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.5" calcext:value-type="float">
            <text:p>56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6.6" calcext:value-type="float">
            <text:p>76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.8" calcext:value-type="float">
            <text:p>64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8.3" calcext:value-type="float">
            <text:p>48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.5" calcext:value-type="float">
            <text:p>44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5.1" calcext:value-type="float">
            <text:p>45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.6" calcext:value-type="float">
            <text:p>63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3.5" calcext:value-type="float">
            <text:p>33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6.5" calcext:value-type="float">
            <text:p>56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4.5" calcext:value-type="float">
            <text:p>54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1.8" calcext:value-type="float">
            <text:p>41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.4" calcext:value-type="float">
            <text:p>51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.5" calcext:value-type="float">
            <text:p>46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.1" calcext:value-type="float">
            <text:p>44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.4" calcext:value-type="float">
            <text:p>70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.1" calcext:value-type="float">
            <text:p>75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9" calcext:value-type="float">
            <text:p>33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1.6" calcext:value-type="float">
            <text:p>71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9.5" calcext:value-type="float">
            <text:p>59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.5" calcext:value-type="float">
            <text:p>59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2.7" calcext:value-type="float">
            <text:p>52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.3" calcext:value-type="float">
            <text:p>55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.6" calcext:value-type="float">
            <text:p>48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.5" calcext:value-type="float">
            <text:p>59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.1" calcext:value-type="float">
            <text:p>38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9.4" calcext:value-type="float">
            <text:p>59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2.7" calcext:value-type="float">
            <text:p>52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3.5" calcext:value-type="float">
            <text:p>33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4" calcext:value-type="float">
            <text:p>335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4.3" calcext:value-type="float">
            <text:p>54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8.7" calcext:value-type="float">
            <text:p>58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9.7" calcext:value-type="float">
            <text:p>69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8" calcext:value-type="float">
            <text:p>3358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3.5" calcext:value-type="float">
            <text:p>53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.6" calcext:value-type="float">
            <text:p>36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.8" calcext:value-type="float">
            <text:p>34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0.2" calcext:value-type="float">
            <text:p>40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5.9" calcext:value-type="float">
            <text:p>65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6" calcext:value-type="float">
            <text:p>336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3.9" calcext:value-type="float">
            <text:p>53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6.1" calcext:value-type="float">
            <text:p>56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8" calcext:value-type="float">
            <text:p>33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4.7" calcext:value-type="float">
            <text:p>44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8.2" calcext:value-type="float">
            <text:p>68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5.8" calcext:value-type="float">
            <text:p>55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.6" calcext:value-type="float">
            <text:p>50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6.2" calcext:value-type="float">
            <text:p>46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1" calcext:value-type="float">
            <text:p>5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0.1" calcext:value-type="float">
            <text:p>60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1" calcext:value-type="float">
            <text:p>33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.3" calcext:value-type="float">
            <text:p>42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2.2" calcext:value-type="float">
            <text:p>52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6" calcext:value-type="float">
            <text:p>7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2.3" calcext:value-type="float">
            <text:p>72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6" calcext:value-type="float">
            <text:p>33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2.3" calcext:value-type="float">
            <text:p>42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8.9" calcext:value-type="float">
            <text:p>58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.5" calcext:value-type="float">
            <text:p>55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float" office:value="49.1" calcext:value-type="float">
            <text:p>49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1.2" calcext:value-type="float">
            <text:p>61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8" calcext:value-type="float">
            <text:p>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5.4" calcext:value-type="float">
            <text:p>75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7" calcext:value-type="float">
            <text:p>5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4.3" calcext:value-type="float">
            <text:p>54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1.6" calcext:value-type="float">
            <text:p>61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4.5" calcext:value-type="float">
            <text:p>54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.9" calcext:value-type="float">
            <text:p>26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3" calcext:value-type="float">
            <text:p>34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9.7" calcext:value-type="float">
            <text:p>59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8.2" calcext:value-type="float">
            <text:p>68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8.5" calcext:value-type="float">
            <text:p>58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.3" calcext:value-type="float">
            <text:p>33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5.9" calcext:value-type="float">
            <text:p>45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7.5" calcext:value-type="float">
            <text:p>57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7.3" calcext:value-type="float">
            <text:p>47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0.3" calcext:value-type="float">
            <text:p>60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.9" calcext:value-type="float">
            <text:p>59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9.4" calcext:value-type="float">
            <text:p>59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6.7" calcext:value-type="float">
            <text:p>46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8.9" calcext:value-type="float">
            <text:p>28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3.7" calcext:value-type="float">
            <text:p>73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4.6" calcext:value-type="float">
            <text:p>74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1" calcext:value-type="float">
            <text:p>5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5.1" calcext:value-type="float">
            <text:p>65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.3" calcext:value-type="float">
            <text:p>40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3" calcext:value-type="float">
            <text:p>343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7.4" calcext:value-type="float">
            <text:p>67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.7" calcext:value-type="float">
            <text:p>60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8.8" calcext:value-type="float">
            <text:p>38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5.2" calcext:value-type="float">
            <text:p>45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8.9" calcext:value-type="float">
            <text:p>58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3.3" calcext:value-type="float">
            <text:p>53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0.3" calcext:value-type="float">
            <text:p>40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1.7" calcext:value-type="float">
            <text:p>61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0.4" calcext:value-type="float">
            <text:p>40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.6" calcext:value-type="float">
            <text:p>50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8.3" calcext:value-type="float">
            <text:p>38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3.5" calcext:value-type="float">
            <text:p>43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7.4" calcext:value-type="float">
            <text:p>37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6" calcext:value-type="float">
            <text:p>26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.1" calcext:value-type="float">
            <text:p>45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.4" calcext:value-type="float">
            <text:p>46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4" calcext:value-type="float">
            <text:p>34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.5" calcext:value-type="float">
            <text:p>52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.7" calcext:value-type="float">
            <text:p>70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58" calcext:value-type="float">
            <text:p>345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.9" calcext:value-type="float">
            <text:p>62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.4" calcext:value-type="float">
            <text:p>60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1" calcext:value-type="float">
            <text:p>34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.9" calcext:value-type="float">
            <text:p>42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2" calcext:value-type="float">
            <text:p>34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.6" calcext:value-type="float">
            <text:p>72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.9" calcext:value-type="float">
            <text:p>72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.5" calcext:value-type="float">
            <text:p>51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5" calcext:value-type="float">
            <text:p>34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.3" calcext:value-type="float">
            <text:p>62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.1" calcext:value-type="float">
            <text:p>43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69" calcext:value-type="float">
            <text:p>34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" calcext:value-type="float">
            <text:p>55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.3" calcext:value-type="float">
            <text:p>69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1" calcext:value-type="float">
            <text:p>347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.5" calcext:value-type="float">
            <text:p>48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3" calcext:value-type="float">
            <text:p>347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.5" calcext:value-type="float">
            <text:p>56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.9" calcext:value-type="float">
            <text:p>50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.3" calcext:value-type="float">
            <text:p>63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.5" calcext:value-type="float">
            <text:p>46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.9" calcext:value-type="float">
            <text:p>45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.7" calcext:value-type="float">
            <text:p>50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.1" calcext:value-type="float">
            <text:p>74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.2" calcext:value-type="float">
            <text:p>63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9" calcext:value-type="float">
            <text:p>34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.6" calcext:value-type="float">
            <text:p>60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.6" calcext:value-type="float">
            <text:p>61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.8" calcext:value-type="float">
            <text:p>48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.1" calcext:value-type="float">
            <text:p>43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.7" calcext:value-type="float">
            <text:p>58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2.3" calcext:value-type="float">
            <text:p>72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.4" calcext:value-type="float">
            <text:p>50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.4" calcext:value-type="float">
            <text:p>53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.9" calcext:value-type="float">
            <text:p>75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1" calcext:value-type="float">
            <text:p>35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.1" calcext:value-type="float">
            <text:p>56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.3" calcext:value-type="float">
            <text:p>39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.4" calcext:value-type="float">
            <text:p>63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6" calcext:value-type="float">
            <text:p>35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.4" calcext:value-type="float">
            <text:p>70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.4" calcext:value-type="float">
            <text:p>58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.3" calcext:value-type="float">
            <text:p>62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.4" calcext:value-type="float">
            <text:p>59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9.9" calcext:value-type="float">
            <text:p>69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.8" calcext:value-type="float">
            <text:p>41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7.9" calcext:value-type="float">
            <text:p>77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.4" calcext:value-type="float">
            <text:p>66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.8" calcext:value-type="float">
            <text:p>47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.2" calcext:value-type="float">
            <text:p>41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.5" calcext:value-type="float">
            <text:p>44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4.8" calcext:value-type="float">
            <text:p>54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1.5" calcext:value-type="float">
            <text:p>51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5" calcext:value-type="float">
            <text:p>3525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6" calcext:value-type="float">
            <text:p>35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.3" calcext:value-type="float">
            <text:p>63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7" calcext:value-type="float">
            <text:p>3527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8.7" calcext:value-type="float">
            <text:p>48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.2" calcext:value-type="float">
            <text:p>38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0.2" calcext:value-type="float">
            <text:p>60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3.6" calcext:value-type="float">
            <text:p>53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.7" calcext:value-type="float">
            <text:p>60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.5" calcext:value-type="float">
            <text:p>40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7.2" calcext:value-type="float">
            <text:p>47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.6" calcext:value-type="float">
            <text:p>44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.6" calcext:value-type="float">
            <text:p>70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4.8" calcext:value-type="float">
            <text:p>74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.3" calcext:value-type="float">
            <text:p>73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8.9" calcext:value-type="float">
            <text:p>58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.1" calcext:value-type="float">
            <text:p>59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.1" calcext:value-type="float">
            <text:p>48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7" calcext:value-type="float">
            <text:p>35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8.8" calcext:value-type="float">
            <text:p>58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4.8" calcext:value-type="float">
            <text:p>44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6.3" calcext:value-type="float">
            <text:p>56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0.9" calcext:value-type="float">
            <text:p>60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6.2" calcext:value-type="float">
            <text:p>46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3" calcext:value-type="float">
            <text:p>35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9.8" calcext:value-type="float">
            <text:p>59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1.5" calcext:value-type="float">
            <text:p>51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4.2" calcext:value-type="float">
            <text:p>44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6.5" calcext:value-type="float">
            <text:p>56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2.7" calcext:value-type="float">
            <text:p>62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0.6" calcext:value-type="float">
            <text:p>70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.3" calcext:value-type="float">
            <text:p>52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0.8" calcext:value-type="float">
            <text:p>40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.2" calcext:value-type="float">
            <text:p>34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7.4" calcext:value-type="float">
            <text:p>47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6.8" calcext:value-type="float">
            <text:p>66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3.1" calcext:value-type="float">
            <text:p>53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1.7" calcext:value-type="float">
            <text:p>61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6.8" calcext:value-type="float">
            <text:p>46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4.1" calcext:value-type="float">
            <text:p>64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3.3" calcext:value-type="float">
            <text:p>53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3.3" calcext:value-type="float">
            <text:p>53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6.1" calcext:value-type="float">
            <text:p>56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.8" calcext:value-type="float">
            <text:p>42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1.5" calcext:value-type="float">
            <text:p>41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.4" calcext:value-type="float">
            <text:p>44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7.4" calcext:value-type="float">
            <text:p>47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4.8" calcext:value-type="float">
            <text:p>64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6.2" calcext:value-type="float">
            <text:p>46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3.2" calcext:value-type="float">
            <text:p>53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5.8" calcext:value-type="float">
            <text:p>75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3.3" calcext:value-type="float">
            <text:p>73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4.2" calcext:value-type="float">
            <text:p>64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8.3" calcext:value-type="float">
            <text:p>58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3" calcext:value-type="float">
            <text:p>3593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float" office:value="46.3" calcext:value-type="float">
            <text:p>46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5.7" calcext:value-type="float">
            <text:p>65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7.1" calcext:value-type="float">
            <text:p>57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4.6" calcext:value-type="float">
            <text:p>74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7.1" calcext:value-type="float">
            <text:p>57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5.9" calcext:value-type="float">
            <text:p>55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7.1" calcext:value-type="float">
            <text:p>57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4.8" calcext:value-type="float">
            <text:p>34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0.9" calcext:value-type="float">
            <text:p>60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1" calcext:value-type="float">
            <text:p>7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5.8" calcext:value-type="float">
            <text:p>55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1.1" calcext:value-type="float">
            <text:p>31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6.8" calcext:value-type="float">
            <text:p>46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1.2" calcext:value-type="float">
            <text:p>51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0.9" calcext:value-type="float">
            <text:p>40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3.8" calcext:value-type="float">
            <text:p>63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3.7" calcext:value-type="float">
            <text:p>63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1.7" calcext:value-type="float">
            <text:p>61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8.2" calcext:value-type="float">
            <text:p>28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3.3" calcext:value-type="float">
            <text:p>43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2.9" calcext:value-type="float">
            <text:p>72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4.7" calcext:value-type="float">
            <text:p>74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8.3" calcext:value-type="float">
            <text:p>58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3.6" calcext:value-type="float">
            <text:p>63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3.5" calcext:value-type="float">
            <text:p>33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5.6" calcext:value-type="float">
            <text:p>45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7.9" calcext:value-type="float">
            <text:p>67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9.4" calcext:value-type="float">
            <text:p>59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3.6" calcext:value-type="float">
            <text:p>43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1.9" calcext:value-type="float">
            <text:p>61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1.2" calcext:value-type="float">
            <text:p>41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2.3" calcext:value-type="float">
            <text:p>52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6.1" calcext:value-type="float">
            <text:p>56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3.1" calcext:value-type="float">
            <text:p>43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3.4" calcext:value-type="float">
            <text:p>63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0.7" calcext:value-type="float">
            <text:p>50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1.8" calcext:value-type="float">
            <text:p>51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2.5" calcext:value-type="float">
            <text:p>32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9.3" calcext:value-type="float">
            <text:p>39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6.4" calcext:value-type="float">
            <text:p>36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9" calcext:value-type="float">
            <text:p>26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.8" calcext:value-type="float">
            <text:p>48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.4" calcext:value-type="float">
            <text:p>50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8" calcext:value-type="float">
            <text:p>36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.2" calcext:value-type="float">
            <text:p>71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.6" calcext:value-type="float">
            <text:p>63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.9" calcext:value-type="float">
            <text:p>57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.6" calcext:value-type="float">
            <text:p>50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.8" calcext:value-type="float">
            <text:p>71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.7" calcext:value-type="float">
            <text:p>51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.3" calcext:value-type="float">
            <text:p>52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.9" calcext:value-type="float">
            <text:p>68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4" calcext:value-type="float">
            <text:p>3674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.2" calcext:value-type="float">
            <text:p>58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.2" calcext:value-type="float">
            <text:p>59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9" calcext:value-type="float">
            <text:p>36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8.9" calcext:value-type="float">
            <text:p>58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.6" calcext:value-type="float">
            <text:p>34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.9" calcext:value-type="float">
            <text:p>61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.3" calcext:value-type="float">
            <text:p>49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5" calcext:value-type="float">
            <text:p>36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.8" calcext:value-type="float">
            <text:p>37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6" calcext:value-type="float">
            <text:p>36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.2" calcext:value-type="float">
            <text:p>51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9" calcext:value-type="float">
            <text:p>36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1.8" calcext:value-type="float">
            <text:p>71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4.4" calcext:value-type="float">
            <text:p>64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1" calcext:value-type="float">
            <text:p>36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.3" calcext:value-type="float">
            <text:p>51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2.8" calcext:value-type="float">
            <text:p>62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3" calcext:value-type="float">
            <text:p>36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9.8" calcext:value-type="float">
            <text:p>59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.7" calcext:value-type="float">
            <text:p>39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9" calcext:value-type="float">
            <text:p>54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.4" calcext:value-type="float">
            <text:p>58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8" calcext:value-type="float">
            <text:p>36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1.4" calcext:value-type="float">
            <text:p>71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.7" calcext:value-type="float">
            <text:p>52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1" calcext:value-type="float">
            <text:p>37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.4" calcext:value-type="float">
            <text:p>55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.5" calcext:value-type="float">
            <text:p>76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.3" calcext:value-type="float">
            <text:p>54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.1" calcext:value-type="float">
            <text:p>40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2.8" calcext:value-type="float">
            <text:p>62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1.3" calcext:value-type="float">
            <text:p>61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.1" calcext:value-type="float">
            <text:p>65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.9" calcext:value-type="float">
            <text:p>60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.1" calcext:value-type="float">
            <text:p>42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5" calcext:value-type="float">
            <text:p>37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8.8" calcext:value-type="float">
            <text:p>68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.8" calcext:value-type="float">
            <text:p>43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18" calcext:value-type="float">
            <text:p>3718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8.6" calcext:value-type="float">
            <text:p>78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.7" calcext:value-type="float">
            <text:p>66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.8" calcext:value-type="float">
            <text:p>47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9.2" calcext:value-type="float">
            <text:p>49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.6" calcext:value-type="float">
            <text:p>46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25" calcext:value-type="float">
            <text:p>3725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26" calcext:value-type="float">
            <text:p>37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4.1" calcext:value-type="float">
            <text:p>54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6.3" calcext:value-type="float">
            <text:p>66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.5" calcext:value-type="float">
            <text:p>52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.1" calcext:value-type="float">
            <text:p>36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.1" calcext:value-type="float">
            <text:p>59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8.2" calcext:value-type="float">
            <text:p>38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3.4" calcext:value-type="float">
            <text:p>53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.8" calcext:value-type="float">
            <text:p>42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9.6" calcext:value-type="float">
            <text:p>69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9.3" calcext:value-type="float">
            <text:p>69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5.2" calcext:value-type="float">
            <text:p>65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7.9" calcext:value-type="float">
            <text:p>57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6.4" calcext:value-type="float">
            <text:p>46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.1" calcext:value-type="float">
            <text:p>60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6.6" calcext:value-type="float">
            <text:p>46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8.6" calcext:value-type="float">
            <text:p>48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1.7" calcext:value-type="float">
            <text:p>51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1.3" calcext:value-type="float">
            <text:p>41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4.9" calcext:value-type="float">
            <text:p>54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3.1" calcext:value-type="float">
            <text:p>63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2.4" calcext:value-type="float">
            <text:p>72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.4" calcext:value-type="float">
            <text:p>52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0.7" calcext:value-type="float">
            <text:p>40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7" calcext:value-type="float">
            <text:p>376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3.4" calcext:value-type="float">
            <text:p>53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3.3" calcext:value-type="float">
            <text:p>33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9" calcext:value-type="float">
            <text:p>37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4.2" calcext:value-type="float">
            <text:p>44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9.1" calcext:value-type="float">
            <text:p>69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" calcext:value-type="float">
            <text:p>4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3" calcext:value-type="float">
            <text:p>37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8.8" calcext:value-type="float">
            <text:p>58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3.1" calcext:value-type="float">
            <text:p>43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5.5" calcext:value-type="float">
            <text:p>65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6.8" calcext:value-type="float">
            <text:p>56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4.6" calcext:value-type="float">
            <text:p>54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6.5" calcext:value-type="float">
            <text:p>56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6.5" calcext:value-type="float">
            <text:p>46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4.1" calcext:value-type="float">
            <text:p>44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.3" calcext:value-type="float">
            <text:p>48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9.1" calcext:value-type="float">
            <text:p>49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8.2" calcext:value-type="float">
            <text:p>58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1.6" calcext:value-type="float">
            <text:p>51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2.5" calcext:value-type="float">
            <text:p>52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9" calcext:value-type="float">
            <text:p>3789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4.4" calcext:value-type="float">
            <text:p>74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3.7" calcext:value-type="float">
            <text:p>73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3.2" calcext:value-type="float">
            <text:p>43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2.1" calcext:value-type="float">
            <text:p>62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4.7" calcext:value-type="float">
            <text:p>54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float" office:value="45.5" calcext:value-type="float">
            <text:p>45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2.8" calcext:value-type="float">
            <text:p>62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4.6" calcext:value-type="float">
            <text:p>74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6.8" calcext:value-type="float">
            <text:p>56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.7" calcext:value-type="float">
            <text:p>58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9.2" calcext:value-type="float">
            <text:p>59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1.5" calcext:value-type="float">
            <text:p>61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2.3" calcext:value-type="float">
            <text:p>72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5.1" calcext:value-type="float">
            <text:p>55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5.6" calcext:value-type="float">
            <text:p>35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14" calcext:value-type="float">
            <text:p>3814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19" calcext:value-type="float">
            <text:p>3819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7.7" calcext:value-type="float">
            <text:p>47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9.4" calcext:value-type="float">
            <text:p>59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3.1" calcext:value-type="float">
            <text:p>43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3.7" calcext:value-type="float">
            <text:p>63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2.4" calcext:value-type="float">
            <text:p>62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2.5" calcext:value-type="float">
            <text:p>62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8" calcext:value-type="float">
            <text:p>38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29" calcext:value-type="float">
            <text:p>382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3.7" calcext:value-type="float">
            <text:p>73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5.1" calcext:value-type="float">
            <text:p>75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4" calcext:value-type="float">
            <text:p>38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4.7" calcext:value-type="float">
            <text:p>64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4.5" calcext:value-type="float">
            <text:p>34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4.9" calcext:value-type="float">
            <text:p>44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9" calcext:value-type="float">
            <text:p>38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0.3" calcext:value-type="float">
            <text:p>70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.1" calcext:value-type="float">
            <text:p>60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0.2" calcext:value-type="float">
            <text:p>40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3" calcext:value-type="float">
            <text:p>3843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44" calcext:value-type="float">
            <text:p>38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7.4" calcext:value-type="float">
            <text:p>47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6.2" calcext:value-type="float">
            <text:p>46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7" calcext:value-type="float">
            <text:p>384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1.9" calcext:value-type="float">
            <text:p>51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8" calcext:value-type="float">
            <text:p>3848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6.6" calcext:value-type="float">
            <text:p>46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3.7" calcext:value-type="float">
            <text:p>63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1" calcext:value-type="float">
            <text:p>38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52" calcext:value-type="float">
            <text:p>38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0.1" calcext:value-type="float">
            <text:p>50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" calcext:value-type="float">
            <text:p>5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0.6" calcext:value-type="float">
            <text:p>30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0.4" calcext:value-type="float">
            <text:p>40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6.2" calcext:value-type="float">
            <text:p>36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7" calcext:value-type="float">
            <text:p>25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58" calcext:value-type="float">
            <text:p>38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.1" calcext:value-type="float">
            <text:p>48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59" calcext:value-type="float">
            <text:p>38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.8" calcext:value-type="float">
            <text:p>48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.1" calcext:value-type="float">
            <text:p>50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.8" calcext:value-type="float">
            <text:p>70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63" calcext:value-type="float">
            <text:p>38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.1" calcext:value-type="float">
            <text:p>64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.7" calcext:value-type="float">
            <text:p>59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.8" calcext:value-type="float">
            <text:p>46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8" calcext:value-type="float">
            <text:p>38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.2" calcext:value-type="float">
            <text:p>72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.9" calcext:value-type="float">
            <text:p>72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.6" calcext:value-type="float">
            <text:p>51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.3" calcext:value-type="float">
            <text:p>62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.3" calcext:value-type="float">
            <text:p>48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" calcext:value-type="float">
            <text:p>55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6" calcext:value-type="float">
            <text:p>3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.6" calcext:value-type="float">
            <text:p>68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7" calcext:value-type="float">
            <text:p>3877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2" calcext:value-type="float">
            <text:p>52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9" calcext:value-type="float">
            <text:p>3879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81" calcext:value-type="float">
            <text:p>38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.5" calcext:value-type="float">
            <text:p>57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6.7" calcext:value-type="float">
            <text:p>56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.8" calcext:value-type="float">
            <text:p>34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.8" calcext:value-type="float">
            <text:p>63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86" calcext:value-type="float">
            <text:p>38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.7" calcext:value-type="float">
            <text:p>47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.8" calcext:value-type="float">
            <text:p>37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9" calcext:value-type="float">
            <text:p>38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.5" calcext:value-type="float">
            <text:p>48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1" calcext:value-type="float">
            <text:p>38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.8" calcext:value-type="float">
            <text:p>50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2.3" calcext:value-type="float">
            <text:p>72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3" calcext:value-type="float">
            <text:p>38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2.3" calcext:value-type="float">
            <text:p>62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4" calcext:value-type="float">
            <text:p>38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.2" calcext:value-type="float">
            <text:p>51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.6" calcext:value-type="float">
            <text:p>61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.6" calcext:value-type="float">
            <text:p>61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.9" calcext:value-type="float">
            <text:p>42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.9" calcext:value-type="float">
            <text:p>51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.1" calcext:value-type="float">
            <text:p>43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.7" calcext:value-type="float">
            <text:p>58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1.2" calcext:value-type="float">
            <text:p>71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.3" calcext:value-type="float">
            <text:p>52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.5" calcext:value-type="float">
            <text:p>76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08" calcext:value-type="float">
            <text:p>39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.9" calcext:value-type="float">
            <text:p>56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.5" calcext:value-type="float">
            <text:p>41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.5" calcext:value-type="float">
            <text:p>63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7.9" calcext:value-type="float">
            <text:p>67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.3" calcext:value-type="float">
            <text:p>59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.2" calcext:value-type="float">
            <text:p>60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.1" calcext:value-type="float">
            <text:p>43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9.4" calcext:value-type="float">
            <text:p>69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9" calcext:value-type="float">
            <text:p>39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.9" calcext:value-type="float">
            <text:p>41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8.1" calcext:value-type="float">
            <text:p>78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.6" calcext:value-type="float">
            <text:p>66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4" calcext:value-type="float">
            <text:p>39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8.3" calcext:value-type="float">
            <text:p>48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7.5" calcext:value-type="float">
            <text:p>47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6" calcext:value-type="float">
            <text:p>39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.7" calcext:value-type="float">
            <text:p>46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1.5" calcext:value-type="float">
            <text:p>51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5.1" calcext:value-type="float">
            <text:p>55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9.5" calcext:value-type="float">
            <text:p>49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.2" calcext:value-type="float">
            <text:p>37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.5" calcext:value-type="float">
            <text:p>59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.1" calcext:value-type="float">
            <text:p>55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5.7" calcext:value-type="float">
            <text:p>35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.9" calcext:value-type="float">
            <text:p>52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.7" calcext:value-type="float">
            <text:p>46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.8" calcext:value-type="float">
            <text:p>47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.9" calcext:value-type="float">
            <text:p>70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7" calcext:value-type="float">
            <text:p>39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1.3" calcext:value-type="float">
            <text:p>71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9" calcext:value-type="float">
            <text:p>39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.9" calcext:value-type="float">
            <text:p>63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8.9" calcext:value-type="float">
            <text:p>58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8.7" calcext:value-type="float">
            <text:p>58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6.3" calcext:value-type="float">
            <text:p>46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.6" calcext:value-type="float">
            <text:p>60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5.8" calcext:value-type="float">
            <text:p>45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5.4" calcext:value-type="float">
            <text:p>55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57" calcext:value-type="float">
            <text:p>39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8.9" calcext:value-type="float">
            <text:p>48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6.5" calcext:value-type="float">
            <text:p>36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9.5" calcext:value-type="float">
            <text:p>59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1" calcext:value-type="float">
            <text:p>396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7.7" calcext:value-type="float">
            <text:p>47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5.6" calcext:value-type="float">
            <text:p>45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4.9" calcext:value-type="float">
            <text:p>54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2.2" calcext:value-type="float">
            <text:p>62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2.4" calcext:value-type="float">
            <text:p>72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1.6" calcext:value-type="float">
            <text:p>51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1.7" calcext:value-type="float">
            <text:p>41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3.8" calcext:value-type="float">
            <text:p>53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.4" calcext:value-type="float">
            <text:p>35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7.3" calcext:value-type="float">
            <text:p>47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7.7" calcext:value-type="float">
            <text:p>67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0.9" calcext:value-type="float">
            <text:p>50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3.7" calcext:value-type="float">
            <text:p>43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4.7" calcext:value-type="float">
            <text:p>64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6.1" calcext:value-type="float">
            <text:p>56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4.6" calcext:value-type="float">
            <text:p>54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5.5" calcext:value-type="float">
            <text:p>55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6.2" calcext:value-type="float">
            <text:p>46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3.1" calcext:value-type="float">
            <text:p>43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5.7" calcext:value-type="float">
            <text:p>45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1.4" calcext:value-type="float">
            <text:p>51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1.4" calcext:value-type="float">
            <text:p>61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9.1" calcext:value-type="float">
            <text:p>49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7.2" calcext:value-type="float">
            <text:p>47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4.9" calcext:value-type="float">
            <text:p>74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3" calcext:value-type="float">
            <text:p>7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4.3" calcext:value-type="float">
            <text:p>44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2.6" calcext:value-type="float">
            <text:p>62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6.9" calcext:value-type="float">
            <text:p>56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float" office:value="45.5" calcext:value-type="float">
            <text:p>45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6.9" calcext:value-type="float">
            <text:p>56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4.5" calcext:value-type="float">
            <text:p>74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8" calcext:value-type="float">
            <text:p>5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.1" calcext:value-type="float">
            <text:p>60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1.9" calcext:value-type="float">
            <text:p>61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9.1" calcext:value-type="float">
            <text:p>59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4.8" calcext:value-type="float">
            <text:p>34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1.2" calcext:value-type="float">
            <text:p>61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1.6" calcext:value-type="float">
            <text:p>71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5.5" calcext:value-type="float">
            <text:p>55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.1" calcext:value-type="float">
            <text:p>33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9.8" calcext:value-type="float">
            <text:p>49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7.8" calcext:value-type="float">
            <text:p>57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9.3" calcext:value-type="float">
            <text:p>39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3.8" calcext:value-type="float">
            <text:p>63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2.8" calcext:value-type="float">
            <text:p>62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3.6" calcext:value-type="float">
            <text:p>63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8.2" calcext:value-type="float">
            <text:p>28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3.3" calcext:value-type="float">
            <text:p>43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3.5" calcext:value-type="float">
            <text:p>73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5.6" calcext:value-type="float">
            <text:p>75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5.6" calcext:value-type="float">
            <text:p>55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4.6" calcext:value-type="float">
            <text:p>64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4.8" calcext:value-type="float">
            <text:p>34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4.2" calcext:value-type="float">
            <text:p>44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9.1" calcext:value-type="float">
            <text:p>69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" calcext:value-type="float">
            <text:p>6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1.9" calcext:value-type="float">
            <text:p>41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1.9" calcext:value-type="float">
            <text:p>61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3.9" calcext:value-type="float">
            <text:p>43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1.2" calcext:value-type="float">
            <text:p>51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1.3" calcext:value-type="float">
            <text:p>51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5.6" calcext:value-type="float">
            <text:p>45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4.4" calcext:value-type="float">
            <text:p>64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0.5" calcext:value-type="float">
            <text:p>50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.5" calcext:value-type="float">
            <text:p>53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5.3" calcext:value-type="float">
            <text:p>35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7.6" calcext:value-type="float">
            <text:p>37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3" calcext:value-type="float">
            <text:p>3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083" calcext:value-type="float">
            <text:p>40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88" calcext:value-type="float">
            <text:p>40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93" calcext:value-type="float">
            <text:p>40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03" calcext:value-type="float">
            <text:p>41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04" calcext:value-type="float">
            <text:p>41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09" calcext:value-type="float">
            <text:p>41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14" calcext:value-type="float">
            <text:p>41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15" calcext:value-type="float">
            <text:p>41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17" calcext:value-type="float">
            <text:p>41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18" calcext:value-type="float">
            <text:p>41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19" calcext:value-type="float">
            <text:p>41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21" calcext:value-type="float">
            <text:p>41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124" calcext:value-type="float">
            <text:p>4124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33" calcext:value-type="float">
            <text:p>41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34" calcext:value-type="float">
            <text:p>4134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36" calcext:value-type="float">
            <text:p>4136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38" calcext:value-type="float">
            <text:p>41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41" calcext:value-type="float">
            <text:p>41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47" calcext:value-type="float">
            <text:p>41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49" calcext:value-type="float">
            <text:p>41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51" calcext:value-type="float">
            <text:p>415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53" calcext:value-type="float">
            <text:p>41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58" calcext:value-type="float">
            <text:p>41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61" calcext:value-type="float">
            <text:p>41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63" calcext:value-type="float">
            <text:p>416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66" calcext:value-type="float">
            <text:p>41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67" calcext:value-type="float">
            <text:p>4167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69" calcext:value-type="float">
            <text:p>41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70" calcext:value-type="float">
            <text:p>4170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171" calcext:value-type="float">
            <text:p>417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73" calcext:value-type="float">
            <text:p>41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74" calcext:value-type="float">
            <text:p>417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76" calcext:value-type="float">
            <text:p>417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78" calcext:value-type="float">
            <text:p>41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79" calcext:value-type="float">
            <text:p>41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81" calcext:value-type="float">
            <text:p>418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84" calcext:value-type="float">
            <text:p>4184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185" calcext:value-type="float">
            <text:p>418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86" calcext:value-type="float">
            <text:p>418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88" calcext:value-type="float">
            <text:p>41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90" calcext:value-type="float">
            <text:p>4190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93" calcext:value-type="float">
            <text:p>419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94" calcext:value-type="float">
            <text:p>419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95" calcext:value-type="float">
            <text:p>4195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97" calcext:value-type="float">
            <text:p>419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98" calcext:value-type="float">
            <text:p>41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203" calcext:value-type="float">
            <text:p>4203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11" calcext:value-type="float">
            <text:p>42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14" calcext:value-type="float">
            <text:p>421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16" calcext:value-type="float">
            <text:p>42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17" calcext:value-type="float">
            <text:p>42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18" calcext:value-type="float">
            <text:p>42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221" calcext:value-type="float">
            <text:p>4221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223" calcext:value-type="float">
            <text:p>422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25" calcext:value-type="float">
            <text:p>4225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226" calcext:value-type="float">
            <text:p>422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27" calcext:value-type="float">
            <text:p>42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29" calcext:value-type="float">
            <text:p>42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48" calcext:value-type="float">
            <text:p>424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53" calcext:value-type="float">
            <text:p>42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54" calcext:value-type="float">
            <text:p>4254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/>
          <table:table-cell table:formula="of:=2020" office:value-type="float" office:value="2020" calcext:value-type="float">
            <text:p>2020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57" calcext:value-type="float">
            <text:p>425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58" calcext:value-type="float">
            <text:p>42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59" calcext:value-type="float">
            <text:p>42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62" calcext:value-type="float">
            <text:p>426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63" calcext:value-type="float">
            <text:p>4263</text:p>
          </table:table-cell>
        </table:table-row>
      </table:table>
      <table:named-expressions/>
      <table:database-ranges>
        <table:database-range table:name="__Anonymous_Sheet_DB__0" table:target-range-address="intermédiaire.A2:intermédiaire.C26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ndBonheurPropre.A2:IndBonheurPropre.W2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style:font-name-asian="Liberation Sans1" style:font-family-asian="'Liberation Sans'" style:font-name-complex="Liberation Sans1" style:font-family-complex="'Liberation Sans'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1:44:34.1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4T12:01:18.773000000</dc:date>
    <meta:editing-duration>PT30M9S</meta:editing-duration>
    <meta:editing-cycles>9</meta:editing-cycles>
    <meta:generator>LibreOffice/7.2.5.2$Windows_X86_64 LibreOffice_project/499f9727c189e6ef3471021d6132d4c694f357e5</meta:generator>
    <meta:document-statistic meta:table-count="3" meta:cell-count="19571" meta:object-count="0"/>
  </office:meta>
</office:document-meta>
</file>